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5917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2437in" fo:break-before="auto" style:use-optimal-row-height="tru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3">
            <text:p>2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2">
            <text:p>0.2</text:p>
          </table:table-cell>
          <table:table-cell table:style-name="ce34" office:value-type="string">
            <text:p>Updates:</text:p>
            <text:p>- Remove ThanhBT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0.3">
            <text:p>0.3</text:p>
          </table:table-cell>
          <table:table-cell table:style-name="ce34" office:value-type="string">
            <text:p>Updates:</text:p>
            <text:p>- Remove MaiDTP</text:p>
            <text:p>- Remove KhoiNL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0.4">
            <text:p>0.4</text:p>
          </table:table-cell>
          <table:table-cell table:style-name="ce34" office:value-type="string">
            <text:p>Updates:</text:p>
            <text:p>- Remove AnBD</text:p>
            <text:p>- Add DuyenLT, TienN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5">
            <text:p>0.5</text:p>
          </table:table-cell>
          <table:table-cell table:style-name="ce34" office:value-type="string">
            <text:p>Updates:</text:p>
            <text:p>- Remove HungNQ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6">
            <text:p>0.6</text:p>
          </table:table-cell>
          <table:table-cell table:style-name="ce34" office:value-type="string">
            <text:p>Updates:</text:p>
            <text:p>- Remove Anh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7">
            <text:p>0.7</text:p>
          </table:table-cell>
          <table:table-cell table:style-name="ce34" office:value-type="string">
            <text:p>Updates:</text:p>
            <text:p>- Remove HuyenH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0.8">
            <text:p>0.8</text:p>
          </table:table-cell>
          <table:table-cell table:style-name="ce34" office:value-type="string">
            <text:p>Updates:</text:p>
            <text:p>- Remove NguyenHTT</text:p>
            <text:p>- Add NhanHTH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0.9">
            <text:p>0.9</text:p>
          </table:table-cell>
          <table:table-cell table:style-name="ce34" office:value-type="string">
            <text:p>Updates:</text:p>
            <text:p>- Remove ChanNTT</text:p>
            <text:p/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">
            <text:p>1.0</text:p>
          </table:table-cell>
          <table:table-cell table:style-name="ce34" office:value-type="string">
            <text:p>Updates:</text:p>
            <text:p>- Remove ThachBK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1">
            <text:p>1.1</text:p>
          </table:table-cell>
          <table:table-cell table:style-name="ce34" office:value-type="string">
            <text:p>Updates:</text:p>
            <text:p>- Remove QuanLD</text:p>
          </table:table-cell>
          <table:table-cell table:style-name="ce34" office:value-type="string">
            <text:p>Tham Do-Thi</text:p>
          </table:table-cell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2">
            <text:p>1.2</text:p>
          </table:table-cell>
          <table:table-cell table:style-name="ce34" office:value-type="string">
            <text:p>Updates:</text:p>
            <text:p>- Remove LongPT, LuanN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3">
            <text:p>1.3</text:p>
          </table:table-cell>
          <table:table-cell table:style-name="ce34" office:value-type="string">
            <text:p>Updates:</text:p>
            <text:p>- Move DuyDK to Internship Timekeeping file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1.4">
            <text:p>1.4</text:p>
          </table:table-cell>
          <table:table-cell table:style-name="ce34" office:value-type="string">
            <text:p>Updates:</text:p>
            <text:p>- Remove HieuHT</text:p>
            <text:p>- Add ThoaiVK, PhongTB, ThinhDH 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5">
            <text:p>1.5</text:p>
          </table:table-cell>
          <table:table-cell table:style-name="ce34" office:value-type="string">
            <text:p>Updates:</text:p>
            <text:p>- Remove BacNTC, ThaoNP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6">
            <text:p>1.6</text:p>
          </table:table-cell>
          <table:table-cell table:style-name="ce34" office:value-type="string">
            <text:p>Updates:</text:p>
            <text:p>- Remove TienDQ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7">
            <text:p>1.7</text:p>
          </table:table-cell>
          <table:table-cell table:style-name="ce34" office:value-type="string">
            <text:p>Updates:</text:p>
            <text:p>- Remove MinhT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8">
            <text:p>1.8</text:p>
          </table:table-cell>
          <table:table-cell table:style-name="ce34" office:value-type="string">
            <text:p>Updates:</text:p>
            <text:p>- Remove HuyTP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9">
            <text:p>1.9</text:p>
          </table:table-cell>
          <table:table-cell table:style-name="ce34" office:value-type="string">
            <text:p>Updates:</text:p>
            <text:p>- Remove ThuLNM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2">
            <text:p>2.0</text:p>
          </table:table-cell>
          <table:table-cell table:style-name="ce34" office:value-type="string">
            <text:p>Updates:</text:p>
            <text:p>- Remove TuanN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2.1">
            <text:p>2.1</text:p>
          </table:table-cell>
          <table:table-cell table:style-name="ce34" office:value-type="string">
            <text:p>Updates:</text:p>
            <text:p>- Remove NhatLCM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2.2">
            <text:p>2.2</text:p>
          </table:table-cell>
          <table:table-cell table:style-name="ce34" office:value-type="string">
            <text:p>Updates:</text:p>
            <text:p>- Remove VuNV, ToiDB, ThongD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9-16">
            <text:p>September 16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33" office:value-type="float" office:value="2.3">
            <text:p>2.3</text:p>
          </table:table-cell>
          <table:table-cell table:style-name="ce34" office:value-type="string">
            <text:p>Updates:</text:p>
            <text:p>- Remove KhanhDT</text:p>
            <text:p>- Add DucHV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10-07">
            <text:p>October 07, 2016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33" office:value-type="float" office:value="2.4">
            <text:p>2.4</text:p>
          </table:table-cell>
          <table:table-cell table:style-name="ce34" office:value-type="string">
            <text:p>Updates:</text:p>
            <text:p>- Remove LocPX</text:p>
            <text:p/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10-20">
            <text:p>October 2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2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37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1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39in" draw:caption-point-x="-0.7689in" draw:caption-point-y="0.924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366in" draw:caption-point-x="-0.2402in" draw:caption-point-y="0.627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366in" draw:caption-point-x="-0.2622in" draw:caption-point-y="0.627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366in" draw:caption-point-x="-0.2402in" draw:caption-point-y="0.627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366in" draw:caption-point-x="-0.2402in" draw:caption-point-y="0.627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953in" draw:caption-point-x="-1.4484in" draw:caption-point-y="0.568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10-25T10:14:39.3">
            <text:p>10/25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" office:value-type="float" office:value="3">
            <text:p>3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 + SUMPRODUCT([Thong_Tin_Ngay_Nghi_201604.$B$3:.$B$35]=[.$B7];[Thong_Tin_Ngay_Nghi_201604.$C$3:.$C$35]) + SUMPRODUCT([Thong_Tin_Ngay_Nghi_201605.$B$3:.$B$34]=[.$B7];[Thong_Tin_Ngay_Nghi_201605.$C$3:.$C$34]) + SUMPRODUCT([Thong_Tin_Ngay_Nghi_201606.$B$3:.$B$33]=[.$B7];[Thong_Tin_Ngay_Nghi_201606.$C$3:.$C$33]) + SUMPRODUCT([Thong_Tin_Ngay_Nghi_201607.$B$3:.$B$39]=[.$B7];[Thong_Tin_Ngay_Nghi_201607.$C$3:.$C$39]) + SUMPRODUCT([Thong_Tin_Ngay_Nghi_201608.$B$3:.$B$42]=[.$B7];[Thong_Tin_Ngay_Nghi_201608.$C$3:.$C$42]) + SUMPRODUCT([Thong_Tin_Ngay_Nghi_201609.$B$3:.$B$49]=[.$B7];[Thong_Tin_Ngay_Nghi_201609.$C$3:.$C$49]) + SUMPRODUCT([Thong_Tin_Ngay_Nghi_201610.$B$3:.$B$55]=[.$B7];[Thong_Tin_Ngay_Nghi_201610.$C$3:.$C$55])" office:value-type="float" office:value="9">
            <text:p>9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10-25T10:14:39.3">
            <text:p>10/25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0">
            <text:p>10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 + SUMPRODUCT([Thong_Tin_Ngay_Nghi_201604.$B$3:.$B$35]=[.$B8];[Thong_Tin_Ngay_Nghi_201604.$C$3:.$C$35]) + SUMPRODUCT([Thong_Tin_Ngay_Nghi_201605.$B$3:.$B$34]=[.$B8];[Thong_Tin_Ngay_Nghi_201605.$C$3:.$C$34]) + SUMPRODUCT([Thong_Tin_Ngay_Nghi_201606.$B$3:.$B$33]=[.$B8];[Thong_Tin_Ngay_Nghi_201606.$C$3:.$C$33]) + SUMPRODUCT([Thong_Tin_Ngay_Nghi_201607.$B$3:.$B$39]=[.$B8];[Thong_Tin_Ngay_Nghi_201607.$C$3:.$C$39]) + SUMPRODUCT([Thong_Tin_Ngay_Nghi_201608.$B$3:.$B$42]=[.$B8];[Thong_Tin_Ngay_Nghi_201608.$C$3:.$C$42]) + SUMPRODUCT([Thong_Tin_Ngay_Nghi_201609.$B$3:.$B$49]=[.$B8];[Thong_Tin_Ngay_Nghi_201609.$C$3:.$C$49]) + SUMPRODUCT([Thong_Tin_Ngay_Nghi_201610.$B$3:.$B$55]=[.$B8];[Thong_Tin_Ngay_Nghi_201610.$C$3:.$C$55])" office:value-type="float" office:value="11">
            <text:p>11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5"/>
          <table:table-cell table:style-name="ce45" table:formula="of:=[.I8]+[.K8] +[.J8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10-25T10:14:39.3">
            <text:p>10/25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" office:value-type="float" office:value="3">
            <text:p>3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 + SUMPRODUCT([Thong_Tin_Ngay_Nghi_201604.$B$3:.$B$35]=[.$B9];[Thong_Tin_Ngay_Nghi_201604.$C$3:.$C$35]) + SUMPRODUCT([Thong_Tin_Ngay_Nghi_201605.$B$3:.$B$34]=[.$B9];[Thong_Tin_Ngay_Nghi_201605.$C$3:.$C$34]) + SUMPRODUCT([Thong_Tin_Ngay_Nghi_201606.$B$3:.$B$33]=[.$B9];[Thong_Tin_Ngay_Nghi_201606.$C$3:.$C$33]) + SUMPRODUCT([Thong_Tin_Ngay_Nghi_201607.$B$3:.$B$39]=[.$B9];[Thong_Tin_Ngay_Nghi_201607.$C$3:.$C$39]) + SUMPRODUCT([Thong_Tin_Ngay_Nghi_201608.$B$3:.$B$42]=[.$B9];[Thong_Tin_Ngay_Nghi_201608.$C$3:.$C$42]) + SUMPRODUCT([Thong_Tin_Ngay_Nghi_201609.$B$3:.$B$49]=[.$B9];[Thong_Tin_Ngay_Nghi_201609.$C$3:.$C$49]) + SUMPRODUCT([Thong_Tin_Ngay_Nghi_201610.$B$3:.$B$55]=[.$B9];[Thong_Tin_Ngay_Nghi_201610.$C$3:.$C$55])" office:value-type="float" office:value="8">
            <text:p>8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4">
            <text:p>4</text:p>
          </table:table-cell>
          <table:table-cell table:number-columns-repeated="2" table:style-name="ce45"/>
          <table:table-cell table:style-name="ce45" table:formula="of:=[.I9]+[.K9] +[.J9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10-25T10:14:39.31">
            <text:p>10/25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0">
            <text:p>10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" office:value-type="float" office:value="3.5">
            <text:p>3.5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 + SUMPRODUCT([Thong_Tin_Ngay_Nghi_201604.$B$3:.$B$35]=[.$B10];[Thong_Tin_Ngay_Nghi_201604.$C$3:.$C$35]) + SUMPRODUCT([Thong_Tin_Ngay_Nghi_201605.$B$3:.$B$34]=[.$B10];[Thong_Tin_Ngay_Nghi_201605.$C$3:.$C$34]) + SUMPRODUCT([Thong_Tin_Ngay_Nghi_201606.$B$3:.$B$33]=[.$B10];[Thong_Tin_Ngay_Nghi_201606.$C$3:.$C$33]) + SUMPRODUCT([Thong_Tin_Ngay_Nghi_201607.$B$3:.$B$39]=[.$B10];[Thong_Tin_Ngay_Nghi_201607.$C$3:.$C$39]) + SUMPRODUCT([Thong_Tin_Ngay_Nghi_201608.$B$3:.$B$42]=[.$B10];[Thong_Tin_Ngay_Nghi_201608.$C$3:.$C$42]) + SUMPRODUCT([Thong_Tin_Ngay_Nghi_201609.$B$3:.$B$49]=[.$B10];[Thong_Tin_Ngay_Nghi_201609.$C$3:.$C$49]) + SUMPRODUCT([Thong_Tin_Ngay_Nghi_201610.$B$3:.$B$55]=[.$B10];[Thong_Tin_Ngay_Nghi_201610.$C$3:.$C$55])" office:value-type="float" office:value="11">
            <text:p>11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5"/>
          <table:table-cell table:style-name="ce45" table:formula="of:=[.I10]+[.K10] +[.J10]" office:value-type="float" office:value="-1">
            <text:p>-1</text:p>
          </table:table-cell>
          <table:table-cell table:style-name="ce53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10-25T10:14:39.31">
            <text:p>10/25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0">
            <text:p>10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" office:value-type="float" office:value="5">
            <text:p>5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 + SUMPRODUCT([Thong_Tin_Ngay_Nghi_201604.$B$3:.$B$35]=[.$B11];[Thong_Tin_Ngay_Nghi_201604.$C$3:.$C$35]) + SUMPRODUCT([Thong_Tin_Ngay_Nghi_201605.$B$3:.$B$34]=[.$B11];[Thong_Tin_Ngay_Nghi_201605.$C$3:.$C$34]) + SUMPRODUCT([Thong_Tin_Ngay_Nghi_201606.$B$3:.$B$33]=[.$B11];[Thong_Tin_Ngay_Nghi_201606.$C$3:.$C$33]) + SUMPRODUCT([Thong_Tin_Ngay_Nghi_201607.$B$3:.$B$39]=[.$B11];[Thong_Tin_Ngay_Nghi_201607.$C$3:.$C$39]) + SUMPRODUCT([Thong_Tin_Ngay_Nghi_201608.$B$3:.$B$42]=[.$B11];[Thong_Tin_Ngay_Nghi_201608.$C$3:.$C$42]) + SUMPRODUCT([Thong_Tin_Ngay_Nghi_201609.$B$3:.$B$49]=[.$B11];[Thong_Tin_Ngay_Nghi_201609.$C$3:.$C$49]) + SUMPRODUCT([Thong_Tin_Ngay_Nghi_201610.$B$3:.$B$55]=[.$B11];[Thong_Tin_Ngay_Nghi_201610.$C$3:.$C$55])" office:value-type="float" office:value="13">
            <text:p>13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055in" draw:caption-point-x="-0.2402in" draw:caption-point-y="0.6157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3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10-25T10:14:39.31">
            <text:p>10/25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" office:value-type="float" office:value="0">
            <text:p>0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 + SUMPRODUCT([Thong_Tin_Ngay_Nghi_201604.$B$3:.$B$35]=[.$B12];[Thong_Tin_Ngay_Nghi_201604.$C$3:.$C$35]) + SUMPRODUCT([Thong_Tin_Ngay_Nghi_201605.$B$3:.$B$34]=[.$B12];[Thong_Tin_Ngay_Nghi_201605.$C$3:.$C$34]) + SUMPRODUCT([Thong_Tin_Ngay_Nghi_201606.$B$3:.$B$33]=[.$B12];[Thong_Tin_Ngay_Nghi_201606.$C$3:.$C$33]) + SUMPRODUCT([Thong_Tin_Ngay_Nghi_201607.$B$3:.$B$39]=[.$B12];[Thong_Tin_Ngay_Nghi_201607.$C$3:.$C$39]) + SUMPRODUCT([Thong_Tin_Ngay_Nghi_201608.$B$3:.$B$42]=[.$B12];[Thong_Tin_Ngay_Nghi_201608.$C$3:.$C$42]) + SUMPRODUCT([Thong_Tin_Ngay_Nghi_201609.$B$3:.$B$49]=[.$B12];[Thong_Tin_Ngay_Nghi_201609.$C$3:.$C$49]) + SUMPRODUCT([Thong_Tin_Ngay_Nghi_201610.$B$3:.$B$55]=[.$B12];[Thong_Tin_Ngay_Nghi_201610.$C$3:.$C$55])" office:value-type="float" office:value="9.5">
            <text:p>9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.5">
            <text:p>-1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10">
            <text:p>10/10/16</text:p>
          </table:table-cell>
          <table:table-cell table:style-name="ce46" table:formula="of:=IF(YEAR(NOW())&gt;YEAR([.D13]);DATE(YEAR([.D13]);12;31);NOW())" office:value-type="date" office:date-value="2016-10-25T10:14:39.31">
            <text:p>10/25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0">
            <text:p>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" office:value-type="float" office:value="0">
            <text:p>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 + SUMPRODUCT([Thong_Tin_Ngay_Nghi_201604.$B$3:.$B$35]=[.$B13];[Thong_Tin_Ngay_Nghi_201604.$C$3:.$C$35]) + SUMPRODUCT([Thong_Tin_Ngay_Nghi_201605.$B$3:.$B$34]=[.$B13];[Thong_Tin_Ngay_Nghi_201605.$C$3:.$C$34]) + SUMPRODUCT([Thong_Tin_Ngay_Nghi_201606.$B$3:.$B$33]=[.$B13];[Thong_Tin_Ngay_Nghi_201606.$C$3:.$C$33]) + SUMPRODUCT([Thong_Tin_Ngay_Nghi_201607.$B$3:.$B$39]=[.$B13];[Thong_Tin_Ngay_Nghi_201607.$C$3:.$C$39]) + SUMPRODUCT([Thong_Tin_Ngay_Nghi_201608.$B$3:.$B$42]=[.$B13];[Thong_Tin_Ngay_Nghi_201608.$C$3:.$C$42]) + SUMPRODUCT([Thong_Tin_Ngay_Nghi_201609.$B$3:.$B$49]=[.$B13];[Thong_Tin_Ngay_Nghi_201609.$C$3:.$C$49]) + SUMPRODUCT([Thong_Tin_Ngay_Nghi_201610.$B$3:.$B$55]=[.$B13];[Thong_Tin_Ngay_Nghi_201610.$C$3:.$C$55])" office:value-type="float" office:value="0">
            <text:p>0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number-columns-repeated="2" table:style-name="ce45"/>
          <table:table-cell table:style-name="ce45" table:formula="of:=[.I13]+[.K13] +[.J13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10-25T10:14:39.32">
            <text:p>10/25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" office:value-type="float" office:value="3">
            <text:p>3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 + SUMPRODUCT([Thong_Tin_Ngay_Nghi_201604.$B$3:.$B$35]=[.$B14];[Thong_Tin_Ngay_Nghi_201604.$C$3:.$C$35]) + SUMPRODUCT([Thong_Tin_Ngay_Nghi_201605.$B$3:.$B$34]=[.$B14];[Thong_Tin_Ngay_Nghi_201605.$C$3:.$C$34]) + SUMPRODUCT([Thong_Tin_Ngay_Nghi_201606.$B$3:.$B$33]=[.$B14];[Thong_Tin_Ngay_Nghi_201606.$C$3:.$C$33]) + SUMPRODUCT([Thong_Tin_Ngay_Nghi_201607.$B$3:.$B$39]=[.$B14];[Thong_Tin_Ngay_Nghi_201607.$C$3:.$C$39]) + SUMPRODUCT([Thong_Tin_Ngay_Nghi_201608.$B$3:.$B$42]=[.$B14];[Thong_Tin_Ngay_Nghi_201608.$C$3:.$C$42]) + SUMPRODUCT([Thong_Tin_Ngay_Nghi_201609.$B$3:.$B$49]=[.$B14];[Thong_Tin_Ngay_Nghi_201609.$C$3:.$C$49]) + SUMPRODUCT([Thong_Tin_Ngay_Nghi_201610.$B$3:.$B$55]=[.$B14];[Thong_Tin_Ngay_Nghi_201610.$C$3:.$C$55])" office:value-type="float" office:value="8">
            <text:p>8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5">
            <text:p>5</text:p>
          </table:table-cell>
          <table:table-cell table:number-columns-repeated="2" table:style-name="ce45"/>
          <table:table-cell table:style-name="ce45" table:formula="of:=[.I14]+[.K14] +[.J14]" office:value-type="float" office:value="5">
            <text:p>5</text:p>
          </table:table-cell>
          <table:table-cell table:style-name="ce5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10-25T10:14:39.32">
            <text:p>10/25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0">
            <text:p>10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" office:value-type="float" office:value="5.5">
            <text:p>5.5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 + SUMPRODUCT([Thong_Tin_Ngay_Nghi_201604.$B$3:.$B$35]=[.$B15];[Thong_Tin_Ngay_Nghi_201604.$C$3:.$C$35]) + SUMPRODUCT([Thong_Tin_Ngay_Nghi_201605.$B$3:.$B$34]=[.$B15];[Thong_Tin_Ngay_Nghi_201605.$C$3:.$C$34]) + SUMPRODUCT([Thong_Tin_Ngay_Nghi_201606.$B$3:.$B$33]=[.$B15];[Thong_Tin_Ngay_Nghi_201606.$C$3:.$C$33]) + SUMPRODUCT([Thong_Tin_Ngay_Nghi_201607.$B$3:.$B$39]=[.$B15];[Thong_Tin_Ngay_Nghi_201607.$C$3:.$C$39]) + SUMPRODUCT([Thong_Tin_Ngay_Nghi_201608.$B$3:.$B$42]=[.$B15];[Thong_Tin_Ngay_Nghi_201608.$C$3:.$C$42]) + SUMPRODUCT([Thong_Tin_Ngay_Nghi_201609.$B$3:.$B$49]=[.$B15];[Thong_Tin_Ngay_Nghi_201609.$C$3:.$C$49]) + SUMPRODUCT([Thong_Tin_Ngay_Nghi_201610.$B$3:.$B$55]=[.$B15];[Thong_Tin_Ngay_Nghi_201610.$C$3:.$C$55])" office:value-type="float" office:value="12">
            <text:p>12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3.5">
            <text:p>3.5</text:p>
          </table:table-cell>
          <table:table-cell table:number-columns-repeated="2" table:style-name="ce45"/>
          <table:table-cell table:style-name="ce45" table:formula="of:=[.I15]+[.K15] +[.J15]" office:value-type="float" office:value="3.5">
            <text:p>3.5</text:p>
          </table:table-cell>
          <table:table-cell table:style-name="ce53"/>
        </table:table-row>
        <table:table-row table:style-name="ro14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10-25T10:14:39.32">
            <text:p>10/25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" office:value-type="float" office:value="6">
            <text:p>6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 + SUMPRODUCT([Thong_Tin_Ngay_Nghi_201604.$B$3:.$B$35]=[.$B16];[Thong_Tin_Ngay_Nghi_201604.$C$3:.$C$35]) + SUMPRODUCT([Thong_Tin_Ngay_Nghi_201605.$B$3:.$B$34]=[.$B16];[Thong_Tin_Ngay_Nghi_201605.$C$3:.$C$34]) + SUMPRODUCT([Thong_Tin_Ngay_Nghi_201606.$B$3:.$B$33]=[.$B16];[Thong_Tin_Ngay_Nghi_201606.$C$3:.$C$33]) + SUMPRODUCT([Thong_Tin_Ngay_Nghi_201607.$B$3:.$B$39]=[.$B16];[Thong_Tin_Ngay_Nghi_201607.$C$3:.$C$39]) + SUMPRODUCT([Thong_Tin_Ngay_Nghi_201608.$B$3:.$B$42]=[.$B16];[Thong_Tin_Ngay_Nghi_201608.$C$3:.$C$42]) + SUMPRODUCT([Thong_Tin_Ngay_Nghi_201609.$B$3:.$B$49]=[.$B16];[Thong_Tin_Ngay_Nghi_201609.$C$3:.$C$49]) + SUMPRODUCT([Thong_Tin_Ngay_Nghi_201610.$B$3:.$B$55]=[.$B16];[Thong_Tin_Ngay_Nghi_201610.$C$3:.$C$55])" office:value-type="float" office:value="23">
            <text:p>23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13">
            <text:p>-13</text:p>
          </table:table-cell>
          <table:table-cell table:style-name="ce45"/>
          <table:table-cell table:style-name="ce45" table:formula="of:=2+1.5+5+2" office:value-type="float" office:value="10.5">
            <text:p>10.5</text:p>
          </table:table-cell>
          <table:table-cell table:style-name="ce45" table:formula="of:=[.I16]+[.K16] +[.J16]" office:value-type="float" office:value="-2.5">
            <text:p>-2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3">
            <text:p>10/03/16</text:p>
          </table:table-cell>
          <table:table-cell table:style-name="ce46" table:formula="of:=IF(YEAR(NOW())&gt;YEAR([.D17]);DATE(YEAR([.D17]);12;31);NOW())" office:value-type="date" office:date-value="2016-10-25T10:14:39.32">
            <text:p>10/25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0">
            <text:p>0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" office:value-type="float" office:value="0">
            <text:p>0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 + SUMPRODUCT([Thong_Tin_Ngay_Nghi_201604.$B$3:.$B$35]=[.$B17];[Thong_Tin_Ngay_Nghi_201604.$C$3:.$C$35]) + SUMPRODUCT([Thong_Tin_Ngay_Nghi_201605.$B$3:.$B$34]=[.$B17];[Thong_Tin_Ngay_Nghi_201605.$C$3:.$C$34]) + SUMPRODUCT([Thong_Tin_Ngay_Nghi_201606.$B$3:.$B$33]=[.$B17];[Thong_Tin_Ngay_Nghi_201606.$C$3:.$C$33]) + SUMPRODUCT([Thong_Tin_Ngay_Nghi_201607.$B$3:.$B$39]=[.$B17];[Thong_Tin_Ngay_Nghi_201607.$C$3:.$C$39]) + SUMPRODUCT([Thong_Tin_Ngay_Nghi_201608.$B$3:.$B$42]=[.$B17];[Thong_Tin_Ngay_Nghi_201608.$C$3:.$C$42]) + SUMPRODUCT([Thong_Tin_Ngay_Nghi_201609.$B$3:.$B$49]=[.$B17];[Thong_Tin_Ngay_Nghi_201609.$C$3:.$C$49]) + SUMPRODUCT([Thong_Tin_Ngay_Nghi_201610.$B$3:.$B$55]=[.$B17];[Thong_Tin_Ngay_Nghi_201610.$C$3:.$C$55])" office:value-type="float" office:value="0">
            <text:p>0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0">
            <text:p>0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table:formula="of:=[.I17]+[.K17] +[.J17]" office:value-type="float" office:value="0">
            <text:p>0</text:p>
          </table:table-cell>
          <table:table-cell table:style-name="ce53"/>
        </table:table-row>
        <table:table-row table:style-name="ro13">
          <table:table-cell table:style-name="ce40" office:value-type="float" office:value="12">
            <text:p>12</text:p>
          </table:table-cell>
          <table:table-cell table:style-name="ce42" office:value-type="string">
            <text:p>Hien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18]);DATE(YEAR([.D18]);12;31);NOW())" office:value-type="date" office:date-value="2016-10-25T10:14:39.32">
            <text:p>10/25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" office:value-type="float" office:value="0">
            <text:p>0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 + SUMPRODUCT([Thong_Tin_Ngay_Nghi_201604.$B$3:.$B$35]=[.$B18];[Thong_Tin_Ngay_Nghi_201604.$C$3:.$C$35]) + SUMPRODUCT([Thong_Tin_Ngay_Nghi_201605.$B$3:.$B$34]=[.$B18];[Thong_Tin_Ngay_Nghi_201605.$C$3:.$C$34]) + SUMPRODUCT([Thong_Tin_Ngay_Nghi_201606.$B$3:.$B$33]=[.$B18];[Thong_Tin_Ngay_Nghi_201606.$C$3:.$C$33]) + SUMPRODUCT([Thong_Tin_Ngay_Nghi_201607.$B$3:.$B$39]=[.$B18];[Thong_Tin_Ngay_Nghi_201607.$C$3:.$C$39]) + SUMPRODUCT([Thong_Tin_Ngay_Nghi_201608.$B$3:.$B$42]=[.$B18];[Thong_Tin_Ngay_Nghi_201608.$C$3:.$C$42]) + SUMPRODUCT([Thong_Tin_Ngay_Nghi_201609.$B$3:.$B$49]=[.$B18];[Thong_Tin_Ngay_Nghi_201609.$C$3:.$C$49]) + SUMPRODUCT([Thong_Tin_Ngay_Nghi_201610.$B$3:.$B$55]=[.$B18];[Thong_Tin_Ngay_Nghi_201610.$C$3:.$C$55])" office:value-type="float" office:value="2.5">
            <text:p>2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style-name="ce45"/>
          <table:table-cell table:style-name="ce45" table:formula="of:=0.5" office:value-type="float" office:value="0.5">
            <text:p>0.5</text:p>
          </table:table-cell>
          <table:table-cell table:style-name="ce45" table:formula="of:=[.I18]+[.K18] +[.J18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9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10-25T10:14:39.32">
            <text:p>10/25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0">
            <text:p>10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 + SUMPRODUCT([Thong_Tin_Ngay_Nghi_201604.$B$3:.$B$35]=[.$B19];[Thong_Tin_Ngay_Nghi_201604.$C$3:.$C$35]) + SUMPRODUCT([Thong_Tin_Ngay_Nghi_201605.$B$3:.$B$34]=[.$B19];[Thong_Tin_Ngay_Nghi_201605.$C$3:.$C$34]) + SUMPRODUCT([Thong_Tin_Ngay_Nghi_201606.$B$3:.$B$33]=[.$B19];[Thong_Tin_Ngay_Nghi_201606.$C$3:.$C$33]) + SUMPRODUCT([Thong_Tin_Ngay_Nghi_201607.$B$3:.$B$39]=[.$B19];[Thong_Tin_Ngay_Nghi_201607.$C$3:.$C$39]) + SUMPRODUCT([Thong_Tin_Ngay_Nghi_201608.$B$3:.$B$42]=[.$B19];[Thong_Tin_Ngay_Nghi_201608.$C$3:.$C$42]) + SUMPRODUCT([Thong_Tin_Ngay_Nghi_201609.$B$3:.$B$49]=[.$B19];[Thong_Tin_Ngay_Nghi_201609.$C$3:.$C$49]) + SUMPRODUCT([Thong_Tin_Ngay_Nghi_201610.$B$3:.$B$55]=[.$B19];[Thong_Tin_Ngay_Nghi_201610.$C$3:.$C$55])" office:value-type="float" office:value="10.5">
            <text:p>10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0.5">
            <text:p>-0.5</text:p>
          </table:table-cell>
          <table:table-cell table:number-columns-repeated="2" table:style-name="ce45"/>
          <table:table-cell table:style-name="ce45" table:formula="of:=[.I19]+[.K19] +[.J19]" office:value-type="float" office:value="-0.5">
            <text:p>-0.5</text:p>
          </table:table-cell>
          <table:table-cell table:style-name="ce5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10-25T10:14:39.33">
            <text:p>10/25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0">
            <text:p>10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" office:value-type="float" office:value="5">
            <text:p>5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 + SUMPRODUCT([Thong_Tin_Ngay_Nghi_201604.$B$3:.$B$35]=[.$B20];[Thong_Tin_Ngay_Nghi_201604.$C$3:.$C$35]) + SUMPRODUCT([Thong_Tin_Ngay_Nghi_201605.$B$3:.$B$34]=[.$B20];[Thong_Tin_Ngay_Nghi_201605.$C$3:.$C$34]) + SUMPRODUCT([Thong_Tin_Ngay_Nghi_201606.$B$3:.$B$33]=[.$B20];[Thong_Tin_Ngay_Nghi_201606.$C$3:.$C$33]) + SUMPRODUCT([Thong_Tin_Ngay_Nghi_201607.$B$3:.$B$39]=[.$B20];[Thong_Tin_Ngay_Nghi_201607.$C$3:.$C$39]) + SUMPRODUCT([Thong_Tin_Ngay_Nghi_201608.$B$3:.$B$42]=[.$B20];[Thong_Tin_Ngay_Nghi_201608.$C$3:.$C$42]) + SUMPRODUCT([Thong_Tin_Ngay_Nghi_201609.$B$3:.$B$49]=[.$B20];[Thong_Tin_Ngay_Nghi_201609.$C$3:.$C$49]) + SUMPRODUCT([Thong_Tin_Ngay_Nghi_201610.$B$3:.$B$55]=[.$B20];[Thong_Tin_Ngay_Nghi_201610.$C$3:.$C$55])" office:value-type="float" office:value="8.5">
            <text:p>8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6.5">
            <text:p>6.5</text:p>
          </table:table-cell>
          <table:table-cell table:number-columns-repeated="2" table:style-name="ce45"/>
          <table:table-cell table:style-name="ce45" table:formula="of:=[.I20]+[.K20] +[.J20]" office:value-type="float" office:value="6.5">
            <text:p>6.5</text:p>
          </table:table-cell>
          <table:table-cell table:style-name="ce5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10-25T10:14:39.33">
            <text:p>10/25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0">
            <text:p>10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 + SUMPRODUCT([Thong_Tin_Ngay_Nghi_201604.$B$3:.$B$35]=[.$B21];[Thong_Tin_Ngay_Nghi_201604.$C$3:.$C$35]) + SUMPRODUCT([Thong_Tin_Ngay_Nghi_201605.$B$3:.$B$34]=[.$B21];[Thong_Tin_Ngay_Nghi_201605.$C$3:.$C$34]) + SUMPRODUCT([Thong_Tin_Ngay_Nghi_201606.$B$3:.$B$33]=[.$B21];[Thong_Tin_Ngay_Nghi_201606.$C$3:.$C$33]) + SUMPRODUCT([Thong_Tin_Ngay_Nghi_201607.$B$3:.$B$39]=[.$B21];[Thong_Tin_Ngay_Nghi_201607.$C$3:.$C$39]) + SUMPRODUCT([Thong_Tin_Ngay_Nghi_201608.$B$3:.$B$42]=[.$B21];[Thong_Tin_Ngay_Nghi_201608.$C$3:.$C$42]) + SUMPRODUCT([Thong_Tin_Ngay_Nghi_201609.$B$3:.$B$49]=[.$B21];[Thong_Tin_Ngay_Nghi_201609.$C$3:.$C$49]) + SUMPRODUCT([Thong_Tin_Ngay_Nghi_201610.$B$3:.$B$55]=[.$B21];[Thong_Tin_Ngay_Nghi_201610.$C$3:.$C$55])" office:value-type="float" office:value="11.5">
            <text:p>11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5"/>
          <table:table-cell table:style-name="ce45" table:formula="of:=[.I21]+[.K21] +[.J21]" office:value-type="float" office:value="4">
            <text:p>4</text:p>
          </table:table-cell>
          <table:table-cell table:style-name="ce53"/>
        </table:table-row>
        <table:table-row table:style-name="ro13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2]);DATE(YEAR([.D22]);12;31);NOW())" office:value-type="date" office:date-value="2016-10-25T10:14:39.33">
            <text:p>10/25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" office:value-type="float" office:value="0">
            <text:p>0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 + SUMPRODUCT([Thong_Tin_Ngay_Nghi_201604.$B$3:.$B$35]=[.$B22];[Thong_Tin_Ngay_Nghi_201604.$C$3:.$C$35]) + SUMPRODUCT([Thong_Tin_Ngay_Nghi_201605.$B$3:.$B$34]=[.$B22];[Thong_Tin_Ngay_Nghi_201605.$C$3:.$C$34]) + SUMPRODUCT([Thong_Tin_Ngay_Nghi_201606.$B$3:.$B$33]=[.$B22];[Thong_Tin_Ngay_Nghi_201606.$C$3:.$C$33]) + SUMPRODUCT([Thong_Tin_Ngay_Nghi_201607.$B$3:.$B$39]=[.$B22];[Thong_Tin_Ngay_Nghi_201607.$C$3:.$C$39]) + SUMPRODUCT([Thong_Tin_Ngay_Nghi_201608.$B$3:.$B$42]=[.$B22];[Thong_Tin_Ngay_Nghi_201608.$C$3:.$C$42]) + SUMPRODUCT([Thong_Tin_Ngay_Nghi_201609.$B$3:.$B$49]=[.$B22];[Thong_Tin_Ngay_Nghi_201609.$C$3:.$C$49]) + SUMPRODUCT([Thong_Tin_Ngay_Nghi_201610.$B$3:.$B$55]=[.$B22];[Thong_Tin_Ngay_Nghi_201610.$C$3:.$C$55])" office:value-type="float" office:value="9.5">
            <text:p>9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7.5">
            <text:p>-7.5</text:p>
          </table:table-cell>
          <table:table-cell table:style-name="ce45"/>
          <table:table-cell table:style-name="ce45" office:value-type="float" office:value="6.5">
            <text:p>6.5</text:p>
          </table:table-cell>
          <table:table-cell table:style-name="ce45" table:formula="of:=[.I22]+[.K22] +[.J22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9, trừ 6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3]);DATE(YEAR([.D23]);12;31);NOW())" office:value-type="date" office:date-value="2016-10-25T10:14:39.33">
            <text:p>10/25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" office:value-type="float" office:value="0">
            <text:p>0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 + SUMPRODUCT([Thong_Tin_Ngay_Nghi_201604.$B$3:.$B$35]=[.$B23];[Thong_Tin_Ngay_Nghi_201604.$C$3:.$C$35]) + SUMPRODUCT([Thong_Tin_Ngay_Nghi_201605.$B$3:.$B$34]=[.$B23];[Thong_Tin_Ngay_Nghi_201605.$C$3:.$C$34]) + SUMPRODUCT([Thong_Tin_Ngay_Nghi_201606.$B$3:.$B$33]=[.$B23];[Thong_Tin_Ngay_Nghi_201606.$C$3:.$C$33]) + SUMPRODUCT([Thong_Tin_Ngay_Nghi_201607.$B$3:.$B$39]=[.$B23];[Thong_Tin_Ngay_Nghi_201607.$C$3:.$C$39]) + SUMPRODUCT([Thong_Tin_Ngay_Nghi_201608.$B$3:.$B$42]=[.$B23];[Thong_Tin_Ngay_Nghi_201608.$C$3:.$C$42]) + SUMPRODUCT([Thong_Tin_Ngay_Nghi_201609.$B$3:.$B$49]=[.$B23];[Thong_Tin_Ngay_Nghi_201609.$C$3:.$C$49]) + SUMPRODUCT([Thong_Tin_Ngay_Nghi_201610.$B$3:.$B$55]=[.$B23];[Thong_Tin_Ngay_Nghi_201610.$C$3:.$C$55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5"/>
          <table:table-cell table:style-name="ce45" table:formula="of:=[.I23]+[.K23] +[.J23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10-25T10:14:39.33">
            <text:p>10/25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0">
            <text:p>10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" office:value-type="float" office:value="4.5">
            <text:p>4.5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 + SUMPRODUCT([Thong_Tin_Ngay_Nghi_201604.$B$3:.$B$35]=[.$B24];[Thong_Tin_Ngay_Nghi_201604.$C$3:.$C$35]) + SUMPRODUCT([Thong_Tin_Ngay_Nghi_201605.$B$3:.$B$34]=[.$B24];[Thong_Tin_Ngay_Nghi_201605.$C$3:.$C$34]) + SUMPRODUCT([Thong_Tin_Ngay_Nghi_201606.$B$3:.$B$33]=[.$B24];[Thong_Tin_Ngay_Nghi_201606.$C$3:.$C$33]) + SUMPRODUCT([Thong_Tin_Ngay_Nghi_201607.$B$3:.$B$39]=[.$B24];[Thong_Tin_Ngay_Nghi_201607.$C$3:.$C$39]) + SUMPRODUCT([Thong_Tin_Ngay_Nghi_201608.$B$3:.$B$42]=[.$B24];[Thong_Tin_Ngay_Nghi_201608.$C$3:.$C$42]) + SUMPRODUCT([Thong_Tin_Ngay_Nghi_201609.$B$3:.$B$49]=[.$B24];[Thong_Tin_Ngay_Nghi_201609.$C$3:.$C$49]) + SUMPRODUCT([Thong_Tin_Ngay_Nghi_201610.$B$3:.$B$55]=[.$B24];[Thong_Tin_Ngay_Nghi_201610.$C$3:.$C$55])" office:value-type="float" office:value="10.5">
            <text:p>10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.5">
            <text:p>1.5</text:p>
          </table:table-cell>
          <table:table-cell table:number-columns-repeated="2" table:style-name="ce45"/>
          <table:table-cell table:style-name="ce45" table:formula="of:=[.I24]+[.K24] +[.J24]" office:value-type="float" office:value="1.5">
            <text:p>1.5</text:p>
          </table:table-cell>
          <table:table-cell table:style-name="ce53"/>
        </table:table-row>
        <table:table-row table:style-name="ro13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5]);DATE(YEAR([.D25]);12;31);NOW())" office:value-type="date" office:date-value="2016-10-25T10:14:39.33">
            <text:p>10/25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" office:value-type="float" office:value="0">
            <text:p>0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 + SUMPRODUCT([Thong_Tin_Ngay_Nghi_201604.$B$3:.$B$35]=[.$B25];[Thong_Tin_Ngay_Nghi_201604.$C$3:.$C$35]) + SUMPRODUCT([Thong_Tin_Ngay_Nghi_201605.$B$3:.$B$34]=[.$B25];[Thong_Tin_Ngay_Nghi_201605.$C$3:.$C$34]) + SUMPRODUCT([Thong_Tin_Ngay_Nghi_201606.$B$3:.$B$33]=[.$B25];[Thong_Tin_Ngay_Nghi_201606.$C$3:.$C$33]) + SUMPRODUCT([Thong_Tin_Ngay_Nghi_201607.$B$3:.$B$39]=[.$B25];[Thong_Tin_Ngay_Nghi_201607.$C$3:.$C$39]) + SUMPRODUCT([Thong_Tin_Ngay_Nghi_201608.$B$3:.$B$42]=[.$B25];[Thong_Tin_Ngay_Nghi_201608.$C$3:.$C$42]) + SUMPRODUCT([Thong_Tin_Ngay_Nghi_201609.$B$3:.$B$49]=[.$B25];[Thong_Tin_Ngay_Nghi_201609.$C$3:.$C$49]) + SUMPRODUCT([Thong_Tin_Ngay_Nghi_201610.$B$3:.$B$55]=[.$B25];[Thong_Tin_Ngay_Nghi_201610.$C$3:.$C$55])" office:value-type="float" office:value="4.5">
            <text:p>4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5]+[.K25] +[.J25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8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10-25T10:14:39.34">
            <text:p>10/25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0">
            <text:p>10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" office:value-type="float" office:value="5">
            <text:p>5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 + SUMPRODUCT([Thong_Tin_Ngay_Nghi_201604.$B$3:.$B$35]=[.$B26];[Thong_Tin_Ngay_Nghi_201604.$C$3:.$C$35]) + SUMPRODUCT([Thong_Tin_Ngay_Nghi_201605.$B$3:.$B$34]=[.$B26];[Thong_Tin_Ngay_Nghi_201605.$C$3:.$C$34]) + SUMPRODUCT([Thong_Tin_Ngay_Nghi_201606.$B$3:.$B$33]=[.$B26];[Thong_Tin_Ngay_Nghi_201606.$C$3:.$C$33]) + SUMPRODUCT([Thong_Tin_Ngay_Nghi_201607.$B$3:.$B$39]=[.$B26];[Thong_Tin_Ngay_Nghi_201607.$C$3:.$C$39]) + SUMPRODUCT([Thong_Tin_Ngay_Nghi_201608.$B$3:.$B$42]=[.$B26];[Thong_Tin_Ngay_Nghi_201608.$C$3:.$C$42]) + SUMPRODUCT([Thong_Tin_Ngay_Nghi_201609.$B$3:.$B$49]=[.$B26];[Thong_Tin_Ngay_Nghi_201609.$C$3:.$C$49]) + SUMPRODUCT([Thong_Tin_Ngay_Nghi_201610.$B$3:.$B$55]=[.$B26];[Thong_Tin_Ngay_Nghi_201610.$C$3:.$C$55])" office:value-type="float" office:value="14.5">
            <text:p>14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2.5">
            <text:p>-2.5</text:p>
          </table:table-cell>
          <table:table-cell table:number-columns-repeated="2" table:style-name="ce45"/>
          <table:table-cell table:style-name="ce45" table:formula="of:=[.I26]+[.K26] +[.J26]" office:value-type="float" office:value="-2.5">
            <text:p>-2.5</text:p>
          </table:table-cell>
          <table:table-cell table:style-name="ce53"/>
        </table:table-row>
        <table:table-row table:style-name="ro15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7]);DATE(YEAR([.D27]);12;31);NOW())" office:value-type="date" office:date-value="2016-10-25T10:14:39.34">
            <text:p>10/25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" office:value-type="float" office:value="0">
            <text:p>0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 + SUMPRODUCT([Thong_Tin_Ngay_Nghi_201604.$B$3:.$B$35]=[.$B27];[Thong_Tin_Ngay_Nghi_201604.$C$3:.$C$35]) + SUMPRODUCT([Thong_Tin_Ngay_Nghi_201605.$B$3:.$B$34]=[.$B27];[Thong_Tin_Ngay_Nghi_201605.$C$3:.$C$34]) + SUMPRODUCT([Thong_Tin_Ngay_Nghi_201606.$B$3:.$B$33]=[.$B27];[Thong_Tin_Ngay_Nghi_201606.$C$3:.$C$33]) + SUMPRODUCT([Thong_Tin_Ngay_Nghi_201607.$B$3:.$B$39]=[.$B27];[Thong_Tin_Ngay_Nghi_201607.$C$3:.$C$39]) + SUMPRODUCT([Thong_Tin_Ngay_Nghi_201608.$B$3:.$B$42]=[.$B27];[Thong_Tin_Ngay_Nghi_201608.$C$3:.$C$42]) + SUMPRODUCT([Thong_Tin_Ngay_Nghi_201609.$B$3:.$B$49]=[.$B27];[Thong_Tin_Ngay_Nghi_201609.$C$3:.$C$49]) + SUMPRODUCT([Thong_Tin_Ngay_Nghi_201610.$B$3:.$B$55]=[.$B27];[Thong_Tin_Ngay_Nghi_201610.$C$3:.$C$55])" office:value-type="float" office:value="5">
            <text:p>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style-name="ce45"/>
          <table:table-cell table:style-name="ce45" table:formula="of:=1+0.5" office:value-type="float" office:value="1.5">
            <text:p>1.5</text:p>
          </table:table-cell>
          <table:table-cell table:style-name="ce45" table:formula="of:=[.I27]+[.K27] +[.J27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7, trừ 1 ngày</text:p>
            <text:p>- Tháng 8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28]);DATE(YEAR([.D28]);12;31);NOW())" office:value-type="date" office:date-value="2016-10-25T10:14:39.34">
            <text:p>10/25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" office:value-type="float" office:value="0">
            <text:p>0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 + SUMPRODUCT([Thong_Tin_Ngay_Nghi_201604.$B$3:.$B$35]=[.$B28];[Thong_Tin_Ngay_Nghi_201604.$C$3:.$C$35]) + SUMPRODUCT([Thong_Tin_Ngay_Nghi_201605.$B$3:.$B$34]=[.$B28];[Thong_Tin_Ngay_Nghi_201605.$C$3:.$C$34]) + SUMPRODUCT([Thong_Tin_Ngay_Nghi_201606.$B$3:.$B$33]=[.$B28];[Thong_Tin_Ngay_Nghi_201606.$C$3:.$C$33]) + SUMPRODUCT([Thong_Tin_Ngay_Nghi_201607.$B$3:.$B$39]=[.$B28];[Thong_Tin_Ngay_Nghi_201607.$C$3:.$C$39]) + SUMPRODUCT([Thong_Tin_Ngay_Nghi_201608.$B$3:.$B$42]=[.$B28];[Thong_Tin_Ngay_Nghi_201608.$C$3:.$C$42]) + SUMPRODUCT([Thong_Tin_Ngay_Nghi_201609.$B$3:.$B$49]=[.$B28];[Thong_Tin_Ngay_Nghi_201609.$C$3:.$C$49]) + SUMPRODUCT([Thong_Tin_Ngay_Nghi_201610.$B$3:.$B$55]=[.$B28];[Thong_Tin_Ngay_Nghi_201610.$C$3:.$C$55])" office:value-type="float" office:value="1">
            <text:p>1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5"/>
          <table:table-cell table:style-name="ce45" table:formula="of:=[.I28]+[.K28] +[.J28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10-25T10:14:39.34">
            <text:p>10/25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" office:value-type="float" office:value="6">
            <text:p>6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 + SUMPRODUCT([Thong_Tin_Ngay_Nghi_201604.$B$3:.$B$35]=[.$B29];[Thong_Tin_Ngay_Nghi_201604.$C$3:.$C$35]) + SUMPRODUCT([Thong_Tin_Ngay_Nghi_201605.$B$3:.$B$34]=[.$B29];[Thong_Tin_Ngay_Nghi_201605.$C$3:.$C$34]) + SUMPRODUCT([Thong_Tin_Ngay_Nghi_201606.$B$3:.$B$33]=[.$B29];[Thong_Tin_Ngay_Nghi_201606.$C$3:.$C$33]) + SUMPRODUCT([Thong_Tin_Ngay_Nghi_201607.$B$3:.$B$39]=[.$B29];[Thong_Tin_Ngay_Nghi_201607.$C$3:.$C$39]) + SUMPRODUCT([Thong_Tin_Ngay_Nghi_201608.$B$3:.$B$42]=[.$B29];[Thong_Tin_Ngay_Nghi_201608.$C$3:.$C$42]) + SUMPRODUCT([Thong_Tin_Ngay_Nghi_201609.$B$3:.$B$49]=[.$B29];[Thong_Tin_Ngay_Nghi_201609.$C$3:.$C$49]) + SUMPRODUCT([Thong_Tin_Ngay_Nghi_201610.$B$3:.$B$55]=[.$B29];[Thong_Tin_Ngay_Nghi_201610.$C$3:.$C$55])" office:value-type="float" office:value="10.5">
            <text:p>10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.5">
            <text:p>1.5</text:p>
          </table:table-cell>
          <table:table-cell table:number-columns-repeated="2" table:style-name="ce45"/>
          <table:table-cell table:style-name="ce45" table:formula="of:=[.I29]+[.K29] +[.J29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0]);DATE(YEAR([.D30]);12;31);NOW())" office:value-type="date" office:date-value="2016-10-25T10:14:39.34">
            <text:p>10/25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2">
            <text:p>2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" office:value-type="float" office:value="0">
            <text:p>0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 + SUMPRODUCT([Thong_Tin_Ngay_Nghi_201604.$B$3:.$B$35]=[.$B30];[Thong_Tin_Ngay_Nghi_201604.$C$3:.$C$35]) + SUMPRODUCT([Thong_Tin_Ngay_Nghi_201605.$B$3:.$B$34]=[.$B30];[Thong_Tin_Ngay_Nghi_201605.$C$3:.$C$34]) + SUMPRODUCT([Thong_Tin_Ngay_Nghi_201606.$B$3:.$B$33]=[.$B30];[Thong_Tin_Ngay_Nghi_201606.$C$3:.$C$33]) + SUMPRODUCT([Thong_Tin_Ngay_Nghi_201607.$B$3:.$B$39]=[.$B30];[Thong_Tin_Ngay_Nghi_201607.$C$3:.$C$39]) + SUMPRODUCT([Thong_Tin_Ngay_Nghi_201608.$B$3:.$B$42]=[.$B30];[Thong_Tin_Ngay_Nghi_201608.$C$3:.$C$42]) + SUMPRODUCT([Thong_Tin_Ngay_Nghi_201609.$B$3:.$B$49]=[.$B30];[Thong_Tin_Ngay_Nghi_201609.$C$3:.$C$49]) + SUMPRODUCT([Thong_Tin_Ngay_Nghi_201610.$B$3:.$B$55]=[.$B30];[Thong_Tin_Ngay_Nghi_201610.$C$3:.$C$55])" office:value-type="float" office:value="0">
            <text:p>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2">
            <text:p>2</text:p>
          </table:table-cell>
          <table:table-cell table:number-columns-repeated="2" table:style-name="ce45"/>
          <table:table-cell table:style-name="ce45" table:formula="of:=[.I30]+[.K30] +[.J30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am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6">
            <text:p>09/26/16</text:p>
          </table:table-cell>
          <table:table-cell table:style-name="ce46" table:formula="of:=IF(YEAR(NOW())&gt;YEAR([.D31]);DATE(YEAR([.D31]);12;31);NOW())" office:value-type="date" office:date-value="2016-10-25T10:14:39.34">
            <text:p>10/25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">
            <text:p>1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" office:value-type="float" office:value="0">
            <text:p>0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 + SUMPRODUCT([Thong_Tin_Ngay_Nghi_201604.$B$3:.$B$35]=[.$B31];[Thong_Tin_Ngay_Nghi_201604.$C$3:.$C$35]) + SUMPRODUCT([Thong_Tin_Ngay_Nghi_201605.$B$3:.$B$34]=[.$B31];[Thong_Tin_Ngay_Nghi_201605.$C$3:.$C$34]) + SUMPRODUCT([Thong_Tin_Ngay_Nghi_201606.$B$3:.$B$33]=[.$B31];[Thong_Tin_Ngay_Nghi_201606.$C$3:.$C$33]) + SUMPRODUCT([Thong_Tin_Ngay_Nghi_201607.$B$3:.$B$39]=[.$B31];[Thong_Tin_Ngay_Nghi_201607.$C$3:.$C$39]) + SUMPRODUCT([Thong_Tin_Ngay_Nghi_201608.$B$3:.$B$42]=[.$B31];[Thong_Tin_Ngay_Nghi_201608.$C$3:.$C$42]) + SUMPRODUCT([Thong_Tin_Ngay_Nghi_201609.$B$3:.$B$49]=[.$B31];[Thong_Tin_Ngay_Nghi_201609.$C$3:.$C$49]) + SUMPRODUCT([Thong_Tin_Ngay_Nghi_201610.$B$3:.$B$55]=[.$B31];[Thong_Tin_Ngay_Nghi_201610.$C$3:.$C$55])" office:value-type="float" office:value="0">
            <text:p>0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1">
            <text:p>1</text:p>
          </table:table-cell>
          <table:table-cell table:number-columns-repeated="2" table:style-name="ce45"/>
          <table:table-cell table:style-name="ce45" table:formula="of:=[.I31]+[.K31] +[.J31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10-25T10:14:39.34">
            <text:p>10/25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0">
            <text:p>10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" office:value-type="float" office:value="4">
            <text:p>4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 + SUMPRODUCT([Thong_Tin_Ngay_Nghi_201604.$B$3:.$B$35]=[.$B32];[Thong_Tin_Ngay_Nghi_201604.$C$3:.$C$35]) + SUMPRODUCT([Thong_Tin_Ngay_Nghi_201605.$B$3:.$B$34]=[.$B32];[Thong_Tin_Ngay_Nghi_201605.$C$3:.$C$34]) + SUMPRODUCT([Thong_Tin_Ngay_Nghi_201606.$B$3:.$B$33]=[.$B32];[Thong_Tin_Ngay_Nghi_201606.$C$3:.$C$33]) + SUMPRODUCT([Thong_Tin_Ngay_Nghi_201607.$B$3:.$B$39]=[.$B32];[Thong_Tin_Ngay_Nghi_201607.$C$3:.$C$39]) + SUMPRODUCT([Thong_Tin_Ngay_Nghi_201608.$B$3:.$B$42]=[.$B32];[Thong_Tin_Ngay_Nghi_201608.$C$3:.$C$42]) + SUMPRODUCT([Thong_Tin_Ngay_Nghi_201609.$B$3:.$B$49]=[.$B32];[Thong_Tin_Ngay_Nghi_201609.$C$3:.$C$49]) + SUMPRODUCT([Thong_Tin_Ngay_Nghi_201610.$B$3:.$B$55]=[.$B32];[Thong_Tin_Ngay_Nghi_201610.$C$3:.$C$55])" office:value-type="float" office:value="8.5">
            <text:p>8.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5.5">
            <text:p>5.5</text:p>
          </table:table-cell>
          <table:table-cell table:number-columns-repeated="2" table:style-name="ce45"/>
          <table:table-cell table:style-name="ce45" table:formula="of:=[.I32]+[.K32] +[.J32]" office:value-type="float" office:value="5.5">
            <text:p>5.5</text:p>
          </table:table-cell>
          <table:table-cell table:style-name="ce53"/>
        </table:table-row>
        <table:table-row table:style-name="ro13">
          <table:table-cell table:style-name="ce40" office:value-type="float" office:value="27">
            <text:p>27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3]);DATE(YEAR([.D33]);12;31);NOW())" office:value-type="date" office:date-value="2016-10-25T10:14:39.35">
            <text:p>10/25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50"/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 + SUMPRODUCT([Thong_Tin_Ngay_Nghi_201604.$B$3:.$B$35]=[.$B33];[Thong_Tin_Ngay_Nghi_201604.$C$3:.$C$35]) + SUMPRODUCT([Thong_Tin_Ngay_Nghi_201605.$B$3:.$B$34]=[.$B33];[Thong_Tin_Ngay_Nghi_201605.$C$3:.$C$34]) + SUMPRODUCT([Thong_Tin_Ngay_Nghi_201606.$B$3:.$B$33]=[.$B33];[Thong_Tin_Ngay_Nghi_201606.$C$3:.$C$33]) + SUMPRODUCT([Thong_Tin_Ngay_Nghi_201607.$B$3:.$B$39]=[.$B33];[Thong_Tin_Ngay_Nghi_201607.$C$3:.$C$39]) + SUMPRODUCT([Thong_Tin_Ngay_Nghi_201608.$B$3:.$B$42]=[.$B33];[Thong_Tin_Ngay_Nghi_201608.$C$3:.$C$42]) + SUMPRODUCT([Thong_Tin_Ngay_Nghi_201609.$B$3:.$B$49]=[.$B33];[Thong_Tin_Ngay_Nghi_201609.$C$3:.$C$49]) + SUMPRODUCT([Thong_Tin_Ngay_Nghi_201610.$B$3:.$B$55]=[.$B33];[Thong_Tin_Ngay_Nghi_201610.$C$3:.$C$55])" office:value-type="float" office:value="3">
            <text:p>3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33]+[.K33] +[.J33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9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4]);DATE(YEAR([.D34]);12;31);NOW())" office:value-type="date" office:date-value="2016-10-25T10:14:39.35">
            <text:p>10/25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" office:value-type="float" office:value="0">
            <text:p>0</text:p>
          </table:table-cell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 + SUMPRODUCT([Thong_Tin_Ngay_Nghi_201604.$B$3:.$B$35]=[.$B34];[Thong_Tin_Ngay_Nghi_201604.$C$3:.$C$35]) + SUMPRODUCT([Thong_Tin_Ngay_Nghi_201605.$B$3:.$B$34]=[.$B34];[Thong_Tin_Ngay_Nghi_201605.$C$3:.$C$34]) + SUMPRODUCT([Thong_Tin_Ngay_Nghi_201606.$B$3:.$B$33]=[.$B34];[Thong_Tin_Ngay_Nghi_201606.$C$3:.$C$33]) + SUMPRODUCT([Thong_Tin_Ngay_Nghi_201607.$B$3:.$B$39]=[.$B34];[Thong_Tin_Ngay_Nghi_201607.$C$3:.$C$39]) + SUMPRODUCT([Thong_Tin_Ngay_Nghi_201608.$B$3:.$B$42]=[.$B34];[Thong_Tin_Ngay_Nghi_201608.$C$3:.$C$42]) + SUMPRODUCT([Thong_Tin_Ngay_Nghi_201609.$B$3:.$B$49]=[.$B34];[Thong_Tin_Ngay_Nghi_201609.$C$3:.$C$49]) + SUMPRODUCT([Thong_Tin_Ngay_Nghi_201610.$B$3:.$B$55]=[.$B34];[Thong_Tin_Ngay_Nghi_201610.$C$3:.$C$55])" office:value-type="float" office:value="0">
            <text:p>0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4">
            <text:p>4</text:p>
          </table:table-cell>
          <table:table-cell table:number-columns-repeated="2" table:style-name="ce45"/>
          <table:table-cell table:style-name="ce45" table:formula="of:=[.I34]+[.K34] +[.J34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10-25T10:14:39.35">
            <text:p>10/25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" office:value-type="float" office:value="6">
            <text:p>6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 + SUMPRODUCT([Thong_Tin_Ngay_Nghi_201604.$B$3:.$B$35]=[.$B35];[Thong_Tin_Ngay_Nghi_201604.$C$3:.$C$35]) + SUMPRODUCT([Thong_Tin_Ngay_Nghi_201605.$B$3:.$B$34]=[.$B35];[Thong_Tin_Ngay_Nghi_201605.$C$3:.$C$34]) + SUMPRODUCT([Thong_Tin_Ngay_Nghi_201606.$B$3:.$B$33]=[.$B35];[Thong_Tin_Ngay_Nghi_201606.$C$3:.$C$33]) + SUMPRODUCT([Thong_Tin_Ngay_Nghi_201607.$B$3:.$B$39]=[.$B35];[Thong_Tin_Ngay_Nghi_201607.$C$3:.$C$39]) + SUMPRODUCT([Thong_Tin_Ngay_Nghi_201608.$B$3:.$B$42]=[.$B35];[Thong_Tin_Ngay_Nghi_201608.$C$3:.$C$42]) + SUMPRODUCT([Thong_Tin_Ngay_Nghi_201609.$B$3:.$B$49]=[.$B35];[Thong_Tin_Ngay_Nghi_201609.$C$3:.$C$49]) + SUMPRODUCT([Thong_Tin_Ngay_Nghi_201610.$B$3:.$B$55]=[.$B35];[Thong_Tin_Ngay_Nghi_201610.$C$3:.$C$55])" office:value-type="float" office:value="12">
            <text:p>12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4">
            <text:p>4</text:p>
          </table:table-cell>
          <table:table-cell table:number-columns-repeated="2" table:style-name="ce45"/>
          <table:table-cell table:style-name="ce45" table:formula="of:=[.I35]+[.K35] +[.J35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36]);DATE(YEAR([.D36]);12;31);NOW())" office:value-type="date" office:date-value="2016-10-25T10:14:39.35">
            <text:p>10/25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" office:value-type="float" office:value="0">
            <text:p>0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 + SUMPRODUCT([Thong_Tin_Ngay_Nghi_201604.$B$3:.$B$35]=[.$B36];[Thong_Tin_Ngay_Nghi_201604.$C$3:.$C$35]) + SUMPRODUCT([Thong_Tin_Ngay_Nghi_201605.$B$3:.$B$34]=[.$B36];[Thong_Tin_Ngay_Nghi_201605.$C$3:.$C$34]) + SUMPRODUCT([Thong_Tin_Ngay_Nghi_201606.$B$3:.$B$33]=[.$B36];[Thong_Tin_Ngay_Nghi_201606.$C$3:.$C$33]) + SUMPRODUCT([Thong_Tin_Ngay_Nghi_201607.$B$3:.$B$39]=[.$B36];[Thong_Tin_Ngay_Nghi_201607.$C$3:.$C$39]) + SUMPRODUCT([Thong_Tin_Ngay_Nghi_201608.$B$3:.$B$42]=[.$B36];[Thong_Tin_Ngay_Nghi_201608.$C$3:.$C$42]) + SUMPRODUCT([Thong_Tin_Ngay_Nghi_201609.$B$3:.$B$49]=[.$B36];[Thong_Tin_Ngay_Nghi_201609.$C$3:.$C$49]) + SUMPRODUCT([Thong_Tin_Ngay_Nghi_201610.$B$3:.$B$55]=[.$B36];[Thong_Tin_Ngay_Nghi_201610.$C$3:.$C$55])" office:value-type="float" office:value="2">
            <text:p>2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number-columns-repeated="2" table:style-name="ce45"/>
          <table:table-cell table:style-name="ce45" table:formula="of:=[.I36]+[.K36] +[.J36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7]);DATE(YEAR([.D37]);12;31);NOW())" office:value-type="date" office:date-value="2016-10-25T10:14:39.35">
            <text:p>10/25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3">
            <text:p>3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" office:value-type="float" office:value="0">
            <text:p>0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 + SUMPRODUCT([Thong_Tin_Ngay_Nghi_201604.$B$3:.$B$35]=[.$B37];[Thong_Tin_Ngay_Nghi_201604.$C$3:.$C$35]) + SUMPRODUCT([Thong_Tin_Ngay_Nghi_201605.$B$3:.$B$34]=[.$B37];[Thong_Tin_Ngay_Nghi_201605.$C$3:.$C$34]) + SUMPRODUCT([Thong_Tin_Ngay_Nghi_201606.$B$3:.$B$33]=[.$B37];[Thong_Tin_Ngay_Nghi_201606.$C$3:.$C$33]) + SUMPRODUCT([Thong_Tin_Ngay_Nghi_201607.$B$3:.$B$39]=[.$B37];[Thong_Tin_Ngay_Nghi_201607.$C$3:.$C$39]) + SUMPRODUCT([Thong_Tin_Ngay_Nghi_201608.$B$3:.$B$42]=[.$B37];[Thong_Tin_Ngay_Nghi_201608.$C$3:.$C$42]) + SUMPRODUCT([Thong_Tin_Ngay_Nghi_201609.$B$3:.$B$49]=[.$B37];[Thong_Tin_Ngay_Nghi_201609.$C$3:.$C$49]) + SUMPRODUCT([Thong_Tin_Ngay_Nghi_201610.$B$3:.$B$55]=[.$B37];[Thong_Tin_Ngay_Nghi_201610.$C$3:.$C$55])" office:value-type="float" office:value="1.5">
            <text:p>1.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5"/>
          <table:table-cell table:style-name="ce45" table:formula="of:=[.I37]+[.K37] +[.J37]" office:value-type="float" office:value="1.5">
            <text:p>1.5</text:p>
          </table:table-cell>
          <table:table-cell table:style-name="ce53"/>
        </table:table-row>
        <table:table-row table:style-name="ro13">
          <table:table-cell table:style-name="ce40" office:value-type="float" office:value="32">
            <text:p>32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8]);DATE(YEAR([.D38]);12;31);NOW())" office:value-type="date" office:date-value="2016-10-25T10:14:39.35">
            <text:p>10/25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" office:value-type="float" office:value="0">
            <text:p>0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 + SUMPRODUCT([Thong_Tin_Ngay_Nghi_201604.$B$3:.$B$35]=[.$B38];[Thong_Tin_Ngay_Nghi_201604.$C$3:.$C$35]) + SUMPRODUCT([Thong_Tin_Ngay_Nghi_201605.$B$3:.$B$34]=[.$B38];[Thong_Tin_Ngay_Nghi_201605.$C$3:.$C$34]) + SUMPRODUCT([Thong_Tin_Ngay_Nghi_201606.$B$3:.$B$33]=[.$B38];[Thong_Tin_Ngay_Nghi_201606.$C$3:.$C$33]) + SUMPRODUCT([Thong_Tin_Ngay_Nghi_201607.$B$3:.$B$39]=[.$B38];[Thong_Tin_Ngay_Nghi_201607.$C$3:.$C$39]) + SUMPRODUCT([Thong_Tin_Ngay_Nghi_201608.$B$3:.$B$42]=[.$B38];[Thong_Tin_Ngay_Nghi_201608.$C$3:.$C$42]) + SUMPRODUCT([Thong_Tin_Ngay_Nghi_201609.$B$3:.$B$49]=[.$B38];[Thong_Tin_Ngay_Nghi_201609.$C$3:.$C$49]) + SUMPRODUCT([Thong_Tin_Ngay_Nghi_201610.$B$3:.$B$55]=[.$B38];[Thong_Tin_Ngay_Nghi_201610.$C$3:.$C$55])" office:value-type="float" office:value="6">
            <text:p>6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3">
            <text:p>-3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table:formula="of:=[.I38]+[.K38] +[.J38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9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10-25T10:14:39.36">
            <text:p>10/25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0">
            <text:p>10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" office:value-type="float" office:value="1">
            <text:p>1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 + SUMPRODUCT([Thong_Tin_Ngay_Nghi_201604.$B$3:.$B$35]=[.$B39];[Thong_Tin_Ngay_Nghi_201604.$C$3:.$C$35]) + SUMPRODUCT([Thong_Tin_Ngay_Nghi_201605.$B$3:.$B$34]=[.$B39];[Thong_Tin_Ngay_Nghi_201605.$C$3:.$C$34]) + SUMPRODUCT([Thong_Tin_Ngay_Nghi_201606.$B$3:.$B$33]=[.$B39];[Thong_Tin_Ngay_Nghi_201606.$C$3:.$C$33]) + SUMPRODUCT([Thong_Tin_Ngay_Nghi_201607.$B$3:.$B$39]=[.$B39];[Thong_Tin_Ngay_Nghi_201607.$C$3:.$C$39]) + SUMPRODUCT([Thong_Tin_Ngay_Nghi_201608.$B$3:.$B$42]=[.$B39];[Thong_Tin_Ngay_Nghi_201608.$C$3:.$C$42]) + SUMPRODUCT([Thong_Tin_Ngay_Nghi_201609.$B$3:.$B$49]=[.$B39];[Thong_Tin_Ngay_Nghi_201609.$C$3:.$C$49]) + SUMPRODUCT([Thong_Tin_Ngay_Nghi_201610.$B$3:.$B$55]=[.$B39];[Thong_Tin_Ngay_Nghi_201610.$C$3:.$C$55])" office:value-type="float" office:value="6.5">
            <text:p>6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4.5">
            <text:p>4.5</text:p>
          </table:table-cell>
          <table:table-cell table:number-columns-repeated="2" table:style-name="ce45"/>
          <table:table-cell table:style-name="ce45" table:formula="of:=[.I39]+[.K39] +[.J39]" office:value-type="float" office:value="4.5">
            <text:p>4.5</text:p>
          </table:table-cell>
          <table:table-cell table:style-name="ce53"/>
        </table:table-row>
        <table:table-row table:style-name="ro8">
          <table:table-cell table:style-name="ce40" office:value-type="float" office:value="34">
            <text:p>34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10-25T10:14:39.36">
            <text:p>10/25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0">
            <text:p>10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" office:value-type="float" office:value="2">
            <text:p>2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 + SUMPRODUCT([Thong_Tin_Ngay_Nghi_201604.$B$3:.$B$35]=[.$B40];[Thong_Tin_Ngay_Nghi_201604.$C$3:.$C$35]) + SUMPRODUCT([Thong_Tin_Ngay_Nghi_201605.$B$3:.$B$34]=[.$B40];[Thong_Tin_Ngay_Nghi_201605.$C$3:.$C$34]) + SUMPRODUCT([Thong_Tin_Ngay_Nghi_201606.$B$3:.$B$33]=[.$B40];[Thong_Tin_Ngay_Nghi_201606.$C$3:.$C$33]) + SUMPRODUCT([Thong_Tin_Ngay_Nghi_201607.$B$3:.$B$39]=[.$B40];[Thong_Tin_Ngay_Nghi_201607.$C$3:.$C$39]) + SUMPRODUCT([Thong_Tin_Ngay_Nghi_201608.$B$3:.$B$42]=[.$B40];[Thong_Tin_Ngay_Nghi_201608.$C$3:.$C$42]) + SUMPRODUCT([Thong_Tin_Ngay_Nghi_201609.$B$3:.$B$49]=[.$B40];[Thong_Tin_Ngay_Nghi_201609.$C$3:.$C$49]) + SUMPRODUCT([Thong_Tin_Ngay_Nghi_201610.$B$3:.$B$55]=[.$B40];[Thong_Tin_Ngay_Nghi_201610.$C$3:.$C$55])" office:value-type="float" office:value="10">
            <text:p>1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14.578in" draw:caption-point-x="-0.2402in" draw:caption-point-y="0.6157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40]+[.K40] +[.J40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41]);DATE(YEAR([.D41]);12;31);NOW())" office:value-type="date" office:date-value="2016-10-25T10:14:39.36">
            <text:p>10/25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" office:value-type="float" office:value="0">
            <text:p>0</text:p>
          </table:table-cell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 + SUMPRODUCT([Thong_Tin_Ngay_Nghi_201604.$B$3:.$B$35]=[.$B41];[Thong_Tin_Ngay_Nghi_201604.$C$3:.$C$35]) + SUMPRODUCT([Thong_Tin_Ngay_Nghi_201605.$B$3:.$B$34]=[.$B41];[Thong_Tin_Ngay_Nghi_201605.$C$3:.$C$34]) + SUMPRODUCT([Thong_Tin_Ngay_Nghi_201606.$B$3:.$B$33]=[.$B41];[Thong_Tin_Ngay_Nghi_201606.$C$3:.$C$33]) + SUMPRODUCT([Thong_Tin_Ngay_Nghi_201607.$B$3:.$B$39]=[.$B41];[Thong_Tin_Ngay_Nghi_201607.$C$3:.$C$39]) + SUMPRODUCT([Thong_Tin_Ngay_Nghi_201608.$B$3:.$B$42]=[.$B41];[Thong_Tin_Ngay_Nghi_201608.$C$3:.$C$42]) + SUMPRODUCT([Thong_Tin_Ngay_Nghi_201609.$B$3:.$B$49]=[.$B41];[Thong_Tin_Ngay_Nghi_201609.$C$3:.$C$49]) + SUMPRODUCT([Thong_Tin_Ngay_Nghi_201610.$B$3:.$B$55]=[.$B41];[Thong_Tin_Ngay_Nghi_201610.$C$3:.$C$55])" office:value-type="float" office:value="7">
            <text:p>7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41]+[.K41] +[.J41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anh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5">
            <text:p>10/05/16</text:p>
          </table:table-cell>
          <table:table-cell table:style-name="ce46" table:formula="of:=IF(YEAR(NOW())&gt;YEAR([.D42]);DATE(YEAR([.D42]);12;31);NOW())" office:value-type="date" office:date-value="2016-10-25T10:14:39.36">
            <text:p>10/25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0">
            <text:p>0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" office:value-type="float" office:value="0">
            <text:p>0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 + SUMPRODUCT([Thong_Tin_Ngay_Nghi_201604.$B$3:.$B$35]=[.$B42];[Thong_Tin_Ngay_Nghi_201604.$C$3:.$C$35]) + SUMPRODUCT([Thong_Tin_Ngay_Nghi_201605.$B$3:.$B$34]=[.$B42];[Thong_Tin_Ngay_Nghi_201605.$C$3:.$C$34]) + SUMPRODUCT([Thong_Tin_Ngay_Nghi_201606.$B$3:.$B$33]=[.$B42];[Thong_Tin_Ngay_Nghi_201606.$C$3:.$C$33]) + SUMPRODUCT([Thong_Tin_Ngay_Nghi_201607.$B$3:.$B$39]=[.$B42];[Thong_Tin_Ngay_Nghi_201607.$C$3:.$C$39]) + SUMPRODUCT([Thong_Tin_Ngay_Nghi_201608.$B$3:.$B$42]=[.$B42];[Thong_Tin_Ngay_Nghi_201608.$C$3:.$C$42]) + SUMPRODUCT([Thong_Tin_Ngay_Nghi_201609.$B$3:.$B$49]=[.$B42];[Thong_Tin_Ngay_Nghi_201609.$C$3:.$C$49]) + SUMPRODUCT([Thong_Tin_Ngay_Nghi_201610.$B$3:.$B$55]=[.$B42];[Thong_Tin_Ngay_Nghi_201610.$C$3:.$C$55])" office:value-type="float" office:value="2">
            <text:p>2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-2">
            <text:p>-2</text:p>
          </table:table-cell>
          <table:table-cell table:number-columns-repeated="2" table:style-name="ce45"/>
          <table:table-cell table:style-name="ce45" table:formula="of:=[.I42]+[.K42] +[.J42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10-25T10:14:39.36">
            <text:p>10/25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0">
            <text:p>10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 + SUMPRODUCT([Thong_Tin_Ngay_Nghi_201604.$B$3:.$B$35]=[.$B43];[Thong_Tin_Ngay_Nghi_201604.$C$3:.$C$35]) + SUMPRODUCT([Thong_Tin_Ngay_Nghi_201605.$B$3:.$B$34]=[.$B43];[Thong_Tin_Ngay_Nghi_201605.$C$3:.$C$34]) + SUMPRODUCT([Thong_Tin_Ngay_Nghi_201606.$B$3:.$B$33]=[.$B43];[Thong_Tin_Ngay_Nghi_201606.$C$3:.$C$33]) + SUMPRODUCT([Thong_Tin_Ngay_Nghi_201607.$B$3:.$B$39]=[.$B43];[Thong_Tin_Ngay_Nghi_201607.$C$3:.$C$39]) + SUMPRODUCT([Thong_Tin_Ngay_Nghi_201608.$B$3:.$B$42]=[.$B43];[Thong_Tin_Ngay_Nghi_201608.$C$3:.$C$42]) + SUMPRODUCT([Thong_Tin_Ngay_Nghi_201609.$B$3:.$B$49]=[.$B43];[Thong_Tin_Ngay_Nghi_201609.$C$3:.$C$49]) + SUMPRODUCT([Thong_Tin_Ngay_Nghi_201610.$B$3:.$B$55]=[.$B43];[Thong_Tin_Ngay_Nghi_201610.$C$3:.$C$55])" office:value-type="float" office:value="6.5">
            <text:p>6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4">
            <text:p>4</text:p>
          </table:table-cell>
          <table:table-cell table:number-columns-repeated="2" table:style-name="ce45"/>
          <table:table-cell table:style-name="ce45" table:formula="of:=[.I43]+[.K43] +[.J43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10-25T10:14:39.36">
            <text:p>10/25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0">
            <text:p>10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" office:value-type="float" office:value="9.5">
            <text:p>9.5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 + SUMPRODUCT([Thong_Tin_Ngay_Nghi_201604.$B$3:.$B$35]=[.$B44];[Thong_Tin_Ngay_Nghi_201604.$C$3:.$C$35]) + SUMPRODUCT([Thong_Tin_Ngay_Nghi_201605.$B$3:.$B$34]=[.$B44];[Thong_Tin_Ngay_Nghi_201605.$C$3:.$C$34]) + SUMPRODUCT([Thong_Tin_Ngay_Nghi_201606.$B$3:.$B$33]=[.$B44];[Thong_Tin_Ngay_Nghi_201606.$C$3:.$C$33]) + SUMPRODUCT([Thong_Tin_Ngay_Nghi_201607.$B$3:.$B$39]=[.$B44];[Thong_Tin_Ngay_Nghi_201607.$C$3:.$C$39]) + SUMPRODUCT([Thong_Tin_Ngay_Nghi_201608.$B$3:.$B$42]=[.$B44];[Thong_Tin_Ngay_Nghi_201608.$C$3:.$C$42]) + SUMPRODUCT([Thong_Tin_Ngay_Nghi_201609.$B$3:.$B$49]=[.$B44];[Thong_Tin_Ngay_Nghi_201609.$C$3:.$C$49]) + SUMPRODUCT([Thong_Tin_Ngay_Nghi_201610.$B$3:.$B$55]=[.$B44];[Thong_Tin_Ngay_Nghi_201610.$C$3:.$C$55])" office:value-type="float" office:value="11">
            <text:p>11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1">
            <text:p>1</text:p>
          </table:table-cell>
          <table:table-cell table:number-columns-repeated="2" table:style-name="ce45"/>
          <table:table-cell table:style-name="ce45" table:formula="of:=[.I44]+[.K44] +[.J44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5]);DATE(YEAR([.D45]);12;31);NOW())" office:value-type="date" office:date-value="2016-10-25T10:14:39.36">
            <text:p>10/25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3">
            <text:p>3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" office:value-type="float" office:value="0">
            <text:p>0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 + SUMPRODUCT([Thong_Tin_Ngay_Nghi_201604.$B$3:.$B$35]=[.$B45];[Thong_Tin_Ngay_Nghi_201604.$C$3:.$C$35]) + SUMPRODUCT([Thong_Tin_Ngay_Nghi_201605.$B$3:.$B$34]=[.$B45];[Thong_Tin_Ngay_Nghi_201605.$C$3:.$C$34]) + SUMPRODUCT([Thong_Tin_Ngay_Nghi_201606.$B$3:.$B$33]=[.$B45];[Thong_Tin_Ngay_Nghi_201606.$C$3:.$C$33]) + SUMPRODUCT([Thong_Tin_Ngay_Nghi_201607.$B$3:.$B$39]=[.$B45];[Thong_Tin_Ngay_Nghi_201607.$C$3:.$C$39]) + SUMPRODUCT([Thong_Tin_Ngay_Nghi_201608.$B$3:.$B$42]=[.$B45];[Thong_Tin_Ngay_Nghi_201608.$C$3:.$C$42]) + SUMPRODUCT([Thong_Tin_Ngay_Nghi_201609.$B$3:.$B$49]=[.$B45];[Thong_Tin_Ngay_Nghi_201609.$C$3:.$C$49]) + SUMPRODUCT([Thong_Tin_Ngay_Nghi_201610.$B$3:.$B$55]=[.$B45];[Thong_Tin_Ngay_Nghi_201610.$C$3:.$C$55])" office:value-type="float" office:value="5.5">
            <text:p>5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-2.5">
            <text:p>-2.5</text:p>
          </table:table-cell>
          <table:table-cell table:number-columns-repeated="2" table:style-name="ce45"/>
          <table:table-cell table:style-name="ce45" table:formula="of:=[.I45]+[.K45] +[.J45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10-25T10:14:39.37">
            <text:p>10/25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0">
            <text:p>10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" office:value-type="float" office:value="5">
            <text:p>5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 + SUMPRODUCT([Thong_Tin_Ngay_Nghi_201604.$B$3:.$B$35]=[.$B46];[Thong_Tin_Ngay_Nghi_201604.$C$3:.$C$35]) + SUMPRODUCT([Thong_Tin_Ngay_Nghi_201605.$B$3:.$B$34]=[.$B46];[Thong_Tin_Ngay_Nghi_201605.$C$3:.$C$34]) + SUMPRODUCT([Thong_Tin_Ngay_Nghi_201606.$B$3:.$B$33]=[.$B46];[Thong_Tin_Ngay_Nghi_201606.$C$3:.$C$33]) + SUMPRODUCT([Thong_Tin_Ngay_Nghi_201607.$B$3:.$B$39]=[.$B46];[Thong_Tin_Ngay_Nghi_201607.$C$3:.$C$39]) + SUMPRODUCT([Thong_Tin_Ngay_Nghi_201608.$B$3:.$B$42]=[.$B46];[Thong_Tin_Ngay_Nghi_201608.$C$3:.$C$42]) + SUMPRODUCT([Thong_Tin_Ngay_Nghi_201609.$B$3:.$B$49]=[.$B46];[Thong_Tin_Ngay_Nghi_201609.$C$3:.$C$49]) + SUMPRODUCT([Thong_Tin_Ngay_Nghi_201610.$B$3:.$B$55]=[.$B46];[Thong_Tin_Ngay_Nghi_201610.$C$3:.$C$55])" office:value-type="float" office:value="13">
            <text:p>13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1.5">
            <text:p>1.5</text:p>
          </table:table-cell>
          <table:table-cell table:number-columns-repeated="2" table:style-name="ce45"/>
          <table:table-cell table:style-name="ce45" table:formula="of:=[.I46]+[.K46] +[.J46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7]);DATE(YEAR([.D47]);12;31);NOW())" office:value-type="date" office:date-value="2016-10-25T10:14:39.37">
            <text:p>10/25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3">
            <text:p>3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" office:value-type="float" office:value="0">
            <text:p>0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 + SUMPRODUCT([Thong_Tin_Ngay_Nghi_201604.$B$3:.$B$35]=[.$B47];[Thong_Tin_Ngay_Nghi_201604.$C$3:.$C$35]) + SUMPRODUCT([Thong_Tin_Ngay_Nghi_201605.$B$3:.$B$34]=[.$B47];[Thong_Tin_Ngay_Nghi_201605.$C$3:.$C$34]) + SUMPRODUCT([Thong_Tin_Ngay_Nghi_201606.$B$3:.$B$33]=[.$B47];[Thong_Tin_Ngay_Nghi_201606.$C$3:.$C$33]) + SUMPRODUCT([Thong_Tin_Ngay_Nghi_201607.$B$3:.$B$39]=[.$B47];[Thong_Tin_Ngay_Nghi_201607.$C$3:.$C$39]) + SUMPRODUCT([Thong_Tin_Ngay_Nghi_201608.$B$3:.$B$42]=[.$B47];[Thong_Tin_Ngay_Nghi_201608.$C$3:.$C$42]) + SUMPRODUCT([Thong_Tin_Ngay_Nghi_201609.$B$3:.$B$49]=[.$B47];[Thong_Tin_Ngay_Nghi_201609.$C$3:.$C$49]) + SUMPRODUCT([Thong_Tin_Ngay_Nghi_201610.$B$3:.$B$55]=[.$B47];[Thong_Tin_Ngay_Nghi_201610.$C$3:.$C$55])" office:value-type="float" office:value="4">
            <text:p>4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-1">
            <text:p>-1</text:p>
          </table:table-cell>
          <table:table-cell table:number-columns-repeated="2" table:style-name="ce45"/>
          <table:table-cell table:style-name="ce45" table:formula="of:=[.I47]+[.K47] +[.J47]" office:value-type="float" office:value="-1">
            <text:p>-1</text:p>
          </table:table-cell>
          <table:table-cell table:style-name="ce53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10-25T10:14:39.37">
            <text:p>10/25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0">
            <text:p>10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" office:value-type="float" office:value="3">
            <text:p>3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 + SUMPRODUCT([Thong_Tin_Ngay_Nghi_201604.$B$3:.$B$35]=[.$B48];[Thong_Tin_Ngay_Nghi_201604.$C$3:.$C$35]) + SUMPRODUCT([Thong_Tin_Ngay_Nghi_201605.$B$3:.$B$34]=[.$B48];[Thong_Tin_Ngay_Nghi_201605.$C$3:.$C$34]) + SUMPRODUCT([Thong_Tin_Ngay_Nghi_201606.$B$3:.$B$33]=[.$B48];[Thong_Tin_Ngay_Nghi_201606.$C$3:.$C$33]) + SUMPRODUCT([Thong_Tin_Ngay_Nghi_201607.$B$3:.$B$39]=[.$B48];[Thong_Tin_Ngay_Nghi_201607.$C$3:.$C$39]) + SUMPRODUCT([Thong_Tin_Ngay_Nghi_201608.$B$3:.$B$42]=[.$B48];[Thong_Tin_Ngay_Nghi_201608.$C$3:.$C$42]) + SUMPRODUCT([Thong_Tin_Ngay_Nghi_201609.$B$3:.$B$49]=[.$B48];[Thong_Tin_Ngay_Nghi_201609.$C$3:.$C$49]) + SUMPRODUCT([Thong_Tin_Ngay_Nghi_201610.$B$3:.$B$55]=[.$B48];[Thong_Tin_Ngay_Nghi_201610.$C$3:.$C$55])" office:value-type="float" office:value="12">
            <text:p>12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-2">
            <text:p>-2</text:p>
          </table:table-cell>
          <table:table-cell table:number-columns-repeated="2" table:style-name="ce45"/>
          <table:table-cell table:style-name="ce45" table:formula="of:=[.I48]+[.K48] +[.J48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49]);DATE(YEAR([.D49]);12;31);NOW())" office:value-type="date" office:date-value="2016-10-25T10:14:39.37">
            <text:p>10/25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2">
            <text:p>2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" office:value-type="float" office:value="0">
            <text:p>0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 + SUMPRODUCT([Thong_Tin_Ngay_Nghi_201604.$B$3:.$B$35]=[.$B49];[Thong_Tin_Ngay_Nghi_201604.$C$3:.$C$35]) + SUMPRODUCT([Thong_Tin_Ngay_Nghi_201605.$B$3:.$B$34]=[.$B49];[Thong_Tin_Ngay_Nghi_201605.$C$3:.$C$34]) + SUMPRODUCT([Thong_Tin_Ngay_Nghi_201606.$B$3:.$B$33]=[.$B49];[Thong_Tin_Ngay_Nghi_201606.$C$3:.$C$33]) + SUMPRODUCT([Thong_Tin_Ngay_Nghi_201607.$B$3:.$B$39]=[.$B49];[Thong_Tin_Ngay_Nghi_201607.$C$3:.$C$39]) + SUMPRODUCT([Thong_Tin_Ngay_Nghi_201608.$B$3:.$B$42]=[.$B49];[Thong_Tin_Ngay_Nghi_201608.$C$3:.$C$42]) + SUMPRODUCT([Thong_Tin_Ngay_Nghi_201609.$B$3:.$B$49]=[.$B49];[Thong_Tin_Ngay_Nghi_201609.$C$3:.$C$49]) + SUMPRODUCT([Thong_Tin_Ngay_Nghi_201610.$B$3:.$B$55]=[.$B49];[Thong_Tin_Ngay_Nghi_201610.$C$3:.$C$55])" office:value-type="float" office:value="0">
            <text:p>0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5"/>
          <table:table-cell table:style-name="ce45" table:formula="of:=[.I49]+[.K49] +[.J49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0]);DATE(YEAR([.D50]);12;31);NOW())" office:value-type="date" office:date-value="2016-10-25T10:14:39.37">
            <text:p>10/25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0">
            <text:p>10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" office:value-type="float" office:value="1">
            <text:p>1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 + SUMPRODUCT([Thong_Tin_Ngay_Nghi_201604.$B$3:.$B$35]=[.$B50];[Thong_Tin_Ngay_Nghi_201604.$C$3:.$C$35]) + SUMPRODUCT([Thong_Tin_Ngay_Nghi_201605.$B$3:.$B$34]=[.$B50];[Thong_Tin_Ngay_Nghi_201605.$C$3:.$C$34]) + SUMPRODUCT([Thong_Tin_Ngay_Nghi_201606.$B$3:.$B$33]=[.$B50];[Thong_Tin_Ngay_Nghi_201606.$C$3:.$C$33]) + SUMPRODUCT([Thong_Tin_Ngay_Nghi_201607.$B$3:.$B$39]=[.$B50];[Thong_Tin_Ngay_Nghi_201607.$C$3:.$C$39]) + SUMPRODUCT([Thong_Tin_Ngay_Nghi_201608.$B$3:.$B$42]=[.$B50];[Thong_Tin_Ngay_Nghi_201608.$C$3:.$C$42]) + SUMPRODUCT([Thong_Tin_Ngay_Nghi_201609.$B$3:.$B$49]=[.$B50];[Thong_Tin_Ngay_Nghi_201609.$C$3:.$C$49]) + SUMPRODUCT([Thong_Tin_Ngay_Nghi_201610.$B$3:.$B$55]=[.$B50];[Thong_Tin_Ngay_Nghi_201610.$C$3:.$C$55])" office:value-type="float" office:value="7">
            <text:p>7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4">
            <text:p>4</text:p>
          </table:table-cell>
          <table:table-cell table:number-columns-repeated="2" table:style-name="ce45"/>
          <table:table-cell table:style-name="ce45" table:formula="of:=[.I50]+[.K50] +[.J50]" office:value-type="float" office:value="4">
            <text:p>4</text:p>
          </table:table-cell>
          <table:table-cell table:style-name="ce53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10-25T10:14:39.38">
            <text:p>10/25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0">
            <text:p>10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 + SUMPRODUCT([Thong_Tin_Ngay_Nghi_201604.$B$3:.$B$35]=[.$B51];[Thong_Tin_Ngay_Nghi_201604.$C$3:.$C$35]) + SUMPRODUCT([Thong_Tin_Ngay_Nghi_201605.$B$3:.$B$34]=[.$B51];[Thong_Tin_Ngay_Nghi_201605.$C$3:.$C$34]) + SUMPRODUCT([Thong_Tin_Ngay_Nghi_201606.$B$3:.$B$33]=[.$B51];[Thong_Tin_Ngay_Nghi_201606.$C$3:.$C$33]) + SUMPRODUCT([Thong_Tin_Ngay_Nghi_201607.$B$3:.$B$39]=[.$B51];[Thong_Tin_Ngay_Nghi_201607.$C$3:.$C$39]) + SUMPRODUCT([Thong_Tin_Ngay_Nghi_201608.$B$3:.$B$42]=[.$B51];[Thong_Tin_Ngay_Nghi_201608.$C$3:.$C$42]) + SUMPRODUCT([Thong_Tin_Ngay_Nghi_201609.$B$3:.$B$49]=[.$B51];[Thong_Tin_Ngay_Nghi_201609.$C$3:.$C$49]) + SUMPRODUCT([Thong_Tin_Ngay_Nghi_201610.$B$3:.$B$55]=[.$B51];[Thong_Tin_Ngay_Nghi_201610.$C$3:.$C$55])" office:value-type="float" office:value="5">
            <text:p>5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5.5">
            <text:p>5.5</text:p>
          </table:table-cell>
          <table:table-cell table:number-columns-repeated="2" table:style-name="ce45"/>
          <table:table-cell table:style-name="ce45" table:formula="of:=[.I51]+[.K51] +[.J51]" office:value-type="float" office:value="5.5">
            <text:p>5.5</text:p>
          </table:table-cell>
          <table:table-cell table:style-name="ce53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2]);DATE(YEAR([.D52]);12;31);NOW())" office:value-type="date" office:date-value="2016-10-25T10:14:39.38">
            <text:p>10/25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 + SUMPRODUCT([Thong_Tin_Ngay_Nghi_201604.$B$3:.$B$35]=[.$B52];[Thong_Tin_Ngay_Nghi_201604.$C$3:.$C$35]) + SUMPRODUCT([Thong_Tin_Ngay_Nghi_201605.$B$3:.$B$34]=[.$B52];[Thong_Tin_Ngay_Nghi_201605.$C$3:.$C$34]) + SUMPRODUCT([Thong_Tin_Ngay_Nghi_201606.$B$3:.$B$33]=[.$B52];[Thong_Tin_Ngay_Nghi_201606.$C$3:.$C$33]) + SUMPRODUCT([Thong_Tin_Ngay_Nghi_201607.$B$3:.$B$39]=[.$B52];[Thong_Tin_Ngay_Nghi_201607.$C$3:.$C$39]) + SUMPRODUCT([Thong_Tin_Ngay_Nghi_201608.$B$3:.$B$42]=[.$B52];[Thong_Tin_Ngay_Nghi_201608.$C$3:.$C$42]) + SUMPRODUCT([Thong_Tin_Ngay_Nghi_201609.$B$3:.$B$49]=[.$B52];[Thong_Tin_Ngay_Nghi_201609.$C$3:.$C$49]) + SUMPRODUCT([Thong_Tin_Ngay_Nghi_201610.$B$3:.$B$55]=[.$B52];[Thong_Tin_Ngay_Nghi_201610.$C$3:.$C$55])" office:value-type="float" office:value="11.5">
            <text:p>11.5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1.5">
            <text:p>1.5</text:p>
          </table:table-cell>
          <table:table-cell table:number-columns-repeated="2" table:style-name="ce45"/>
          <table:table-cell table:style-name="ce45" table:formula="of:=[.I52]+[.K52] +[.J52]" office:value-type="float" office:value="1.5">
            <text:p>1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6">
          <table:table-cell table:number-columns-repeated="13"/>
        </table:table-row>
        <table:table-row table:style-name="ro2" table:number-rows-repeated="104851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67in" draw:caption-point-x="-0.2319in" draw:caption-point-y="0.361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1in" draw:caption-point-x="-0.2402in" draw:caption-point-y="0.611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1in" draw:caption-point-x="-0.2402in" draw:caption-point-y="0.6091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77in" draw:caption-point-x="-0.2335in" draw:caption-point-y="0.29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in" draw:caption-point-x="-0.2516in" draw:caption-point-y="0.2878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87in" draw:caption-point-x="-0.2402in" draw:caption-point-y="0.6071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in" draw:caption-point-x="-0.2409in" draw:caption-point-y="0.1614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in" draw:caption-point-x="-0.2319in" draw:caption-point-y="0.098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in" draw:caption-point-x="-0.2319in" draw:caption-point-y="0.098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32in" draw:caption-point-x="-0.2409in" draw:caption-point-y="0.0878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in" draw:caption-point-x="-0.2402in" draw:caption-point-y="0.6091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04in" draw:caption-point-x="-0.2402in" draw:caption-point-y="0.6106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08in" draw:caption-point-x="-0.2402in" draw:caption-point-y="0.6102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08in" draw:caption-point-x="-0.2402in" draw:caption-point-y="0.6102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59in" draw:caption-point-x="-0.2402in" draw:caption-point-y="0.6051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in" draw:caption-point-x="-0.2402in" draw:caption-point-y="0.6087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68in" draw:caption-point-x="-0.237in" draw:caption-point-y="-0.122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68in" draw:caption-point-x="-0.2409in" draw:caption-point-y="-0.122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74in" draw:caption-point-x="-0.239in" draw:caption-point-y="-0.1854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in" draw:caption-point-x="-0.2319in" draw:caption-point-y="-0.196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74in" draw:caption-point-x="-0.239in" draw:caption-point-y="-0.1854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74in" draw:caption-point-x="-0.2425in" draw:caption-point-y="-0.1854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in" draw:caption-point-x="-0.2461in" draw:caption-point-y="-0.1961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in" draw:caption-point-x="-0.2516in" draw:caption-point-y="-0.1961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1in" draw:caption-point-x="-0.2402in" draw:caption-point-y="0.6079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799in" draw:caption-point-x="-0.2335in" draw:caption-point-y="-0.3327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58in" draw:caption-point-x="-0.237in" draw:caption-point-y="-0.5433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1in" draw:caption-point-x="-0.2461in" draw:caption-point-y="-1.1213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in" draw:caption-point-x="-0.2402in" draw:caption-point-y="0.6098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13in" draw:caption-point-x="-0.239in" draw:caption-point-y="-1.2579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26in" draw:caption-point-x="-0.2335in" draw:caption-point-y="-1.331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24in" draw:caption-point-x="-0.2461in" draw:caption-point-y="-1.626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06in" draw:caption-point-x="-0.237in" draw:caption-point-y="-1.689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uyLTT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7.8185in" draw:caption-point-x="-0.2319in" draw:caption-point-y="-1.899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7.8287in" draw:caption-point-x="-0.2461in" draw:caption-point-y="-1.9094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ruyenLVC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etBA</text:p>
          </table:table-cell>
          <table:table-cell table:style-name="ce56" table:formula="of:=SUM([.D27:.AH2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8.535in" draw:caption-point-x="-0.2445in" draw:caption-point-y="-2.1201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nhP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8.9193in" draw:caption-point-x="-0.237in" draw:caption-point-y="-2.2567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3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2in" draw:caption-point-x="-0.2402in" draw:caption-point-y="0.6079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in" draw:caption-point-x="-0.2402in" draw:caption-point-y="0.6051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2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1in" draw:caption-point-x="-0.2402in" draw:caption-point-y="0.6063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4in" draw:caption-point-x="-0.2402in" draw:caption-point-y="0.6106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39in" draw:caption-point-x="-0.2402in" draw:caption-point-y="0.6071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39in" draw:caption-point-x="-0.2402in" draw:caption-point-y="0.6071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3in" draw:caption-point-x="-0.2402in" draw:caption-point-y="0.6047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2in" draw:caption-point-x="-0.2402in" draw:caption-point-y="0.6075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5in" draw:caption-point-x="-0.2402in" draw:caption-point-y="0.6098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76in" draw:caption-point-x="-0.2402in" draw:caption-point-y="0.6067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in" draw:caption-point-x="-0.2402in" draw:caption-point-y="0.6106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2in" draw:caption-point-x="-0.2402in" draw:caption-point-y="0.6094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2in" draw:caption-point-x="-0.2402in" draw:caption-point-y="0.6094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17in" draw:caption-point-x="-0.2402in" draw:caption-point-y="0.6031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1in" draw:caption-point-x="-0.2402in" draw:caption-point-y="0.6091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4in" draw:caption-point-x="-0.2402in" draw:caption-point-y="0.6047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3in" draw:caption-point-x="-0.2402in" draw:caption-point-y="0.6039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46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28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in" draw:caption-point-x="-0.2402in" draw:caption-point-y="0.6075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5in" draw:caption-point-x="-0.2402in" draw:caption-point-y="0.6039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in" draw:caption-point-x="-0.2402in" draw:caption-point-y="0.6055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09in" draw:caption-point-x="-0.2402in" draw:caption-point-y="0.6102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in" draw:caption-point-x="-0.2402in" draw:caption-point-y="0.6067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5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697in" draw:caption-point-x="-0.2402in" draw:caption-point-y="0.60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8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71" table:formula="of:=SUM([.D26:.AF26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5583in" draw:caption-point-x="-0.2402in" draw:caption-point-y="0.6091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052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71" table:formula="of:=SUM([.D29:.AF2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42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0992in" draw:caption-point-x="-0.2402in" draw:caption-point-y="0.6189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35in" draw:caption-point-x="-0.2402in" draw:caption-point-y="0.614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51in" draw:caption-point-x="-0.2402in" draw:caption-point-y="0.613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14in" draw:caption-point-x="-0.2402in" draw:caption-point-y="0.6067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65in" draw:caption-point-x="-0.2402in" draw:caption-point-y="0.6193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55in" draw:caption-point-x="-0.2402in" draw:caption-point-y="0.6102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49in" draw:caption-point-x="-0.2402in" draw:caption-point-y="0.6185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08in" draw:caption-point-x="-0.2402in" draw:caption-point-y="0.6126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17in" draw:caption-point-x="-0.2402in" draw:caption-point-y="0.6193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33in" draw:caption-point-x="-0.2402in" draw:caption-point-y="0.6177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45in" draw:caption-point-x="-0.2402in" draw:caption-point-y="0.616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49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39in" draw:caption-point-x="-0.2402in" draw:caption-point-y="0.557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84in" draw:caption-point-x="-0.2402in" draw:caption-point-y="0.6126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67in" draw:caption-point-x="-0.2402in" draw:caption-point-y="0.6043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21in" draw:caption-point-x="-0.2402in" draw:caption-point-y="0.616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46in" draw:caption-point-x="-0.2402in" draw:caption-point-y="0.619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06in" draw:caption-point-x="-0.2402in" draw:caption-point-y="0.613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21in" draw:caption-point-x="-0.2402in" draw:caption-point-y="0.6098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799in" draw:caption-point-x="-0.2402in" draw:caption-point-y="0.619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31in" draw:caption-point-x="-0.2402in" draw:caption-point-y="0.616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7in" draw:caption-point-x="-0.2402in" draw:caption-point-y="0.6126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68in" draw:caption-point-x="-0.2402in" draw:caption-point-y="0.6181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72in" draw:caption-point-x="-0.2402in" draw:caption-point-y="0.6177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83in" draw:caption-point-x="-0.2402in" draw:caption-point-y="0.616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23in" draw:caption-point-x="-0.2402in" draw:caption-point-y="0.6126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46in" draw:caption-point-x="-0.2402in" draw:caption-point-y="0.6102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74in" draw:caption-point-x="-0.2402in" draw:caption-point-y="0.607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295in" draw:caption-point-x="-0.2402in" draw:caption-point-y="0.613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23in" draw:caption-point-x="-0.2402in" draw:caption-point-y="0.6102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76in" draw:caption-point-x="-0.2402in" draw:caption-point-y="0.6126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697in" draw:caption-point-x="-0.2402in" draw:caption-point-y="0.6161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89in" draw:caption-point-x="-0.2402in" draw:caption-point-y="0.614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05in" draw:caption-point-x="-0.2402in" draw:caption-point-y="0.613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48in" draw:caption-point-x="-0.2402in" draw:caption-point-y="0.608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3in" draw:caption-point-x="-0.2402in" draw:caption-point-y="0.6181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01in" draw:caption-point-x="-0.2402in" draw:caption-point-y="0.61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693in" draw:caption-point-x="-0.2402in" draw:caption-point-y="0.6118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05in" draw:caption-point-x="-0.2402in" draw:caption-point-y="0.6106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4in" draw:caption-point-x="-0.2402in" draw:caption-point-y="0.607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01in" draw:caption-point-x="-0.2402in" draw:caption-point-y="0.608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38in" draw:caption-point-x="-0.2402in" draw:caption-point-y="0.6126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55in" draw:caption-point-x="-0.2402in" draw:caption-point-y="0.6161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16in" draw:caption-point-x="-0.2402in" draw:caption-point-y="0.6177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55in" draw:caption-point-x="-0.2402in" draw:caption-point-y="0.613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67in" draw:caption-point-x="-0.2402in" draw:caption-point-y="0.6126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12in" draw:caption-point-x="-0.2402in" draw:caption-point-y="0.6161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14in" draw:caption-point-x="-0.2402in" draw:caption-point-y="0.6059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5.7957in" draw:caption-point-x="-0.2402in" draw:caption-point-y="0.6193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5.7984in" draw:caption-point-x="-0.2402in" draw:caption-point-y="0.616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5.7996in" draw:caption-point-x="-0.2402in" draw:caption-point-y="0.615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2in" draw:caption-point-x="-0.2402in" draw:caption-point-y="0.613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5.8047in" draw:caption-point-x="-0.2402in" draw:caption-point-y="0.6102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84" table:formula="of:=SUM([.D28:.AH28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0421in" draw:caption-point-x="-0.2402in" draw:caption-point-y="0.620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0559in" draw:caption-point-x="-0.2402in" draw:caption-point-y="0.6067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3035in" draw:caption-point-x="-0.2402in" draw:caption-point-y="0.6067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84" table:formula="of:=SUM([.D30:.AH3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6.5484in" draw:caption-point-x="-0.2402in" draw:caption-point-y="0.6094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in" draw:caption-point-x="-0.2402in" draw:caption-point-y="0.6181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02in" draw:caption-point-x="-0.2402in" draw:caption-point-y="0.607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14in" draw:caption-point-x="-0.2402in" draw:caption-point-y="0.6067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12in" draw:caption-point-x="-0.2402in" draw:caption-point-y="0.614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31in" draw:caption-point-x="-0.2402in" draw:caption-point-y="0.6126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12in" draw:caption-point-x="-0.2402in" draw:caption-point-y="0.614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54in" draw:caption-point-x="-0.2402in" draw:caption-point-y="0.550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49in" draw:caption-point-x="-0.2402in" draw:caption-point-y="0.618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53in" draw:caption-point-x="-0.2402in" draw:caption-point-y="0.6181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51in" draw:caption-point-x="-0.2402in" draw:caption-point-y="0.6083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59in" draw:caption-point-x="-0.2402in" draw:caption-point-y="0.6075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29in" draw:caption-point-x="-0.2402in" draw:caption-point-y="0.618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41in" draw:caption-point-x="-0.2402in" draw:caption-point-y="0.6169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41in" draw:caption-point-x="-0.2402in" draw:caption-point-y="0.6169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24in" draw:caption-point-x="-0.2402in" draw:caption-point-y="0.6087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41in" draw:caption-point-x="-0.2402in" draw:caption-point-y="0.6169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55in" draw:caption-point-x="-0.2402in" draw:caption-point-y="0.6055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06in" draw:caption-point-x="-0.2402in" draw:caption-point-y="0.618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49in" draw:caption-point-x="-0.2402in" draw:caption-point-y="0.6138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06in" draw:caption-point-x="-0.2402in" draw:caption-point-y="0.618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0996in" draw:caption-point-x="-0.2402in" draw:caption-point-y="0.609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398in" draw:caption-point-x="-0.2402in" draw:caption-point-y="0.6169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488in" draw:caption-point-x="-0.2402in" draw:caption-point-y="0.6079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39in" draw:caption-point-x="-0.2402in" draw:caption-point-y="0.618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82in" draw:caption-point-x="-0.2402in" draw:caption-point-y="0.613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82in" draw:caption-point-x="-0.2402in" draw:caption-point-y="0.613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41in" draw:caption-point-x="-0.2402in" draw:caption-point-y="0.607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89in" draw:caption-point-x="-0.2402in" draw:caption-point-y="0.6106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8in" draw:caption-point-x="-0.2402in" draw:caption-point-y="0.6146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31in" draw:caption-point-x="-0.2402in" draw:caption-point-y="0.6094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39in" draw:caption-point-x="-0.2402in" draw:caption-point-y="0.6087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5in" draw:caption-point-x="-0.2402in" draw:caption-point-y="0.6075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58in" draw:caption-point-x="-0.2402in" draw:caption-point-y="0.606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15in" draw:caption-point-x="-0.2402in" draw:caption-point-y="0.608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54in" draw:caption-point-x="-0.2402in" draw:caption-point-y="0.6047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68in" draw:caption-point-x="-0.2402in" draw:caption-point-y="0.609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81in" draw:caption-point-x="-0.2402in" draw:caption-point-y="0.6154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81in" draw:caption-point-x="-0.2402in" draw:caption-point-y="0.613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2in" draw:caption-point-x="-0.2402in" draw:caption-point-y="0.609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01in" draw:caption-point-x="-0.2402in" draw:caption-point-y="0.608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79in" draw:caption-point-x="-0.2402in" draw:caption-point-y="0.618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587in" draw:caption-point-x="-0.2402in" draw:caption-point-y="0.617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587in" draw:caption-point-x="-0.2402in" draw:caption-point-y="0.617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587in" draw:caption-point-x="-0.2402in" draw:caption-point-y="0.617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71in" draw:caption-point-x="-0.2402in" draw:caption-point-y="0.6169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67in" draw:caption-point-x="-0.2402in" draw:caption-point-y="0.617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67in" draw:caption-point-x="-0.2402in" draw:caption-point-y="0.617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79in" draw:caption-point-x="-0.2402in" draw:caption-point-y="0.613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79in" draw:caption-point-x="-0.2402in" draw:caption-point-y="0.613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2in" draw:caption-point-x="-0.2402in" draw:caption-point-y="0.6173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488in" draw:caption-point-x="-0.2402in" draw:caption-point-y="0.618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28in" draw:caption-point-x="-0.2402in" draw:caption-point-y="0.6146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598in" draw:caption-point-x="-0.2402in" draw:caption-point-y="0.6075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5.7965in" draw:caption-point-x="-0.2402in" draw:caption-point-y="0.618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8047in" draw:caption-point-x="-0.2402in" draw:caption-point-y="0.6102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5.8051in" draw:caption-point-x="-0.2402in" draw:caption-point-y="0.6098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5.8646in" draw:caption-point-x="-0.2402in" draw:caption-point-y="0.550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449in" draw:caption-point-x="-0.2402in" draw:caption-point-y="0.6177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0488in" draw:caption-point-x="-0.2402in" draw:caption-point-y="0.613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3016in" draw:caption-point-x="-0.2402in" draw:caption-point-y="0.608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97" table:formula="of:=SUM([.D30:.AG3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0996in" draw:caption-point-x="-0.2402in" draw:caption-point-y="0.6185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04in" draw:caption-point-x="-0.2402in" draw:caption-point-y="0.617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12in" draw:caption-point-x="-0.2402in" draw:caption-point-y="0.6169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59in" draw:caption-point-x="-0.2402in" draw:caption-point-y="0.6122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69in" draw:caption-point-x="-0.2402in" draw:caption-point-y="0.6189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8in" draw:caption-point-x="-0.2402in" draw:caption-point-y="0.6177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76in" draw:caption-point-x="-0.2402in" draw:caption-point-y="0.6181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04in" draw:caption-point-x="-0.2402in" draw:caption-point-y="0.615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06in" draw:caption-point-x="-0.2402in" draw:caption-point-y="0.6051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087in" draw:caption-point-x="-0.2402in" draw:caption-point-y="0.6047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29in" draw:caption-point-x="-0.2402in" draw:caption-point-y="0.6181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41in" draw:caption-point-x="-0.2402in" draw:caption-point-y="0.6169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57in" draw:caption-point-x="-0.2402in" draw:caption-point-y="0.615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21in" draw:caption-point-x="-0.2402in" draw:caption-point-y="0.616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21in" draw:caption-point-x="-0.2402in" draw:caption-point-y="0.616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21in" draw:caption-point-x="-0.2402in" draw:caption-point-y="0.616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06in" draw:caption-point-x="-0.2402in" draw:caption-point-y="0.6161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496in" draw:caption-point-x="-0.2402in" draw:caption-point-y="0.6071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89in" draw:caption-point-x="-0.2402in" draw:caption-point-y="0.615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76in" draw:caption-point-x="-0.2402in" draw:caption-point-y="0.6067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43in" draw:caption-point-x="-0.2402in" draw:caption-point-y="0.617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5in" draw:caption-point-x="-0.2402in" draw:caption-point-y="0.6169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398in" draw:caption-point-x="-0.2402in" draw:caption-point-y="0.612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398in" draw:caption-point-x="-0.2402in" draw:caption-point-y="0.612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398in" draw:caption-point-x="-0.2402in" draw:caption-point-y="0.612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398in" draw:caption-point-x="-0.2402in" draw:caption-point-y="0.612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398in" draw:caption-point-x="-0.2402in" draw:caption-point-y="0.612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41in" draw:caption-point-x="-0.2402in" draw:caption-point-y="0.607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03in" draw:caption-point-x="-0.2402in" draw:caption-point-y="0.6193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19in" draw:caption-point-x="-0.2402in" draw:caption-point-y="0.6177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27in" draw:caption-point-x="-0.2402in" draw:caption-point-y="0.6169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35in" draw:caption-point-x="-0.2402in" draw:caption-point-y="0.6161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54in" draw:caption-point-x="-0.2402in" draw:caption-point-y="0.6142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09in" draw:caption-point-x="-0.2402in" draw:caption-point-y="0.6087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33in" draw:caption-point-x="-0.2402in" draw:caption-point-y="0.6063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56in" draw:caption-point-x="-0.2402in" draw:caption-point-y="0.6193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64in" draw:caption-point-x="-0.2402in" draw:caption-point-y="0.6185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15in" draw:caption-point-x="-0.2402in" draw:caption-point-y="0.6134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19in" draw:caption-point-x="-0.2402in" draw:caption-point-y="0.613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48in" draw:caption-point-x="-0.2402in" draw:caption-point-y="0.6177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56in" draw:caption-point-x="-0.2402in" draw:caption-point-y="0.6169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58in" draw:caption-point-x="-0.2402in" draw:caption-point-y="0.606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62in" draw:caption-point-x="-0.2402in" draw:caption-point-y="0.6063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82in" draw:caption-point-x="-0.2402in" draw:caption-point-y="0.6043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64in" draw:caption-point-x="-0.2402in" draw:caption-point-y="0.6138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52in" draw:caption-point-x="-0.2402in" draw:caption-point-y="0.613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4in" draw:caption-point-x="-0.2402in" draw:caption-point-y="0.6118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795in" draw:caption-point-x="-0.2402in" draw:caption-point-y="0.6063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65in" draw:caption-point-x="-0.2402in" draw:caption-point-y="0.6169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287in" draw:caption-point-x="-0.2402in" draw:caption-point-y="0.6047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57in" draw:caption-point-x="-0.2402in" draw:caption-point-y="0.615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3in" draw:caption-point-x="-0.2402in" draw:caption-point-y="0.618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4in" draw:caption-point-x="-0.2402in" draw:caption-point-y="0.6071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098in" draw:caption-point-x="-0.2402in" draw:caption-point-y="0.618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197in" draw:caption-point-x="-0.2402in" draw:caption-point-y="0.609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2in" draw:caption-point-x="-0.2402in" draw:caption-point-y="0.606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4in" draw:caption-point-x="-0.2402in" draw:caption-point-y="0.6047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51in" draw:caption-point-x="-0.2402in" draw:caption-point-y="0.616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5in" draw:caption-point-x="-0.2402in" draw:caption-point-y="0.6067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51in" draw:caption-point-x="-0.2402in" draw:caption-point-y="0.616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69in" draw:caption-point-x="-0.2402in" draw:caption-point-y="0.6047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110" table:formula="of:=SUM([.D27:.AH27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57in" draw:caption-point-x="-0.2402in" draw:caption-point-y="0.619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2in" draw:caption-point-x="-0.2402in" draw:caption-point-y="0.6177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7969in" draw:caption-point-x="-0.2402in" draw:caption-point-y="0.618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5.8039in" draw:caption-point-x="-0.2402in" draw:caption-point-y="0.61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110" table:formula="of:=SUM([.D28:.AH28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0449in" draw:caption-point-x="-0.2402in" draw:caption-point-y="0.6177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0465in" draw:caption-point-x="-0.2402in" draw:caption-point-y="0.6161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0465in" draw:caption-point-x="-0.2402in" draw:caption-point-y="0.616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65in" draw:caption-point-x="-0.2402in" draw:caption-point-y="0.616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0465in" draw:caption-point-x="-0.2402in" draw:caption-point-y="0.6161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0504in" draw:caption-point-x="-0.2402in" draw:caption-point-y="0.6122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0508in" draw:caption-point-x="-0.2402in" draw:caption-point-y="0.611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0508in" draw:caption-point-x="-0.2402in" draw:caption-point-y="0.611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0547in" draw:caption-point-x="-0.2402in" draw:caption-point-y="0.6079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0559in" draw:caption-point-x="-0.2402in" draw:caption-point-y="0.606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0559in" draw:caption-point-x="-0.2402in" draw:caption-point-y="0.606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2972in" draw:caption-point-x="-0.2402in" draw:caption-point-y="0.613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2992in" draw:caption-point-x="-0.2402in" draw:caption-point-y="0.61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35in" draw:caption-point-x="-0.2402in" draw:caption-point-y="0.606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3055in" draw:caption-point-x="-0.2402in" draw:caption-point-y="0.6047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4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28in" draw:caption-point-x="-0.2402in" draw:caption-point-y="0.6154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51in" draw:caption-point-x="-0.2402in" draw:caption-point-y="0.613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71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094in" draw:caption-point-x="-0.2402in" draw:caption-point-y="0.6087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26in" draw:caption-point-x="-0.2402in" draw:caption-point-y="0.605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09in" draw:caption-point-x="-0.2402in" draw:caption-point-y="0.5472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61in" draw:caption-point-x="-0.2402in" draw:caption-point-y="0.602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65in" draw:caption-point-x="-0.2402in" draw:caption-point-y="0.601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24in" draw:caption-point-x="-0.2402in" draw:caption-point-y="0.6134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31in" draw:caption-point-x="-0.2402in" draw:caption-point-y="0.6126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47in" draw:caption-point-x="-0.2402in" draw:caption-point-y="0.611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06in" draw:caption-point-x="-0.2402in" draw:caption-point-y="0.6051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1in" draw:caption-point-x="-0.2402in" draw:caption-point-y="0.6047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38in" draw:caption-point-x="-0.2402in" draw:caption-point-y="0.60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42in" draw:caption-point-x="-0.2402in" draw:caption-point-y="0.601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8in" draw:caption-point-x="-0.2402in" draw:caption-point-y="0.6154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59in" draw:caption-point-x="-0.2402in" draw:caption-point-y="0.607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49in" draw:caption-point-x="-0.2402in" draw:caption-point-y="0.6161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76in" draw:caption-point-x="-0.2402in" draw:caption-point-y="0.6134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8in" draw:caption-point-x="-0.2402in" draw:caption-point-y="0.613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in" draw:caption-point-x="-0.2402in" draw:caption-point-y="0.611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594in" draw:caption-point-x="-0.2402in" draw:caption-point-y="0.601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33in" draw:caption-point-x="-0.2402in" draw:caption-point-y="0.6154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04in" draw:caption-point-x="-0.2402in" draw:caption-point-y="0.6083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59in" draw:caption-point-x="-0.2402in" draw:caption-point-y="0.602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13in" draw:caption-point-x="-0.2402in" draw:caption-point-y="0.6154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57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31in" draw:caption-point-x="-0.2402in" draw:caption-point-y="0.6035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53in" draw:caption-point-x="-0.2402in" draw:caption-point-y="0.606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39in" draw:caption-point-x="-0.2402in" draw:caption-point-y="0.6157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62in" draw:caption-point-x="-0.2402in" draw:caption-point-y="0.6134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66in" draw:caption-point-x="-0.2402in" draw:caption-point-y="0.613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886in" draw:caption-point-x="-0.2402in" draw:caption-point-y="0.611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02in" draw:caption-point-x="-0.2402in" draw:caption-point-y="0.6094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45in" draw:caption-point-x="-0.2402in" draw:caption-point-y="0.6051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07in" draw:caption-point-x="-0.2402in" draw:caption-point-y="0.614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19in" draw:caption-point-x="-0.2402in" draw:caption-point-y="0.613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39in" draw:caption-point-x="-0.2402in" draw:caption-point-y="0.61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39in" draw:caption-point-x="-0.2402in" draw:caption-point-y="0.611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02in" draw:caption-point-x="-0.2402in" draw:caption-point-y="0.6047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13in" draw:caption-point-x="-0.2402in" draw:caption-point-y="0.6035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25in" draw:caption-point-x="-0.2402in" draw:caption-point-y="0.6024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37in" draw:caption-point-x="-0.2402in" draw:caption-point-y="0.6012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68in" draw:caption-point-x="-0.2402in" draw:caption-point-y="0.6157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295in" draw:caption-point-x="-0.2402in" draw:caption-point-y="0.613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54in" draw:caption-point-x="-0.2402in" draw:caption-point-y="0.607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299in" draw:caption-point-x="-0.2402in" draw:caption-point-y="0.6083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23in" draw:caption-point-x="-0.2402in" draw:caption-point-y="0.6035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03in" draw:caption-point-x="-0.2402in" draw:caption-point-y="0.6031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54in" draw:caption-point-x="-0.2402in" draw:caption-point-y="0.6157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69in" draw:caption-point-x="-0.2402in" draw:caption-point-y="0.614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2in" draw:caption-point-x="-0.2402in" draw:caption-point-y="0.6091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56in" draw:caption-point-x="-0.2402in" draw:caption-point-y="0.6055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3in" draw:caption-point-x="-0.2402in" draw:caption-point-y="0.611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61in" draw:caption-point-x="-0.2402in" draw:caption-point-y="0.6079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77in" draw:caption-point-x="-0.2402in" draw:caption-point-y="0.6063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185in" draw:caption-point-x="-0.2402in" draw:caption-point-y="0.6055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14in" draw:caption-point-x="-0.2402in" draw:caption-point-y="0.6102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75in" draw:caption-point-x="-0.2402in" draw:caption-point-y="0.6118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31in" draw:caption-point-x="-0.2402in" draw:caption-point-y="0.614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63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54in" draw:caption-point-x="-0.2402in" draw:caption-point-y="0.602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24in" draw:caption-point-x="-0.2402in" draw:caption-point-y="0.612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39in" draw:caption-point-x="-0.2402in" draw:caption-point-y="0.611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28in" draw:caption-point-x="-0.2402in" draw:caption-point-y="0.6098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79in" draw:caption-point-x="-0.2402in" draw:caption-point-y="0.6047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23" table:formula="of:=SUM([.D29:.AG29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2945in" draw:caption-point-x="-0.2402in" draw:caption-point-y="0.6157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2945in" draw:caption-point-x="-0.2402in" draw:caption-point-y="0.6157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61in" draw:caption-point-x="-0.2402in" draw:caption-point-y="0.614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69in" draw:caption-point-x="-0.2402in" draw:caption-point-y="0.613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2972in" draw:caption-point-x="-0.2402in" draw:caption-point-y="0.613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2976in" draw:caption-point-x="-0.2402in" draw:caption-point-y="0.6126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2992in" draw:caption-point-x="-0.2402in" draw:caption-point-y="0.611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2996in" draw:caption-point-x="-0.2402in" draw:caption-point-y="0.6106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3035in" draw:caption-point-x="-0.2402in" draw:caption-point-y="0.606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67in" draw:caption-point-x="-0.2402in" draw:caption-point-y="0.6035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3035in" draw:caption-point-x="-0.2402in" draw:caption-point-y="0.606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087in" draw:caption-point-x="-0.2402in" draw:caption-point-y="0.601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5531in" draw:caption-point-x="-0.2402in" draw:caption-point-y="0.6047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23" table:formula="of:=SUM([.D31:.AG3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29in" draw:caption-point-x="-0.2402in" draw:caption-point-y="0.612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6.7945in" draw:caption-point-x="-0.2402in" draw:caption-point-y="0.61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45in" draw:caption-point-x="-0.2402in" draw:caption-point-y="0.611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in" draw:caption-point-x="-0.2402in" draw:caption-point-y="0.607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2in" draw:caption-point-x="-0.2402in" draw:caption-point-y="0.6035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35in" draw:caption-point-x="-0.2402in" draw:caption-point-y="0.60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23" table:formula="of:=SUM([.D32:.AG3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55in" draw:caption-point-x="-0.2402in" draw:caption-point-y="0.6126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59in" draw:caption-point-x="-0.2402in" draw:caption-point-y="0.6122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1in" draw:caption-point-x="-0.2402in" draw:caption-point-y="0.6071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18in" draw:caption-point-x="-0.2402in" draw:caption-point-y="0.6063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34in" draw:caption-point-x="-0.2402in" draw:caption-point-y="0.6047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38in" draw:caption-point-x="-0.2402in" draw:caption-point-y="0.6043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69in" draw:caption-point-x="-0.2402in" draw:caption-point-y="0.6012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16in" draw:caption-point-x="-0.2402in" draw:caption-point-y="0.6142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59in" draw:caption-point-x="-0.2402in" draw:caption-point-y="0.60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594in" draw:caption-point-x="-0.2402in" draw:caption-point-y="0.6063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54in" draw:caption-point-x="-0.2402in" draw:caption-point-y="0.600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8in" draw:caption-point-x="-0.2402in" draw:caption-point-y="0.6154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57in" draw:caption-point-x="-0.2402in" draw:caption-point-y="0.6154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488in" draw:caption-point-x="-0.2402in" draw:caption-point-y="0.6122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59in" draw:caption-point-x="-0.2402in" draw:caption-point-y="0.6051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79in" draw:caption-point-x="-0.2402in" draw:caption-point-y="0.6031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06in" draw:caption-point-x="-0.2402in" draw:caption-point-y="0.600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55in" draw:caption-point-x="-0.2402in" draw:caption-point-y="0.6031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83in" draw:caption-point-x="-0.2402in" draw:caption-point-y="0.600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69in" draw:caption-point-x="-0.2402in" draw:caption-point-y="0.60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12in" draw:caption-point-x="-0.2402in" draw:caption-point-y="0.6055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09in" draw:caption-point-x="-0.2402in" draw:caption-point-y="0.6157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09in" draw:caption-point-x="-0.2402in" draw:caption-point-y="0.6157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09in" draw:caption-point-x="-0.2402in" draw:caption-point-y="0.6157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09in" draw:caption-point-x="-0.2402in" draw:caption-point-y="0.6157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8in" draw:caption-point-x="-0.2402in" draw:caption-point-y="0.6063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488in" draw:caption-point-x="-0.2402in" draw:caption-point-y="0.6031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488in" draw:caption-point-x="-0.2402in" draw:caption-point-y="0.6031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08in" draw:caption-point-x="-0.2402in" draw:caption-point-y="0.6012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46in" draw:caption-point-x="-0.2402in" draw:caption-point-y="0.615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46in" draw:caption-point-x="-0.2402in" draw:caption-point-y="0.615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78in" draw:caption-point-x="-0.2402in" draw:caption-point-y="0.6118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7in" draw:caption-point-x="-0.2402in" draw:caption-point-y="0.6126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89in" draw:caption-point-x="-0.2402in" draw:caption-point-y="0.6106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89in" draw:caption-point-x="-0.2402in" draw:caption-point-y="0.6106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31in" draw:caption-point-x="-0.2402in" draw:caption-point-y="0.6118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45in" draw:caption-point-x="-0.2402in" draw:caption-point-y="0.6004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291in" draw:caption-point-x="-0.2402in" draw:caption-point-y="0.6134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19in" draw:caption-point-x="-0.2402in" draw:caption-point-y="0.6106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19in" draw:caption-point-x="-0.2402in" draw:caption-point-y="0.6106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78in" draw:caption-point-x="-0.2402in" draw:caption-point-y="0.6047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13in" draw:caption-point-x="-0.2402in" draw:caption-point-y="0.6012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21in" draw:caption-point-x="-0.2402in" draw:caption-point-y="0.6004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5in" draw:caption-point-x="-0.2402in" draw:caption-point-y="0.6051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19in" draw:caption-point-x="-0.2402in" draw:caption-point-y="0.6063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8in" draw:caption-point-x="-0.2402in" draw:caption-point-y="0.6079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03in" draw:caption-point-x="-0.2402in" draw:caption-point-y="0.6055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295in" draw:caption-point-x="-0.2402in" draw:caption-point-y="0.6039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57in" draw:caption-point-x="-0.2402in" draw:caption-point-y="0.6154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73in" draw:caption-point-x="-0.2402in" draw:caption-point-y="0.6138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54in" draw:caption-point-x="-0.2402in" draw:caption-point-y="0.6157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54in" draw:caption-point-x="-0.2402in" draw:caption-point-y="0.6157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54in" draw:caption-point-x="-0.2402in" draw:caption-point-y="0.6157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6in" draw:caption-point-x="-0.2402in" draw:caption-point-y="0.6051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34in" draw:caption-point-x="-0.2402in" draw:caption-point-y="0.6154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77in" draw:caption-point-x="-0.2402in" draw:caption-point-y="0.611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67in" draw:caption-point-x="-0.2402in" draw:caption-point-y="0.6106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0488in" draw:caption-point-x="-0.2402in" draw:caption-point-y="0.613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0504in" draw:caption-point-x="-0.2402in" draw:caption-point-y="0.6122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0543in" draw:caption-point-x="-0.2402in" draw:caption-point-y="0.6083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0547in" draw:caption-point-x="-0.2402in" draw:caption-point-y="0.6079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0587in" draw:caption-point-x="-0.2402in" draw:caption-point-y="0.6039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063in" draw:caption-point-x="-0.2402in" draw:caption-point-y="0.5996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2984in" draw:caption-point-x="-0.2402in" draw:caption-point-y="0.6118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5539in" draw:caption-point-x="-0.2402in" draw:caption-point-y="0.6039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36" table:formula="of:=SUM([.D31:.AH31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7902in" draw:caption-point-x="-0.2402in" draw:caption-point-y="0.6154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6.7917in" draw:caption-point-x="-0.2402in" draw:caption-point-y="0.6138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6.7941in" draw:caption-point-x="-0.2402in" draw:caption-point-y="0.6114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6.7961in" draw:caption-point-x="-0.2402in" draw:caption-point-y="0.6094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7992in" draw:caption-point-x="-0.2402in" draw:caption-point-y="0.6063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6.8008in" draw:caption-point-x="-0.2402in" draw:caption-point-y="0.6047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8024in" draw:caption-point-x="-0.2402in" draw:caption-point-y="0.6031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8031in" draw:caption-point-x="-0.2402in" draw:caption-point-y="0.6024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2854in" draw:caption-point-x="-0.2402in" draw:caption-point-y="0.6154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87in" draw:caption-point-x="-0.2402in" draw:caption-point-y="0.613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89in" draw:caption-point-x="-0.2402in" draw:caption-point-y="0.6118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289in" draw:caption-point-x="-0.2402in" draw:caption-point-y="0.6118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2929in" draw:caption-point-x="-0.2402in" draw:caption-point-y="0.6079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2933in" draw:caption-point-x="-0.2402in" draw:caption-point-y="0.6075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2969in" draw:caption-point-x="-0.2402in" draw:caption-point-y="0.6039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2996in" draw:caption-point-x="-0.2402in" draw:caption-point-y="0.601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3004in" draw:caption-point-x="-0.2402in" draw:caption-point-y="0.6004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2996in" draw:caption-point-x="-0.2402in" draw:caption-point-y="0.601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36" table:formula="of:=SUM([.D34:.AH34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7.548in" draw:caption-point-x="-0.2402in" draw:caption-point-y="0.6004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59in" draw:caption-point-x="-0.2402in" draw:caption-point-y="0.6122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63in" draw:caption-point-x="-0.2402in" draw:caption-point-y="0.6118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67in" draw:caption-point-x="-0.2402in" draw:caption-point-y="0.6114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75in" draw:caption-point-x="-0.2402in" draw:caption-point-y="0.6106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087in" draw:caption-point-x="-0.2402in" draw:caption-point-y="0.6094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75in" draw:caption-point-x="-0.2402in" draw:caption-point-y="0.6106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42in" draw:caption-point-x="-0.2402in" draw:caption-point-y="0.6039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73in" draw:caption-point-x="-0.2402in" draw:caption-point-y="0.6008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39in" draw:caption-point-x="-0.2402in" draw:caption-point-y="0.6118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43in" draw:caption-point-x="-0.2402in" draw:caption-point-y="0.6114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47in" draw:caption-point-x="-0.2402in" draw:caption-point-y="0.611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34in" draw:caption-point-x="-0.2402in" draw:caption-point-y="0.6024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2in" draw:caption-point-x="-0.2402in" draw:caption-point-y="0.6114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39in" draw:caption-point-x="-0.2402in" draw:caption-point-y="0.6094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75in" draw:caption-point-x="-0.2402in" draw:caption-point-y="0.6059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484in" draw:caption-point-x="-0.2402in" draw:caption-point-y="0.6126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091in" draw:caption-point-x="-0.2402in" draw:caption-point-y="0.55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28in" draw:caption-point-x="-0.2402in" draw:caption-point-y="0.608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31in" draw:caption-point-x="-0.2402in" draw:caption-point-y="0.607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594in" draw:caption-point-x="-0.2402in" draw:caption-point-y="0.6016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02in" draw:caption-point-x="-0.2402in" draw:caption-point-y="0.6008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26in" draw:caption-point-x="-0.2402in" draw:caption-point-y="0.5984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65in" draw:caption-point-x="-0.2402in" draw:caption-point-y="0.6122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04in" draw:caption-point-x="-0.2402in" draw:caption-point-y="0.6083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53in" draw:caption-point-x="-0.2402in" draw:caption-point-y="0.6114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48in" draw:caption-point-x="-0.2402in" draw:caption-point-y="0.6087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08in" draw:caption-point-x="-0.2402in" draw:caption-point-y="0.6059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31in" draw:caption-point-x="-0.2402in" draw:caption-point-y="0.6035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13in" draw:caption-point-x="-0.2402in" draw:caption-point-y="0.6106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04in" draw:caption-point-x="-0.2402in" draw:caption-point-y="0.6016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2in" draw:caption-point-x="-0.2402in" draw:caption-point-y="0.6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02in" draw:caption-point-x="-0.2402in" draw:caption-point-y="0.6094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17in" draw:caption-point-x="-0.2402in" draw:caption-point-y="0.6079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49in" draw:caption-point-x="-0.2402in" draw:caption-point-y="0.6047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76in" draw:caption-point-x="-0.2402in" draw:caption-point-y="0.602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98in" draw:caption-point-x="-0.2402in" draw:caption-point-y="0.6016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23in" draw:caption-point-x="-0.2402in" draw:caption-point-y="0.6126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31in" draw:caption-point-x="-0.2402in" draw:caption-point-y="0.611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35in" draw:caption-point-x="-0.2402in" draw:caption-point-y="0.6114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62in" draw:caption-point-x="-0.2402in" draw:caption-point-y="0.6087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66in" draw:caption-point-x="-0.2402in" draw:caption-point-y="0.6083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74in" draw:caption-point-x="-0.2402in" draw:caption-point-y="0.6075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74in" draw:caption-point-x="-0.2402in" draw:caption-point-y="0.6075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02in" draw:caption-point-x="-0.2402in" draw:caption-point-y="0.6047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13in" draw:caption-point-x="-0.2402in" draw:caption-point-y="0.6035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33in" draw:caption-point-x="-0.2402in" draw:caption-point-y="0.601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41in" draw:caption-point-x="-0.2402in" draw:caption-point-y="0.6008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49in" draw:caption-point-x="-0.2402in" draw:caption-point-y="0.6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03in" draw:caption-point-x="-0.2402in" draw:caption-point-y="0.6122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07in" draw:caption-point-x="-0.2402in" draw:caption-point-y="0.611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62in" draw:caption-point-x="-0.2402in" draw:caption-point-y="0.6063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19in" draw:caption-point-x="-0.2402in" draw:caption-point-y="0.6106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06in" draw:caption-point-x="-0.2402in" draw:caption-point-y="0.55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06in" draw:caption-point-x="-0.2402in" draw:caption-point-y="0.602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09in" draw:caption-point-x="-0.2402in" draw:caption-point-y="0.601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17in" draw:caption-point-x="-0.2402in" draw:caption-point-y="0.6008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72in" draw:caption-point-x="-0.2402in" draw:caption-point-y="0.611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295in" draw:caption-point-x="-0.2402in" draw:caption-point-y="0.6087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03in" draw:caption-point-x="-0.2402in" draw:caption-point-y="0.6079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11in" draw:caption-point-x="-0.2402in" draw:caption-point-y="0.6047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46in" draw:caption-point-x="-0.2402in" draw:caption-point-y="0.6012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24in" draw:caption-point-x="-0.2402in" draw:caption-point-y="0.611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48in" draw:caption-point-x="-0.2402in" draw:caption-point-y="0.608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32in" draw:caption-point-x="-0.2402in" draw:caption-point-y="0.6079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52in" draw:caption-point-x="-0.2402in" draw:caption-point-y="0.6035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68in" draw:caption-point-x="-0.2402in" draw:caption-point-y="0.602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287in" draw:caption-point-x="-0.2402in" draw:caption-point-y="0.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65in" draw:caption-point-x="-0.2402in" draw:caption-point-y="0.607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65in" draw:caption-point-x="-0.2402in" draw:caption-point-y="0.607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65in" draw:caption-point-x="-0.2402in" draw:caption-point-y="0.607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2in" draw:caption-point-x="-0.2402in" draw:caption-point-y="0.602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48in" draw:caption-point-x="-0.2402in" draw:caption-point-y="0.5992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69in" draw:caption-point-x="-0.2402in" draw:caption-point-y="0.602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55in" draw:caption-point-x="-0.2402in" draw:caption-point-y="0.6118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67in" draw:caption-point-x="-0.2402in" draw:caption-point-y="0.6106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606in" draw:caption-point-x="-0.2402in" draw:caption-point-y="0.6067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35in" draw:caption-point-x="-0.2402in" draw:caption-point-y="0.6114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63in" draw:caption-point-x="-0.2402in" draw:caption-point-y="0.6087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16in" draw:caption-point-x="-0.2402in" draw:caption-point-y="0.611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606in" draw:caption-point-x="-0.2402in" draw:caption-point-y="0.602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22in" draw:caption-point-x="-0.2402in" draw:caption-point-y="0.6004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2992in" draw:caption-point-x="-0.2402in" draw:caption-point-y="0.611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2996in" draw:caption-point-x="-0.2402in" draw:caption-point-y="0.6106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3016in" draw:caption-point-x="-0.2402in" draw:caption-point-y="0.608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3024in" draw:caption-point-x="-0.2402in" draw:caption-point-y="0.607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3079in" draw:caption-point-x="-0.2402in" draw:caption-point-y="0.6024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3102in" draw:caption-point-x="-0.2402in" draw:caption-point-y="0.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49" table:formula="of:=SUM([.D30:.AH3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5512in" draw:caption-point-x="-0.2402in" draw:caption-point-y="0.6067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inhDH</text:p>
          </table:table-cell>
          <table:table-cell table:style-name="ce149" table:formula="of:=SUM([.D31:.AH31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798in" draw:caption-point-x="-0.2402in" draw:caption-point-y="0.607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798in" draw:caption-point-x="-0.2402in" draw:caption-point-y="0.607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798in" draw:caption-point-x="-0.2402in" draw:caption-point-y="0.607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798in" draw:caption-point-x="-0.2402in" draw:caption-point-y="0.607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798in" draw:caption-point-x="-0.2402in" draw:caption-point-y="0.607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8031in" draw:caption-point-x="-0.2402in" draw:caption-point-y="0.6024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49" table:formula="of:=SUM([.D32:.AH32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0417in" draw:caption-point-x="-0.2402in" draw:caption-point-y="0.6114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0453in" draw:caption-point-x="-0.2402in" draw:caption-point-y="0.6079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0496in" draw:caption-point-x="-0.2402in" draw:caption-point-y="0.6035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0512in" draw:caption-point-x="-0.2402in" draw:caption-point-y="0.602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052in" draw:caption-point-x="-0.2402in" draw:caption-point-y="0.6012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ThoaiVK</text:p>
          </table:table-cell>
          <table:table-cell table:style-name="ce149" table:formula="of:=SUM([.D33:.AH33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2886in" draw:caption-point-x="-0.2402in" draw:caption-point-y="0.6122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89in" draw:caption-point-x="-0.2402in" draw:caption-point-y="0.611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2898in" draw:caption-point-x="-0.2402in" draw:caption-point-y="0.611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3488in" draw:caption-point-x="-0.2402in" draw:caption-point-y="0.552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2921in" draw:caption-point-x="-0.2402in" draw:caption-point-y="0.6087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2929in" draw:caption-point-x="-0.2402in" draw:caption-point-y="0.607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2949in" draw:caption-point-x="-0.2402in" draw:caption-point-y="0.6059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3008in" draw:caption-point-x="-0.2402in" draw:caption-point-y="0.6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49" table:formula="of:=SUM([.D34:.AH34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66in" draw:caption-point-x="-0.2402in" draw:caption-point-y="0.611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537in" draw:caption-point-x="-0.2402in" draw:caption-point-y="0.6114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5406in" draw:caption-point-x="-0.2402in" draw:caption-point-y="0.6079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5409in" draw:caption-point-x="-0.2402in" draw:caption-point-y="0.607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61in" draw:caption-point-x="-0.2402in" draw:caption-point-y="0.602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5465in" draw:caption-point-x="-0.2402in" draw:caption-point-y="0.602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69in" draw:caption-point-x="-0.2402in" draw:caption-point-y="0.601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76in" draw:caption-point-x="-0.2402in" draw:caption-point-y="0.6008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49" table:formula="of:=SUM([.D35:.AH35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7.7917in" draw:caption-point-x="-0.2402in" draw:caption-point-y="0.6047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41in" draw:caption-point-x="-0.2402in" draw:caption-point-y="0.6024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57in" draw:caption-point-x="-0.2402in" draw:caption-point-y="0.6008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7.7996in" draw:caption-point-x="-0.2402in" draw:caption-point-y="0.5969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49" table:formula="of:=SUM([.D36:.AH36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0315in" draw:caption-point-x="-0.2402in" draw:caption-point-y="0.6126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0339in" draw:caption-point-x="-0.2402in" draw:caption-point-y="0.6102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0354in" draw:caption-point-x="-0.2402in" draw:caption-point-y="0.6087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17in" draw:caption-point-x="-0.2402in" draw:caption-point-y="0.602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0421in" draw:caption-point-x="-0.2402in" draw:caption-point-y="0.602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0433in" draw:caption-point-x="-0.2402in" draw:caption-point-y="0.6008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0441in" draw:caption-point-x="-0.2402in" draw:caption-point-y="0.6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49" table:formula="of:=SUM([.D37:.AH37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2909in" draw:caption-point-x="-0.2402in" draw:caption-point-y="0.6008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087in" draw:caption-point-x="-0.2402in" draw:caption-point-y="0.6094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11in" draw:caption-point-x="-0.2402in" draw:caption-point-y="0.6071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114in" draw:caption-point-x="-0.2402in" draw:caption-point-y="0.6067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13in" draw:caption-point-x="-0.2402in" draw:caption-point-y="0.6051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15in" draw:caption-point-x="-0.2402in" draw:caption-point-y="0.6031in">
              <dc:date>2016-09-16T00:00:00</dc:date>
              <text:p text:style-name="P1"><text:span text:style-name="T1">NGHỈ BUỔI SÁNG, nhậu xỉ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1.0925in" svg:y="0.1157in" draw:caption-point-x="-0.2402in" draw:caption-point-y="0.6024in">
              <dc:date>2016-09-1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0.1161in" draw:caption-point-x="-0.2402in" draw:caption-point-y="0.602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0.1177in" draw:caption-point-x="-0.2402in" draw:caption-point-y="0.6004in">
              <dc:date>2016-09-23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0.1197in" draw:caption-point-x="-0.2402in" draw:caption-point-y="0.5984in">
              <dc:date>2016-09-27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1205in" draw:caption-point-x="-0.2402in" draw:caption-point-y="0.5976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1209in" draw:caption-point-x="-0.2402in" draw:caption-point-y="0.5972in">
              <dc:date>2016-09-2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59in" draw:caption-point-x="-0.2402in" draw:caption-point-y="0.6098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79in" draw:caption-point-x="-0.2402in" draw:caption-point-y="0.6079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3669in" draw:caption-point-x="-0.2402in" draw:caption-point-y="0.5988in">
              <dc:date>2016-09-26T00:00:00</dc:date>
              <text:p text:style-name="P1"><text:span text:style-name="T1">Bận việc nhà, nghỉ sáng 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1.0925in" svg:y="0.611in" draw:caption-point-x="-0.2402in" draw:caption-point-y="0.6024in">
              <dc:date>2016-09-19T00:00:00</dc:date>
              <text:p text:style-name="P1"><text:span text:style-name="T1">Nghỉ buổi sáng, e gái 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6138in" draw:caption-point-x="-0.2402in" draw:caption-point-y="0.5996in">
              <dc:date>2016-09-26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539in" draw:caption-point-x="-0.2402in" draw:caption-point-y="0.607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543in" draw:caption-point-x="-0.2402in" draw:caption-point-y="0.6067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579in" draw:caption-point-x="-0.2402in" draw:caption-point-y="0.6031in">
              <dc:date>2016-09-16T00:00:00</dc:date>
              <text:p text:style-name="P1"><text:span text:style-name="T1">8h36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177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8634in" draw:caption-point-x="-0.2402in" draw:caption-point-y="0.597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8638in" draw:caption-point-x="-0.2402in" draw:caption-point-y="0.597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6.1154in" svg:y="0.8642in" draw:caption-point-x="-0.2402in" draw:caption-point-y="0.5969in">
              <dc:date>2016-09-30T00:00:00</dc:date>
              <text:p text:style-name="P1"><text:span text:style-name="T1">- Đi nộp đồ án</text:span></text:p>
              <text:p text:style-name="P1"><text:span text:style-name="T1">- Đi nộp phạt </text:span></text:p>
              <text:p text:style-name="P1"><text:span text:style-name="T1">- Đi làm giấy tờ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984in" draw:caption-point-x="-0.2402in" draw:caption-point-y="0.610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984in" draw:caption-point-x="-0.2402in" draw:caption-point-y="0.610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.1067in" draw:caption-point-x="-0.2402in" draw:caption-point-y="0.602in">
              <dc:date>2016-09-20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0059in" svg:y="1.1071in" draw:caption-point-x="-0.2402in" draw:caption-point-y="0.6016in">
              <dc:date>2016-09-21T00:00:00</dc:date>
              <text:p text:style-name="P1"><text:span text:style-name="T1">Tối qua làm khuya mệt nên vào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.111in" draw:caption-point-x="-0.2402in" draw:caption-point-y="0.597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1.3571in" draw:caption-point-x="-0.2402in" draw:caption-point-y="0.5996in">
              <dc:date>2016-09-26T00:00:00</dc:date>
              <text:p text:style-name="P1"><text:span text:style-name="T1">Bị đau đầ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949in" draw:caption-point-x="-0.2402in" draw:caption-point-y="0.6094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972in" draw:caption-point-x="-0.2402in" draw:caption-point-y="0.6071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98in" draw:caption-point-x="-0.2402in" draw:caption-point-y="0.6063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76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433in" draw:caption-point-x="-0.2402in" draw:caption-point-y="0.6087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8449in" draw:caption-point-x="-0.2402in" draw:caption-point-y="0.6071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8488in" draw:caption-point-x="-0.2402in" draw:caption-point-y="0.6031in">
              <dc:date>2016-09-16T00:00:00</dc:date>
              <text:p text:style-name="P1"><text:span text:style-name="T1">8h34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0059in" svg:y="1.8531in" draw:caption-point-x="-0.2402in" draw:caption-point-y="0.5988in">
              <dc:date>2016-09-2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4">
            <text:p>4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933in" draw:caption-point-x="-0.2402in" draw:caption-point-y="0.6063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953in" draw:caption-point-x="-0.2402in" draw:caption-point-y="0.6043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2.0969in" draw:caption-point-x="-0.2402in" draw:caption-point-y="0.6028in">
              <dc:date>2016-09-16T00:00:00</dc:date>
              <text:p text:style-name="P1"><text:span text:style-name="T1">Nghỉ buổi chiều đi dạy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0976in" draw:caption-point-x="-0.2402in" draw:caption-point-y="0.602in">
              <dc:date>2016-09-20T00:00:00</dc:date>
              <text:p text:style-name="P1"><text:span text:style-name="T1">Qua trường họp, xin đi 1h</text:span></text:p>
            </office:annotation>
            <text:p>0</text:p>
          </table:table-cell>
          <table:table-cell table:style-name="ce167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0984in" draw:caption-point-x="-0.2402in" draw:caption-point-y="0.6012in">
              <dc:date>2016-09-22T00:00:00</dc:date>
              <text:p text:style-name="P1"><text:span text:style-name="T1">Bận dạy bên trường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4.289in" svg:y="2.1012in" draw:caption-point-x="-0.2402in" draw:caption-point-y="0.5984in">
              <dc:date>2016-09-26T00:00:00</dc:date>
              <text:p text:style-name="P1"><text:span text:style-name="T1">Bận họp bên trường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202in" svg:y="2.102in" draw:caption-point-x="-0.2402in" draw:caption-point-y="0.5976in">
              <dc:date>2016-09-28T00:00:00</dc:date>
              <text:p text:style-name="P1"><text:span text:style-name="T1">Đi dạy, nghỉ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2.1024in" draw:caption-point-x="-0.2402in" draw:caption-point-y="0.5972in">
              <dc:date>2016-09-29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DT</text:p>
          </table:table-cell>
          <table:table-cell table:style-name="ce163" table:formula="of:=SUM([.D13:.AH13])" office:value-type="float" office:value="0.5">
            <text:p>0.5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2.3453in" draw:caption-point-x="-0.2402in" draw:caption-point-y="0.602in">
              <dc:date>2016-09-20T00:00:00</dc:date>
              <text:p text:style-name="P1"><text:span text:style-name="T1">Nghỉ buổi chiều, đi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63" table:formula="of:=SUM([.D14:.AH1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63" table:formula="of:=SUM([.D15:.AH15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8354in" draw:caption-point-x="-0.2402in" draw:caption-point-y="0.6071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8358in" draw:caption-point-x="-0.2402in" draw:caption-point-y="0.6067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8358in" draw:caption-point-x="-0.2402in" draw:caption-point-y="0.6067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8374in" draw:caption-point-x="-0.2402in" draw:caption-point-y="0.6051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1.0925in" svg:y="2.8402in" draw:caption-point-x="-0.2402in" draw:caption-point-y="0.6024in">
              <dc:date>2016-09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8406in" draw:caption-point-x="-0.2402in" draw:caption-point-y="0.602in">
              <dc:date>2016-09-20T00:00:00</dc:date>
              <text:p text:style-name="P1"><text:span text:style-name="T1">Vô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2.8421in" draw:caption-point-x="-0.2402in" draw:caption-point-y="0.6004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2.8429in" draw:caption-point-x="-0.2402in" draw:caption-point-y="0.5996in">
              <dc:date>2016-09-26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2.8441in" draw:caption-point-x="-0.2402in" draw:caption-point-y="0.5984in">
              <dc:date>2016-09-27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8449in" draw:caption-point-x="-0.2402in" draw:caption-point-y="0.5976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8453in" draw:caption-point-x="-0.2402in" draw:caption-point-y="0.597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63" table:formula="of:=SUM([.D16:.AH1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3.1425in" draw:caption-point-x="-0.2402in" draw:caption-point-y="0.5476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3.0858in" draw:caption-point-x="-0.2402in" draw:caption-point-y="0.6043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3.0862in" draw:caption-point-x="-0.2402in" draw:caption-point-y="0.6039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3.0866in" draw:caption-point-x="-0.2402in" draw:caption-point-y="0.6035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3.0925in" draw:caption-point-x="-0.2402in" draw:caption-point-y="0.597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3.0929in" draw:caption-point-x="-0.2402in" draw:caption-point-y="0.5972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3.0933in" draw:caption-point-x="-0.2402in" draw:caption-point-y="0.5969in">
              <dc:date>2016-09-30T00:00:00</dc:date>
              <text:p text:style-name="P1"><text:span text:style-name="T1">8h30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oangNTM</text:p>
          </table:table-cell>
          <table:table-cell table:style-name="ce163" table:formula="of:=SUM([.D17:.AH17])" office:value-type="float" office:value="6.5">
            <text:p>6.5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3358in" draw:caption-point-x="-0.2402in" draw:caption-point-y="0.6024in">
              <dc:date>2016-09-19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3.337in" draw:caption-point-x="-0.2402in" draw:caption-point-y="0.6012in">
              <dc:date>2016-09-22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14.289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4.7457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202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6.1154in" svg:y="3.3386in" draw:caption-point-x="-0.2402in" draw:caption-point-y="0.5996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ungNC</text:p>
          </table:table-cell>
          <table:table-cell table:style-name="ce163" table:formula="of:=SUM([.D18:.AH18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63" table:formula="of:=SUM([.D19:.AH19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3.837in" draw:caption-point-x="-0.2402in" draw:caption-point-y="0.5965in">
              <dc:date>2016-09-3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63" table:formula="of:=SUM([.D20:.AH20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4.0776in" draw:caption-point-x="-0.2402in" draw:caption-point-y="0.6035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4.078in" draw:caption-point-x="-0.2402in" draw:caption-point-y="0.6031in">
              <dc:date>2016-09-16T00:00:00</dc:date>
              <text:p text:style-name="P1"><text:span text:style-name="T1">Ngủ quên nên vào trễ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4.0795in" draw:caption-point-x="-0.2402in" draw:caption-point-y="0.6016in">
              <dc:date>2016-09-21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4.0815in" draw:caption-point-x="-0.2402in" draw:caption-point-y="0.5996in">
              <dc:date>2016-09-26T00:00:00</dc:date>
              <text:p text:style-name="P1"><text:span text:style-name="T1">Bị ốm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63" table:formula="of:=SUM([.D21:.AH2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ietNVT</text:p>
          </table:table-cell>
          <table:table-cell table:style-name="ce163" table:formula="of:=SUM([.D22:.AH22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5669in" draw:caption-point-x="-0.2402in" draw:caption-point-y="0.6094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5693in" draw:caption-point-x="-0.2402in" draw:caption-point-y="0.6071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576in" draw:caption-point-x="-0.2402in" draw:caption-point-y="0.6004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4.578in" draw:caption-point-x="-0.2402in" draw:caption-point-y="0.5984in">
              <dc:date>2016-09-2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4.5787in" draw:caption-point-x="-0.2402in" draw:caption-point-y="0.5976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LinhBT</text:p>
          </table:table-cell>
          <table:table-cell table:style-name="ce163" table:formula="of:=SUM([.D23:.AH23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ManhNB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313in" draw:caption-point-x="-0.2402in" draw:caption-point-y="0.6063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5.3173in" draw:caption-point-x="-0.2402in" draw:caption-point-y="0.602in">
              <dc:date>2016-09-20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5.3181in" draw:caption-point-x="-0.2402in" draw:caption-point-y="0.6012in">
              <dc:date>2016-09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5.3217in" draw:caption-point-x="-0.2402in" draw:caption-point-y="0.5976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5.322in" draw:caption-point-x="-0.2402in" draw:caption-point-y="0.5972in">
              <dc:date>2016-09-29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NamTH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table:number-columns-repeated="25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NamTV</text:p>
          </table:table-cell>
          <table:table-cell table:style-name="ce163" table:formula="of:=SUM([.D27:.AH2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5.8079in" draw:caption-point-x="-0.2402in" draw:caption-point-y="0.607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8087in" draw:caption-point-x="-0.2402in" draw:caption-point-y="0.6063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5.8114in" draw:caption-point-x="-0.2402in" draw:caption-point-y="0.6035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5.8154in" draw:caption-point-x="-0.2402in" draw:caption-point-y="0.5996in">
              <dc:date>2016-09-26T00:00:00</dc:date>
              <text:p text:style-name="P1"><text:span text:style-name="T1">Bạn việc riêng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5.8181in" draw:caption-point-x="-0.2402in" draw:caption-point-y="0.5969in">
              <dc:date>2016-09-30T00:00:00</dc:date>
              <text:p text:style-name="P1"><text:span text:style-name="T1">8h35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ganTLT</text:p>
          </table:table-cell>
          <table:table-cell table:style-name="ce163" table:formula="of:=SUM([.D28:.AH28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6.0591in" draw:caption-point-x="-0.2402in" draw:caption-point-y="0.6035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hanHTH</text:p>
          </table:table-cell>
          <table:table-cell table:style-name="ce163" table:formula="of:=SUM([.D29:.AH2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hanNM</text:p>
          </table:table-cell>
          <table:table-cell table:style-name="ce163" table:formula="of:=SUM([.D30:.AH30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6.5567in" draw:caption-point-x="-0.2402in" draw:caption-point-y="0.6012in">
              <dc:date>2016-09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ungHTH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huPHQ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7.0547in" draw:caption-point-x="-0.2402in" draw:caption-point-y="0.5984in">
              <dc:date>2016-09-27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PhuongTH</text:p>
          </table:table-cell>
          <table:table-cell table:style-name="ce163" table:formula="of:=SUM([.D33:.AH3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7.2929in" draw:caption-point-x="-0.2402in" draw:caption-point-y="0.6079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7.2969in" draw:caption-point-x="-0.2402in" draw:caption-point-y="0.6039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7.3031in" draw:caption-point-x="-0.2402in" draw:caption-point-y="0.5976in">
              <dc:date>2016-09-28T00:00:00</dc:date>
              <text:p text:style-name="P1"><text:span text:style-name="T1">Bận việc, xin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7.3039in" draw:caption-point-x="-0.2402in" draw:caption-point-y="0.5969in">
              <dc:date>2016-09-30T00:00:00</dc:date>
              <text:p text:style-name="P1"><text:span text:style-name="T1">Bận việc nhà, 8h5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PhongTH</text:p>
          </table:table-cell>
          <table:table-cell table:style-name="ce163" table:formula="of:=SUM([.D34:.AH34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7.5409in" draw:caption-point-x="-0.2402in" draw:caption-point-y="0.6075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7.5433in" draw:caption-point-x="-0.2402in" draw:caption-point-y="0.6051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5441in" draw:caption-point-x="-0.2402in" draw:caption-point-y="0.6043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7.5465in" draw:caption-point-x="-0.2402in" draw:caption-point-y="0.602in">
              <dc:date>2016-09-20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7.5465in" draw:caption-point-x="-0.2402in" draw:caption-point-y="0.60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SonPX</text:p>
          </table:table-cell>
          <table:table-cell table:style-name="ce163" table:formula="of:=SUM([.D35:.AH35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2.9189in" svg:y="7.7972in" draw:caption-point-x="-0.2402in" draw:caption-point-y="0.5992in">
              <dc:date>2016-09-26T00:00:00</dc:date>
              <text:p text:style-name="P1"><text:span text:style-name="T1">Nghỉ buổi chiều, ra ngân hàng có việc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202in" svg:y="7.7988in" draw:caption-point-x="-0.2402in" draw:caption-point-y="0.5976in">
              <dc:date>2016-09-28T00:00:00</dc:date>
              <text:p text:style-name="P1"><text:span text:style-name="T1">Bận việc đột xuất xin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TienND</text:p>
          </table:table-cell>
          <table:table-cell table:style-name="ce163" table:formula="of:=SUM([.D36:.AH36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8.0469in" draw:caption-point-x="-0.2402in" draw:caption-point-y="0.5972in">
              <dc:date>2016-09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ThaoDTH</text:p>
          </table:table-cell>
          <table:table-cell table:style-name="ce163" table:formula="of:=SUM([.D37:.AH37])" office:value-type="float" office:value="1.5">
            <text:p>1.5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8.2823in" draw:caption-point-x="-0.2402in" draw:caption-point-y="0.6094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2902in" draw:caption-point-x="-0.2402in" draw:caption-point-y="0.6016in">
              <dc:date>2016-09-21T00:00:00</dc:date>
              <text:p text:style-name="P1"><text:span text:style-name="T1">Xe bị hư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8.2913in" draw:caption-point-x="-0.2402in" draw:caption-point-y="0.6004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2933in" draw:caption-point-x="-0.2402in" draw:caption-point-y="0.5984in">
              <dc:date>2016-09-27T00:00:00</dc:date>
              <text:p text:style-name="P1"><text:span text:style-name="T1">Nghỉ sáng, đau bụng, chóng mặt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8.3516in" draw:caption-point-x="-0.2402in" draw:caption-point-y="0.5402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8.2945in" draw:caption-point-x="-0.2402in" draw:caption-point-y="0.5972in">
              <dc:date>2016-09-29T00:00:00</dc:date>
              <text:p text:style-name="P1"><text:span text:style-name="T1">Vá xe nê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ThamDT</text:p>
          </table:table-cell>
          <table:table-cell table:style-name="ce163" table:formula="of:=SUM([.D38:.AH38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8.5331in" draw:caption-point-x="-0.2402in" draw:caption-point-y="0.6063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inhDH</text:p>
          </table:table-cell>
          <table:table-cell table:style-name="ce163" table:formula="of:=SUM([.D39:.AH3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inhT</text:p>
          </table:table-cell>
          <table:table-cell table:style-name="ce163" table:formula="of:=SUM([.D40:.AH40])" office:value-type="float" office:value="3">
            <text:p>3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9.0244in" draw:caption-point-x="-0.2402in" draw:caption-point-y="0.6102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026in" draw:caption-point-x="-0.2402in" draw:caption-point-y="0.6087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9.0335in" draw:caption-point-x="-0.2402in" draw:caption-point-y="0.6012in">
              <dc:date>2016-09-2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9.0339in" draw:caption-point-x="-0.2402in" draw:caption-point-y="0.6008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4.289in" svg:y="9.0339in" draw:caption-point-x="-0.2402in" draw:caption-point-y="0.6008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0362in" draw:caption-point-x="-0.2402in" draw:caption-point-y="0.5984in">
              <dc:date>2016-09-27T00:00:00</dc:date>
              <text:p text:style-name="P1"><text:span text:style-name="T1">Nghỉ buổi sáng, mệt, xe vào trễ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oaiVK</text:p>
          </table:table-cell>
          <table:table-cell table:style-name="ce163" table:formula="of:=SUM([.D41:.AH41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2728in" draw:caption-point-x="-0.2402in" draw:caption-point-y="0.6094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9.2748in" draw:caption-point-x="-0.2402in" draw:caption-point-y="0.6075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276in" draw:caption-point-x="-0.2402in" draw:caption-point-y="0.6063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9.2803in" draw:caption-point-x="-0.2402in" draw:caption-point-y="0.60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9.2819in" draw:caption-point-x="-0.2402in" draw:caption-point-y="0.6004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2803in" draw:caption-point-x="-0.2402in" draw:caption-point-y="0.602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9.285in" draw:caption-point-x="-0.2402in" draw:caption-point-y="0.5972in">
              <dc:date>2016-09-29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uyLTT</text:p>
          </table:table-cell>
          <table:table-cell table:style-name="ce163" table:formula="of:=SUM([.D42:.AH42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522in" draw:caption-point-x="-0.2402in" draw:caption-point-y="0.6079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522in" draw:caption-point-x="-0.2402in" draw:caption-point-y="0.6079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9.5228in" draw:caption-point-x="-0.2402in" draw:caption-point-y="0.6071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9.5236in" draw:caption-point-x="-0.2402in" draw:caption-point-y="0.6063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5256in" draw:caption-point-x="-0.2402in" draw:caption-point-y="0.6043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9.528in" draw:caption-point-x="-0.2402in" draw:caption-point-y="0.602in">
              <dc:date>2016-09-20T00:00:00</dc:date>
              <text:p text:style-name="P1"><text:span text:style-name="T1">Bị đau bụng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9.5283in" draw:caption-point-x="-0.2402in" draw:caption-point-y="0.6016in">
              <dc:date>2016-09-21T00:00:00</dc:date>
              <text:p text:style-name="P1"><text:span text:style-name="T1">Tối qua làm việc trễ nên ngủ quên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9.5287in" draw:caption-point-x="-0.2402in" draw:caption-point-y="0.6012in">
              <dc:date>2016-09-22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5315in" draw:caption-point-x="-0.2402in" draw:caption-point-y="0.5984in">
              <dc:date>2016-09-30T00:00:00</dc:date>
              <text:p text:style-name="P1"><text:span text:style-name="T1">Nghỉ sáng đi khám bệnh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9.5323in" draw:caption-point-x="-0.2402in" draw:caption-point-y="0.5976in">
              <dc:date>2016-09-28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1154in" svg:y="9.5331in" draw:caption-point-x="-0.2402in" draw:caption-point-y="0.5969in">
              <dc:date>2016-09-30T00:00:00</dc:date>
              <text:p text:style-name="P1"><text:span text:style-name="T1">Chở me di cv nên vào trễ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rungHT</text:p>
          </table:table-cell>
          <table:table-cell table:style-name="ce163" table:formula="of:=SUM([.D43:.AH43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ruyenLVC</text:p>
          </table:table-cell>
          <table:table-cell table:style-name="ce163" table:formula="of:=SUM([.D44:.AH4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10.0189in" draw:caption-point-x="-0.2402in" draw:caption-point-y="0.6067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10.0205in" draw:caption-point-x="-0.2402in" draw:caption-point-y="0.6051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10.0236in" draw:caption-point-x="-0.2402in" draw:caption-point-y="0.602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10.026in" draw:caption-point-x="-0.2402in" draw:caption-point-y="0.5996in">
              <dc:date>2016-09-26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10.0287in" draw:caption-point-x="-0.2402in" draw:caption-point-y="0.5969in">
              <dc:date>2016-09-30T00:00:00</dc:date>
              <text:p text:style-name="P1"><text:span text:style-name="T1">Bị sốt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VietBA</text:p>
          </table:table-cell>
          <table:table-cell table:style-name="ce163" table:formula="of:=SUM([.D45:.AH45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2638in" draw:caption-point-x="-0.2402in" draw:caption-point-y="0.6094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10.2728in" draw:caption-point-x="-0.2402in" draw:caption-point-y="0.6004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10.2748in" draw:caption-point-x="-0.2402in" draw:caption-point-y="0.5984in">
              <dc:date>2016-09-27T00:00:00</dc:date>
              <text:p text:style-name="P1"><text:span text:style-name="T1">Bận việc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2756in" draw:caption-point-x="-0.2402in" draw:caption-point-y="0.5976in">
              <dc:date>2016-09-28T00:00:00</dc:date>
              <text:p text:style-name="P1"><text:span text:style-name="T1">Bận việc riêng xin vô trễ,9h 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VinhP</text:p>
          </table:table-cell>
          <table:table-cell table:style-name="ce163" table:formula="of:=SUM([.D46:.AH46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5114in" draw:caption-point-x="-0.2402in" draw:caption-point-y="0.6094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0.5173in" draw:caption-point-x="-0.2402in" draw:caption-point-y="0.6035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5232in" draw:caption-point-x="-0.2402in" draw:caption-point-y="0.5976in">
              <dc:date>2016-09-28T00:00:00</dc:date>
              <text:p text:style-name="P1"><text:span text:style-name="T1">Đi lấy bảng điểm TOEIC, vô trễ 1h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0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84"/>
        <table:table-column table:style-name="co22" table:number-columns-repeated="7" table:default-cell-style-name="ce184"/>
        <table:table-column table:style-name="co21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79" table:number-columns-repeated="8"/>
          <table:table-cell table:style-name="ce187" office:value-type="string" table:number-columns-spanned="2" table:number-rows-spanned="1">
            <text:p>Month</text:p>
          </table:table-cell>
          <table:covered-table-cell table:style-name="ce188"/>
          <table:table-cell table:style-name="ce189" table:content-validation-name="val1" office:value-type="float" office:value="10" table:number-columns-spanned="2" table:number-rows-spanned="1">
            <text:p>10</text:p>
          </table:table-cell>
          <table:covered-table-cell table:style-name="ce188"/>
          <table:table-cell table:style-name="ce187" office:value-type="string" table:number-columns-spanned="2" table:number-rows-spanned="1">
            <text:p>Year</text:p>
          </table:table-cell>
          <table:covered-table-cell table:style-name="ce188"/>
          <table:table-cell table:style-name="ce187" office:value-type="float" office:value="2016" table:number-columns-spanned="2" table:number-rows-spanned="1">
            <text:p>2016</text:p>
          </table:table-cell>
          <table:covered-table-cell table:style-name="ce190"/>
          <table:table-cell table:style-name="ce17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80" table:formula="of:=DATE([.$R$1];[.N1];1)" office:value-type="date" office:date-value="2016-10-01">
            <text:p>01</text:p>
          </table:table-cell>
          <table:table-cell table:style-name="ce180" table:formula="of:=[.D2]+1" office:value-type="date" office:date-value="2016-10-02">
            <office:annotation draw:style-name="gr4" draw:text-style-name="P1" svg:width="1.1413in" svg:height="0.3902in" svg:x="3.1024in" svg:y="0.0445in" draw:caption-point-x="-0.2402in" draw:caption-point-y="0.1925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80" table:formula="of:=[.E2]+1" office:value-type="date" office:date-value="2016-10-03">
            <text:p>03</text:p>
          </table:table-cell>
          <table:table-cell table:style-name="ce180" table:formula="of:=[.F2]+1" office:value-type="date" office:date-value="2016-10-04">
            <text:p>04</text:p>
          </table:table-cell>
          <table:table-cell table:style-name="ce180" table:formula="of:=[.G2]+1" office:value-type="date" office:date-value="2016-10-05">
            <text:p>05</text:p>
          </table:table-cell>
          <table:table-cell table:style-name="ce180" table:formula="of:=[.H2]+1" office:value-type="date" office:date-value="2016-10-06">
            <text:p>06</text:p>
          </table:table-cell>
          <table:table-cell table:style-name="ce180" table:formula="of:=[.I2]+1" office:value-type="date" office:date-value="2016-10-07">
            <text:p>07</text:p>
          </table:table-cell>
          <table:table-cell table:style-name="ce180" table:formula="of:=[.J2]+1" office:value-type="date" office:date-value="2016-10-08">
            <text:p>08</text:p>
          </table:table-cell>
          <table:table-cell table:style-name="ce180" table:formula="of:=[.K2]+1" office:value-type="date" office:date-value="2016-10-09">
            <text:p>09</text:p>
          </table:table-cell>
          <table:table-cell table:style-name="ce180" table:formula="of:=[.L2]+1" office:value-type="date" office:date-value="2016-10-10">
            <text:p>10</text:p>
          </table:table-cell>
          <table:table-cell table:style-name="ce180" table:formula="of:=[.M2]+1" office:value-type="date" office:date-value="2016-10-11">
            <text:p>11</text:p>
          </table:table-cell>
          <table:table-cell table:style-name="ce180" table:formula="of:=[.N2]+1" office:value-type="date" office:date-value="2016-10-12">
            <text:p>12</text:p>
          </table:table-cell>
          <table:table-cell table:style-name="ce180" table:formula="of:=[.O2]+1" office:value-type="date" office:date-value="2016-10-13">
            <text:p>13</text:p>
          </table:table-cell>
          <table:table-cell table:style-name="ce180" table:formula="of:=[.P2]+1" office:value-type="date" office:date-value="2016-10-14">
            <text:p>14</text:p>
          </table:table-cell>
          <table:table-cell table:style-name="ce180" table:formula="of:=[.Q2]+1" office:value-type="date" office:date-value="2016-10-15">
            <text:p>15</text:p>
          </table:table-cell>
          <table:table-cell table:style-name="ce180" table:formula="of:=[.R2]+1" office:value-type="date" office:date-value="2016-10-16">
            <text:p>16</text:p>
          </table:table-cell>
          <table:table-cell table:style-name="ce180" table:formula="of:=[.S2]+1" office:value-type="date" office:date-value="2016-10-17">
            <text:p>17</text:p>
          </table:table-cell>
          <table:table-cell table:style-name="ce180" table:formula="of:=[.T2]+1" office:value-type="date" office:date-value="2016-10-18">
            <text:p>18</text:p>
          </table:table-cell>
          <table:table-cell table:style-name="ce180" table:formula="of:=[.U2]+1" office:value-type="date" office:date-value="2016-10-19">
            <text:p>19</text:p>
          </table:table-cell>
          <table:table-cell table:style-name="ce180" table:formula="of:=[.V2]+1" office:value-type="date" office:date-value="2016-10-20">
            <text:p>20</text:p>
          </table:table-cell>
          <table:table-cell table:style-name="ce180" table:formula="of:=[.W2]+1" office:value-type="date" office:date-value="2016-10-21">
            <text:p>21</text:p>
          </table:table-cell>
          <table:table-cell table:style-name="ce180" table:formula="of:=[.X2]+1" office:value-type="date" office:date-value="2016-10-22">
            <text:p>22</text:p>
          </table:table-cell>
          <table:table-cell table:style-name="ce180" table:formula="of:=[.Y2]+1" office:value-type="date" office:date-value="2016-10-23">
            <text:p>23</text:p>
          </table:table-cell>
          <table:table-cell table:style-name="ce180" table:formula="of:=[.Z2]+1" office:value-type="date" office:date-value="2016-10-24">
            <text:p>24</text:p>
          </table:table-cell>
          <table:table-cell table:style-name="ce180" table:formula="of:=[.AA2]+1" office:value-type="date" office:date-value="2016-10-25">
            <text:p>25</text:p>
          </table:table-cell>
          <table:table-cell table:style-name="ce180" table:formula="of:=[.AB2]+1" office:value-type="date" office:date-value="2016-10-26">
            <text:p>26</text:p>
          </table:table-cell>
          <table:table-cell table:style-name="ce180" table:formula="of:=[.AC2]+1" office:value-type="date" office:date-value="2016-10-27">
            <text:p>27</text:p>
          </table:table-cell>
          <table:table-cell table:style-name="ce180" table:formula="of:=[.AD2]+1" office:value-type="date" office:date-value="2016-10-28">
            <text:p>28</text:p>
          </table:table-cell>
          <table:table-cell table:style-name="ce180" table:formula="of:=[.AE2]+1" office:value-type="date" office:date-value="2016-10-29">
            <text:p>29</text:p>
          </table:table-cell>
          <table:table-cell table:style-name="ce180" table:formula="of:=[.AF2]+1" office:value-type="date" office:date-value="2016-10-30">
            <text:p>30</text:p>
          </table:table-cell>
          <table:table-cell table:style-name="ce180" table:formula="of:=[.AG2]+1" office:value-type="date" office:date-value="2016-10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1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78" table:formula="of:=SUM([.D4:.AH4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138in" draw:caption-point-x="-0.2402in" draw:caption-point-y="0.6039in">
              <dc:date>2016-10-04T00:00:00</dc:date>
              <text:p text:style-name="P1"><text:span text:style-name="T1">Tối qua làm trễ, 9h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115in" draw:caption-point-x="-0.2402in" draw:caption-point-y="0.6028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5.3854in" svg:y="0.1161in" draw:caption-point-x="-0.2402in" draw:caption-point-y="0.6016in">
              <dc:date>2016-10-07T00:00:00</dc:date>
              <text:p text:style-name="P1"><text:span text:style-name="T1">8h45 vào cty, tối qua làm muộn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0.1173in" draw:caption-point-x="-0.2402in" draw:caption-point-y="0.6004in">
              <dc:date>2016-10-10T00:00:00</dc:date>
              <text:p text:style-name="P1"><text:span text:style-name="T1">Bận việc nhà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7988in" svg:y="0.1181in" draw:caption-point-x="-0.2402in" draw:caption-point-y="0.5996in">
              <dc:date>2016-10-12T00:00:00</dc:date>
              <text:p text:style-name="P1"><text:span text:style-name="T1">Bị mệt, sốt xin tới trễ chút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1185in" draw:caption-point-x="-0.2402in" draw:caption-point-y="0.5992in">
              <dc:date>2016-10-13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1189in" draw:caption-point-x="-0.2402in" draw:caption-point-y="0.5988in">
              <dc:date>2016-10-14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0.1197in" draw:caption-point-x="-0.2402in" draw:caption-point-y="0.598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0.1205in" draw:caption-point-x="-0.2402in" draw:caption-point-y="0.5972in">
              <dc:date>2016-10-19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78" table:formula="of:=SUM([.D5:.AH5])" office:value-type="float" office:value="1.5">
            <text:p>1.5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9287in" svg:y="0.3516in" draw:caption-point-x="-0.2402in" draw:caption-point-y="0.602in">
              <dc:date>2016-10-06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3539in" draw:caption-point-x="-0.2402in" draw:caption-point-y="0.5996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3543in" draw:caption-point-x="-0.2402in" draw:caption-point-y="0.5992in">
              <dc:date>2016-10-13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3551in" draw:caption-point-x="-0.2402in" draw:caption-point-y="0.5984in">
              <dc:date>2016-10-14T00:00:00</dc:date>
              <text:p text:style-name="P1"><text:span text:style-name="T1">9h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0.3555in" draw:caption-point-x="-0.2402in" draw:caption-point-y="0.598in">
              <dc:date>2016-10-1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3583in" draw:caption-point-x="-0.2402in" draw:caption-point-y="0.5953in">
              <dc:date>2016-10-25T00:00:00</dc:date>
              <text:p text:style-name="P1"><text:span text:style-name="T1">8h4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3.3756in" svg:y="0.3579in" draw:caption-point-x="-0.2402in" draw:caption-point-y="0.5957in">
              <dc:date>2016-10-24T00:00:00</dc:date>
              <text:p text:style-name="P1"><text:span text:style-name="T1">Bận việc nhà vô trễ, 9h20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78" table:formula="of:=SUM([.D6:.AH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0.5854in" draw:caption-point-x="-0.2402in" draw:caption-point-y="0.6043in">
              <dc:date>2016-10-03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0.5858in" draw:caption-point-x="-0.2402in" draw:caption-point-y="0.6039in">
              <dc:date>2016-10-04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0.5878in" draw:caption-point-x="-0.2402in" draw:caption-point-y="0.602in">
              <dc:date>2016-10-06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5902in" draw:caption-point-x="-0.2402in" draw:caption-point-y="0.5996in">
              <dc:date>2016-10-12T00:00:00</dc:date>
              <text:p text:style-name="P1"><text:span text:style-name="T1">8h2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2.0059in" svg:y="0.5945in" draw:caption-point-x="-0.2402in" draw:caption-point-y="0.5953in">
              <dc:date>2016-10-25T00:00:00</dc:date>
              <text:p text:style-name="P1"><text:span text:style-name="T1">Bận việc đột xuất, 9h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78" table:formula="of:=SUM([.D7:.AH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8217in" draw:caption-point-x="-0.2402in" draw:caption-point-y="0.6039in">
              <dc:date>2016-10-04T00:00:00</dc:date>
              <text:p text:style-name="P1"><text:span text:style-name="T1">Đi trễ, đang chạy lên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8803in" draw:caption-point-x="-0.2402in" draw:caption-point-y="0.5453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0.8264in" draw:caption-point-x="-0.2402in" draw:caption-point-y="0.5992in">
              <dc:date>2016-10-13T00:00:00</dc:date>
              <text:p text:style-name="P1"><text:span text:style-name="T1">Có việc xin tới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0.8287in" draw:caption-point-x="-0.2402in" draw:caption-point-y="0.5969in">
              <dc:date>2016-10-2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8303in" draw:caption-point-x="-0.2402in" draw:caption-point-y="0.5953in">
              <dc:date>2016-10-25T00:00:00</dc:date>
              <text:p text:style-name="P1"><text:span text:style-name="T1">deplo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78" table:formula="of:=SUM([.D8:.AH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.0587in" draw:caption-point-x="-0.2402in" draw:caption-point-y="0.6028in">
              <dc:date>2016-10-05T00:00:00</dc:date>
              <text:p text:style-name="P1"><text:span text:style-name="T1">Xe bị hư xin vô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1.0638in" draw:caption-point-x="-0.2402in" draw:caption-point-y="0.5976in">
              <dc:date>2016-10-18T00:00:00</dc:date>
              <text:p text:style-name="P1"><text:span text:style-name="T1">Ngủ quên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1.0642in" draw:caption-point-x="-0.2402in" draw:caption-point-y="0.5972in">
              <dc:date>2016-10-19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.0661in" draw:caption-point-x="-0.2402in" draw:caption-point-y="0.5953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13.3756in" svg:y="1.0657in" draw:caption-point-x="-0.2402in" draw:caption-point-y="0.5957in">
              <dc:date>2016-10-24T00:00:00</dc:date>
              <text:p text:style-name="P1"><text:span text:style-name="T1">Bận việc đột xuất, xin 9h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78" table:formula="of:=SUM([.D9:.AH9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1.298in" draw:caption-point-x="-0.2402in" draw:caption-point-y="0.5992in">
              <dc:date>2016-10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8.7768in" svg:y="1.2984in" draw:caption-point-x="-0.2402in" draw:caption-point-y="0.5988in">
              <dc:date>2016-10-14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1.2996in" draw:caption-point-x="-0.2402in" draw:caption-point-y="0.5976in">
              <dc:date>2016-10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78"/>
          <table:table-cell table:style-name="ce182" table:number-columns-repeated="9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78" table:formula="of:=SUM([.D11:.AH11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1.7665in" draw:caption-point-x="-0.2402in" draw:caption-point-y="0.6028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6.8205in" svg:y="1.7689in" draw:caption-point-x="-0.2402in" draw:caption-point-y="0.6004in">
              <dc:date>2016-10-10T00:00:00</dc:date>
              <text:p text:style-name="P1"><text:span text:style-name="T1">Ra ngân hàng có việc, xin vào trễ, 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78" table:formula="of:=SUM([.D12:.AH12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2.0079in" draw:caption-point-x="-0.2402in" draw:caption-point-y="0.5972in">
              <dc:date>2016-10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78" table:formula="of:=SUM([.D13:.AH13])" office:value-type="float" office:value="4">
            <text:p>4</text:p>
          </table:table-cell>
          <table:table-cell table:style-name="ce182" table:number-columns-repeated="2"/>
          <table:table-cell table:style-name="ce182" office:value-type="float" office:value="0.5">
            <office:annotation draw:style-name="gr7" draw:text-style-name="P1" svg:width="1.1413in" svg:height="0.2634in" svg:x="3.5591in" svg:y="2.239in" draw:caption-point-x="-0.2402in" draw:caption-point-y="0.602in">
              <dc:date>2016-10-05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2.239in" draw:caption-point-x="-0.2402in" draw:caption-point-y="0.602in">
              <dc:date>2016-10-05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4.9287in" svg:y="2.239in" draw:caption-point-x="-0.2402in" draw:caption-point-y="0.602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2.239in" draw:caption-point-x="-0.2402in" draw:caption-point-y="0.602in">
              <dc:date>2016-10-1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7.7988in" svg:y="2.239in" draw:caption-point-x="-0.2402in" draw:caption-point-y="0.602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8.2878in" svg:y="2.239in" draw:caption-point-x="-0.2402in" draw:caption-point-y="0.602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0.6358in" svg:y="2.2453in" draw:caption-point-x="-0.2402in" draw:caption-point-y="0.5957in">
              <dc:date>2016-10-24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1">
            <office:annotation draw:style-name="gr2" draw:text-style-name="P1" svg:width="1.1413in" svg:height="0.5457in" svg:x="11.0925in" svg:y="2.239in" draw:caption-point-x="-0.2402in" draw:caption-point-y="0.602in">
              <dc:date>2016-10-20T00:00:00</dc:date>
              <text:p text:style-name="P1"><text:span text:style-name="T1">Đi dạy buổi sáng, chiều mệt xin off lun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78" table:formula="of:=SUM([.D14:.AH1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2">
            <text:p>12</text:p>
          </table:table-cell>
          <table:table-cell table:style-name="ce42" office:value-type="string">
            <text:p>HienDT</text:p>
          </table:table-cell>
          <table:table-cell table:style-name="ce178" table:formula="of:=SUM([.D15:.AH15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2" draw:text-style-name="P1" svg:width="1.1413in" svg:height="0.5457in" svg:x="7.7988in" svg:y="2.7138in" draw:caption-point-x="-0.2402in" draw:caption-point-y="0.5992in">
              <dc:date>2016-10-12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3.3756in" svg:y="2.7173in" draw:caption-point-x="-0.2402in" draw:caption-point-y="0.5957in">
              <dc:date>2016-10-24T00:00:00</dc:date>
              <text:p text:style-name="P1"><text:span text:style-name="T1">Đưa mẹ đi khám bệnh</text:span></text:p>
            </office:annotation>
            <text:p>1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178" table:formula="of:=SUM([.D16:.AH16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178" table:formula="of:=SUM([.D17:.AH1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3.5591in" svg:y="3.1803in" draw:caption-point-x="-0.2402in" draw:caption-point-y="0.6043in">
              <dc:date>2016-10-03T00:00:00</dc:date>
              <text:p text:style-name="P1"><text:span text:style-name="T1">9h40 vào cty, bận việc riêng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3.1846in" draw:caption-point-x="-0.2402in" draw:caption-point-y="0.6in">
              <dc:date>2016-10-11T00:00:00</dc:date>
              <text:p text:style-name="P1"><text:span text:style-name="T1">Bị sốt, cảm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185in" draw:caption-point-x="-0.2402in" draw:caption-point-y="0.5996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8.7768in" svg:y="3.1858in" draw:caption-point-x="-0.2402in" draw:caption-point-y="0.5988in">
              <dc:date>2016-10-14T00:00:00</dc:date>
              <text:p text:style-name="P1"><text:span text:style-name="T1">Bận việc riêng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3.187in" draw:caption-point-x="-0.2402in" draw:caption-point-y="0.5976in">
              <dc:date>2016-10-18T00:00:00</dc:date>
              <text:p text:style-name="P1"><text:span text:style-name="T1">Xin vô trễ, đi đón ng thân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1878in" draw:caption-point-x="-0.2402in" draw:caption-point-y="0.5969in">
              <dc:date>2016-10-2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178" table:formula="of:=SUM([.D18:.AH1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3.4177in" draw:caption-point-x="-0.2402in" draw:caption-point-y="0.6028in">
              <dc:date>2016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4189in" draw:caption-point-x="-0.2402in" draw:caption-point-y="0.6016in">
              <dc:date>2016-10-07T00:00:00</dc:date>
              <text:p text:style-name="P1"><text:span text:style-name="T1">8h4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3.4201in" draw:caption-point-x="-0.2402in" draw:caption-point-y="0.6004in">
              <dc:date>2016-10-1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4209in" draw:caption-point-x="-0.2402in" draw:caption-point-y="0.5996in">
              <dc:date>2016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3.4217in" draw:caption-point-x="-0.2402in" draw:caption-point-y="0.5988in">
              <dc:date>2016-10-14T00:00:00</dc:date>
              <text:p text:style-name="P1"><text:span text:style-name="T1">8h34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3.4228in" draw:caption-point-x="-0.2402in" draw:caption-point-y="0.5976in">
              <dc:date>2016-10-18T00:00:00</dc:date>
              <text:p text:style-name="P1"><text:span text:style-name="T1">8h38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4236in" draw:caption-point-x="-0.2402in" draw:caption-point-y="0.5969in">
              <dc:date>2016-10-20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178" table:formula="of:=SUM([.D19:.AH19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3.6539in" draw:caption-point-x="-0.2402in" draw:caption-point-y="0.6028in">
              <dc:date>2016-10-05T00:00:00</dc:date>
              <text:p text:style-name="P1"><text:span text:style-name="T1">Máy bay bị delay <text:s/>nên tới trễ, mệ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3.6539in" draw:caption-point-x="-0.2402in" draw:caption-point-y="0.6028in">
              <dc:date>2016-10-05T00:00:00</dc:date>
              <text:p text:style-name="P1"><text:span text:style-name="T1">Nghỉ sáng đi làm giấy tờ cho mẹ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6551in" draw:caption-point-x="-0.2402in" draw:caption-point-y="0.6016in">
              <dc:date>2016-10-07T00:00:00</dc:date>
              <text:p text:style-name="P1"><text:span text:style-name="T1">8h50 vào cty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3.6575in" draw:caption-point-x="-0.2402in" draw:caption-point-y="0.5992in">
              <dc:date>2016-10-12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3.6591in" draw:caption-point-x="-0.2402in" draw:caption-point-y="0.5976in">
              <dc:date>2016-10-18T00:00:00</dc:date>
              <text:p text:style-name="P1"><text:span text:style-name="T1">Đi làm giấy tờ, xin off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1.5492in" svg:y="3.6598in" draw:caption-point-x="-0.2402in" draw:caption-point-y="0.5969in">
              <dc:date>2016-10-20T00:00:00</dc:date>
              <text:p text:style-name="P1"><text:span text:style-name="T1">Nghỉ buổi sáng, đi khám nghãi vụ quân sự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178" table:formula="of:=SUM([.D20:.AH20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178" table:formula="of:=SUM([.D21:.AH21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4.1244in" draw:caption-point-x="-0.2402in" draw:caption-point-y="0.6039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4.1244in" draw:caption-point-x="-0.2402in" draw:caption-point-y="0.6039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2" draw:text-style-name="P1" svg:width="1.1413in" svg:height="0.5457in" svg:x="4.472in" svg:y="4.1256in" draw:caption-point-x="-0.2402in" draw:caption-point-y="0.6028in">
              <dc:date>2016-10-05T00:00:00</dc:date>
              <text:p text:style-name="P1"><text:span text:style-name="T1">Bận việc nhà nên chưa vo TP kịp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19">
            <text:p>19</text:p>
          </table:table-cell>
          <table:table-cell table:style-name="ce42" office:value-type="string">
            <text:p>KhanhNN</text:p>
          </table:table-cell>
          <table:table-cell table:style-name="ce178" table:formula="of:=SUM([.D22:.AH22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4.3614in" draw:caption-point-x="-0.2402in" draw:caption-point-y="0.6028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2.0059in" svg:y="4.3685in" draw:caption-point-x="-0.2402in" draw:caption-point-y="0.5957in">
              <dc:date>2016-10-24T00:00:00</dc:date>
              <text:p text:style-name="P1"><text:span text:style-name="T1">Bận việc nhà (đám cưới)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0">
            <text:p>20</text:p>
          </table:table-cell>
          <table:table-cell table:style-name="ce42" office:value-type="string">
            <text:p>KienPT</text:p>
          </table:table-cell>
          <table:table-cell table:style-name="ce178" table:formula="of:=SUM([.D23:.AH23])" office:value-type="float" office:value="5">
            <text:p>5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4.6024in" draw:caption-point-x="-0.2402in" draw:caption-point-y="0.598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0.6358in" svg:y="4.6024in" draw:caption-point-x="-0.2402in" draw:caption-point-y="0.598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1.0925in" svg:y="4.6024in" draw:caption-point-x="-0.2402in" draw:caption-point-y="0.598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1.5492in" svg:y="4.6024in" draw:caption-point-x="-0.2402in" draw:caption-point-y="0.598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12.0059in" svg:y="4.6024in" draw:caption-point-x="-0.2402in" draw:caption-point-y="0.598in">
              <dc:date>2016-10-17T00:00:00</dc:date>
              <text:p text:style-name="P1"><text:span text:style-name="T1">Vê quê, làm remote ở nhà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1">
            <text:p>21</text:p>
          </table:table-cell>
          <table:table-cell table:style-name="ce42" office:value-type="string">
            <text:p>KietNVT</text:p>
          </table:table-cell>
          <table:table-cell table:style-name="ce178" table:formula="of:=SUM([.D24:.AH24])" office:value-type="float" office:value="3">
            <text:p>3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4.472in" svg:y="4.8335in" draw:caption-point-x="-0.2402in" draw:caption-point-y="0.6028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4.9287in" svg:y="4.8331in" draw:caption-point-x="-0.2402in" draw:caption-point-y="0.6031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4.8331in" draw:caption-point-x="-0.2402in" draw:caption-point-y="0.6031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2">
            <text:p>22</text:p>
          </table:table-cell>
          <table:table-cell table:style-name="ce42" office:value-type="string">
            <text:p>LinhBT</text:p>
          </table:table-cell>
          <table:table-cell table:style-name="ce178" table:formula="of:=SUM([.D25:.AH25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3.3756in" svg:y="5.0764in" draw:caption-point-x="-0.2402in" draw:caption-point-y="0.5957in">
              <dc:date>2016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3">
            <text:p>23</text:p>
          </table:table-cell>
          <table:table-cell table:style-name="ce42" office:value-type="string">
            <text:p>MaiNTT</text:p>
          </table:table-cell>
          <table:table-cell table:style-name="ce178" table:formula="of:=SUM([.D26:.AH2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5.3035in" draw:caption-point-x="-0.2402in" draw:caption-point-y="0.6043in">
              <dc:date>2016-10-03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5.3063in" draw:caption-point-x="-0.2402in" draw:caption-point-y="0.6016in">
              <dc:date>2016-10-07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5.3079in" draw:caption-point-x="-0.2402in" draw:caption-point-y="0.6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3102in" draw:caption-point-x="-0.2402in" draw:caption-point-y="0.5976in">
              <dc:date>2016-10-18T00:00:00</dc:date>
              <text:p text:style-name="P1"><text:span text:style-name="T1">Xe bị hư, xin vô trệ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4">
            <text:p>24</text:p>
          </table:table-cell>
          <table:table-cell table:style-name="ce42" office:value-type="string">
            <text:p>ManhNB</text:p>
          </table:table-cell>
          <table:table-cell table:style-name="ce178" table:formula="of:=SUM([.D27:.AH2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5.5398in" draw:caption-point-x="-0.2402in" draw:caption-point-y="0.6043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5.5472in" draw:caption-point-x="-0.2402in" draw:caption-point-y="0.5969in">
              <dc:date>2016-10-2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5">
            <text:p>25</text:p>
          </table:table-cell>
          <table:table-cell table:style-name="ce42" office:value-type="string">
            <text:p>NamTH</text:p>
          </table:table-cell>
          <table:table-cell table:style-name="ce178" table:formula="of:=SUM([.D28:.AH28])" office:value-type="float" office:value="0">
            <text:p>0</text:p>
          </table:table-cell>
          <table:table-cell table:style-name="ce18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6">
            <text:p>26</text:p>
          </table:table-cell>
          <table:table-cell table:style-name="ce42" office:value-type="string">
            <text:p>NamTV</text:p>
          </table:table-cell>
          <table:table-cell table:style-name="ce178" table:formula="of:=SUM([.D29:.AH29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0114in" draw:caption-point-x="-0.2402in" draw:caption-point-y="0.6043in">
              <dc:date>2016-10-03T00:00:00</dc:date>
              <text:p text:style-name="P1"><text:span text:style-name="T1">Bị đau ngực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6.0177in" draw:caption-point-x="-0.2402in" draw:caption-point-y="0.598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6.0177in" draw:caption-point-x="-0.2402in" draw:caption-point-y="0.598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6.0201in" draw:caption-point-x="-0.2402in" draw:caption-point-y="0.5957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6.0201in" draw:caption-point-x="-0.2402in" draw:caption-point-y="0.5957in">
              <dc:date>2016-10-24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7">
            <text:p>27</text:p>
          </table:table-cell>
          <table:table-cell table:style-name="ce42" office:value-type="string">
            <text:p>NganTLT</text:p>
          </table:table-cell>
          <table:table-cell table:style-name="ce178" table:formula="of:=SUM([.D30:.AH30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2472in" draw:caption-point-x="-0.2402in" draw:caption-point-y="0.6043in">
              <dc:date>2016-10-03T00:00:00</dc:date>
              <text:p text:style-name="P1"><text:span text:style-name="T1">Vê quê, b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6.25in" draw:caption-point-x="-0.2402in" draw:caption-point-y="0.6016in">
              <dc:date>2016-10-07T00:00:00</dc:date>
              <text:p text:style-name="P1"><text:span text:style-name="T1">Bị ốm, sốt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8">
            <text:p>28</text:p>
          </table:table-cell>
          <table:table-cell table:style-name="ce42" office:value-type="string">
            <text:p>NhanHTH</text:p>
          </table:table-cell>
          <table:table-cell table:style-name="ce178" table:formula="of:=SUM([.D31:.AH31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29">
            <text:p>29</text:p>
          </table:table-cell>
          <table:table-cell table:style-name="ce42" office:value-type="string">
            <text:p>NhanNM</text:p>
          </table:table-cell>
          <table:table-cell table:style-name="ce178" table:formula="of:=SUM([.D32:.AH32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7.7988in" svg:y="6.724in" draw:caption-point-x="-0.2402in" draw:caption-point-y="0.5996in">
              <dc:date>2016-10-12T00:00:00</dc:date>
              <text:p text:style-name="P1"><text:span text:style-name="T1">Lên trường có việc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8.7768in" svg:y="6.726in" draw:caption-point-x="-0.2402in" draw:caption-point-y="0.5976in">
              <dc:date>2016-10-18T00:00:00</dc:date>
              <text:p text:style-name="P1"><text:span text:style-name="T1">Off buổi chiều, bận việc cá nhân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6.726in" draw:caption-point-x="-0.2402in" draw:caption-point-y="0.5976in">
              <dc:date>2016-10-18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0">
            <text:p>30</text:p>
          </table:table-cell>
          <table:table-cell table:style-name="ce42" office:value-type="string">
            <text:p>NhungHTH</text:p>
          </table:table-cell>
          <table:table-cell table:style-name="ce178" table:formula="of:=SUM([.D33:.AH33])" office:value-type="float" office:value="2">
            <text:p>2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6.9591in" draw:caption-point-x="-0.2402in" draw:caption-point-y="0.6004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1">
            <text:p>31</text:p>
          </table:table-cell>
          <table:table-cell table:style-name="ce42" office:value-type="string">
            <text:p>NhuPHQ</text:p>
          </table:table-cell>
          <table:table-cell table:style-name="ce178" table:formula="of:=SUM([.D34:.AH34])" office:value-type="float" office:value="1.5">
            <text:p>1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3.5591in" svg:y="7.1909in" draw:caption-point-x="-0.2402in" draw:caption-point-y="0.6043in">
              <dc:date>2016-10-03T00:00:00</dc:date>
              <text:p text:style-name="P1"><text:span text:style-name="T1">Nước ngập , ko đi dc,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7.1957in" draw:caption-point-x="-0.2402in" draw:caption-point-y="0.5996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2">
            <text:p>32</text:p>
          </table:table-cell>
          <table:table-cell table:style-name="ce42" office:value-type="string">
            <text:p>PhuongTH</text:p>
          </table:table-cell>
          <table:table-cell table:style-name="ce178" table:formula="of:=SUM([.D35:.AH35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9287in" svg:y="7.4291in" draw:caption-point-x="-0.2402in" draw:caption-point-y="0.602in">
              <dc:date>2016-10-06T00:00:00</dc:date>
              <text:p text:style-name="P1"><text:span text:style-name="T1">8h34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7.4307in" draw:caption-point-x="-0.2402in" draw:caption-point-y="0.6004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7.4307in" draw:caption-point-x="-0.2402in" draw:caption-point-y="0.6004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3">
            <text:p>33</text:p>
          </table:table-cell>
          <table:table-cell table:style-name="ce42" office:value-type="string">
            <text:p>PhongTH</text:p>
          </table:table-cell>
          <table:table-cell table:style-name="ce178" table:formula="of:=SUM([.D36:.AH36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7.6634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7.6634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7.6634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7.6693in" draw:caption-point-x="-0.2402in" draw:caption-point-y="0.598in">
              <dc:date>2016-10-17T00:00:00</dc:date>
              <text:p text:style-name="P1"><text:span text:style-name="T1">8h45 vào cty, xe bị hư dọc đường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7.6697in" draw:caption-point-x="-0.2402in" draw:caption-point-y="0.5976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7.6717in" draw:caption-point-x="-0.2402in" draw:caption-point-y="0.5957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4">
            <text:p>34</text:p>
          </table:table-cell>
          <table:table-cell table:style-name="ce42" office:value-type="string">
            <text:p>SonPX</text:p>
          </table:table-cell>
          <table:table-cell table:style-name="ce178" table:formula="of:=SUM([.D37:.AH3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7.8988in" draw:caption-point-x="-0.2402in" draw:caption-point-y="0.6043in">
              <dc:date>2016-10-03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7768in" svg:y="7.9043in" draw:caption-point-x="-0.2402in" draw:caption-point-y="0.5988in">
              <dc:date>2016-10-14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5">
            <text:p>35</text:p>
          </table:table-cell>
          <table:table-cell table:style-name="ce42" office:value-type="string">
            <text:p>TienND</text:p>
          </table:table-cell>
          <table:table-cell table:style-name="ce178" table:formula="of:=SUM([.D38:.AH38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8.139in" draw:caption-point-x="-0.2402in" draw:caption-point-y="0.6in">
              <dc:date>2016-10-11T00:00:00</dc:date>
              <text:p text:style-name="P1"><text:span text:style-name="T1">Đi lấy biển số xe, 8h4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0.1791in" svg:y="8.1409in" draw:caption-point-x="-0.2402in" draw:caption-point-y="0.598in">
              <dc:date>2016-10-17T00:00:00</dc:date>
              <text:p text:style-name="P1"><text:span text:style-name="T1">Dọn nhà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6">
            <text:p>36</text:p>
          </table:table-cell>
          <table:table-cell table:style-name="ce42" office:value-type="string">
            <text:p>ThanhN</text:p>
          </table:table-cell>
          <table:table-cell table:style-name="ce178" table:formula="of:=SUM([.D39:.AH39])" office:value-type="float" office:value="2">
            <text:p>2</text:p>
          </table:table-cell>
          <table:table-cell table:style-name="ce182" table:number-columns-repeated="4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4.9287in" svg:y="8.376in" draw:caption-point-x="-0.2402in" draw:caption-point-y="0.5988in">
              <dc:date>2016-10-14T00:00:00</dc:date>
              <text:p text:style-name="P1"><text:span text:style-name="T1">Bận việc riêng (ng nhà nắm viện)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8.7768in" svg:y="8.376in" draw:caption-point-x="-0.2402in" draw:caption-point-y="0.5988in">
              <dc:date>2016-10-14T00:00:00</dc:date>
              <text:p text:style-name="P1"><text:span text:style-name="T1">Dự lễ tốt nghiệp của e gái, nghỉ sáng</text:span></text:p>
            </office:annotation>
            <text:p>0.5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12.0059in" svg:y="8.3791in" draw:caption-point-x="-0.2402in" draw:caption-point-y="0.5957in">
              <dc:date>2016-10-24T00:00:00</dc:date>
              <text:p text:style-name="P1"><text:span text:style-name="T1">Bị ốm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7">
            <text:p>37</text:p>
          </table:table-cell>
          <table:table-cell table:style-name="ce42" office:value-type="string">
            <text:p>ThaoDTH</text:p>
          </table:table-cell>
          <table:table-cell table:style-name="ce178" table:formula="of:=SUM([.D40:.AH4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4.0157in" svg:y="8.6071in" draw:caption-point-x="-0.2402in" draw:caption-point-y="0.6039in">
              <dc:date>2016-10-04T00:00:00</dc:date>
              <text:p text:style-name="P1"><text:span text:style-name="T1">Tối qua làm khuya, mệt nên xin vào trễ, 10h 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8.6106in" draw:caption-point-x="-0.2402in" draw:caption-point-y="0.6004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8.611in" draw:caption-point-x="-0.2402in" draw:caption-point-y="0.6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8.6114in" draw:caption-point-x="-0.2402in" draw:caption-point-y="0.5996in">
              <dc:date>2016-10-14T00:00:00</dc:date>
              <text:p text:style-name="P1"><text:span text:style-name="T1">Bị đau bao tử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0.6358in" svg:y="8.6134in" draw:caption-point-x="-0.2402in" draw:caption-point-y="0.5976in">
              <dc:date>2016-10-18T00:00:00</dc:date>
              <text:p text:style-name="P1"><text:span text:style-name="T1">Qua ngân hàng có xíu việc</text:span></text:p>
              <text:p text:style-name="P1"><text:span text:style-name="T1"/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8.613in" draw:caption-point-x="-0.2402in" draw:caption-point-y="0.598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1.5492in" svg:y="8.6142in" draw:caption-point-x="-0.2402in" draw:caption-point-y="0.5969in">
              <dc:date>2016-10-20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8.6154in" draw:caption-point-x="-0.2402in" draw:caption-point-y="0.5957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8">
            <text:p>38</text:p>
          </table:table-cell>
          <table:table-cell table:style-name="ce42" office:value-type="string">
            <text:p>ThamDT</text:p>
          </table:table-cell>
          <table:table-cell table:style-name="ce178" table:formula="of:=SUM([.D41:.AH41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8.8425in" draw:caption-point-x="-0.2402in" draw:caption-point-y="0.6043in">
              <dc:date>2016-10-03T00:00:00</dc:date>
              <text:p text:style-name="P1"><text:span text:style-name="T1">9h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6.8205in" svg:y="8.8469in" draw:caption-point-x="-0.2402in" draw:caption-point-y="0.6in">
              <dc:date>2016-10-11T00:00:00</dc:date>
              <text:p text:style-name="P1"><text:span text:style-name="T1">Nghỉ buổi chiều,bận việc riêng</text:span></text:p>
            </office:annotation>
            <text:p>0.5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39">
            <text:p>39</text:p>
          </table:table-cell>
          <table:table-cell table:style-name="ce42" office:value-type="string">
            <text:p>ThinhDH</text:p>
          </table:table-cell>
          <table:table-cell table:style-name="ce178" table:formula="of:=SUM([.D42:.AH42])" office:value-type="float" office:value="0">
            <text:p>0</text:p>
          </table:table-cell>
          <table:table-cell table:style-name="ce182" table:number-columns-repeated="31"/>
          <table:table-cell table:style-name="ce41" table:number-columns-repeated="952"/>
        </table:table-row>
        <table:table-row table:style-name="ro17">
          <table:table-cell table:style-name="ce40" office:value-type="float" office:value="40">
            <text:p>40</text:p>
          </table:table-cell>
          <table:table-cell table:style-name="ce42" office:value-type="string">
            <text:p>ThinhT</text:p>
          </table:table-cell>
          <table:table-cell table:style-name="ce178" table:formula="of:=SUM([.D43:.AH43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9.3197in" draw:caption-point-x="-0.2402in" draw:caption-point-y="0.5988in">
              <dc:date>2016-10-1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1">
            <text:p>41</text:p>
          </table:table-cell>
          <table:table-cell table:style-name="ce42" office:value-type="string">
            <text:p>ThoaiVK</text:p>
          </table:table-cell>
          <table:table-cell table:style-name="ce178" table:formula="of:=SUM([.D44:.AH44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9.5508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9.5508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9.5508in" draw:caption-point-x="-0.2402in" draw:caption-point-y="0.60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9.5555in" draw:caption-point-x="-0.2402in" draw:caption-point-y="0.5992in">
              <dc:date>2016-10-13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9.5571in" draw:caption-point-x="-0.2402in" draw:caption-point-y="0.5976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2">
            <text:p>42</text:p>
          </table:table-cell>
          <table:table-cell table:style-name="ce42" office:value-type="string">
            <text:p>ThuyLTT</text:p>
          </table:table-cell>
          <table:table-cell table:style-name="ce178" table:formula="of:=SUM([.D45:.AH45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9.787in" draw:caption-point-x="-0.2402in" draw:caption-point-y="0.6035in">
              <dc:date>2016-10-04T00:00:00</dc:date>
              <text:p text:style-name="P1"><text:span text:style-name="T1">10h1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9.7878in" draw:caption-point-x="-0.2402in" draw:caption-point-y="0.6028in">
              <dc:date>2016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5.3854in" svg:y="9.789in" draw:caption-point-x="-0.2402in" draw:caption-point-y="0.6016in">
              <dc:date>2016-10-07T00:00:00</dc:date>
              <text:p text:style-name="P1"><text:span text:style-name="T1">Bị chóng mặt, phải truyền nước, ngh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9.7902in" draw:caption-point-x="-0.2402in" draw:caption-point-y="0.6004in">
              <dc:date>2016-10-10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9.7906in" draw:caption-point-x="-0.2402in" draw:caption-point-y="0.6in">
              <dc:date>2016-10-11T00:00:00</dc:date>
              <text:p text:style-name="P1"><text:span text:style-name="T1">Chở mẹ đi CV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9.7913in" draw:caption-point-x="-0.2402in" draw:caption-point-y="0.5992in">
              <dc:date>2016-10-13T00:00:00</dc:date>
              <text:p text:style-name="P1"><text:span text:style-name="T1">Xe bị hư, đang tìm chỗ sửa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9.7917in" draw:caption-point-x="-0.2402in" draw:caption-point-y="0.5988in">
              <dc:date>2016-10-14T00:00:00</dc:date>
              <text:p text:style-name="P1"><text:span text:style-name="T1">8h5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9.85in" draw:caption-point-x="-0.2402in" draw:caption-point-y="0.5406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9.7937in" draw:caption-point-x="-0.2402in" draw:caption-point-y="0.5969in">
              <dc:date>2016-10-19T00:00:00</dc:date>
              <text:p text:style-name="P1"><text:span text:style-name="T1">Ngủ quên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9.7949in" draw:caption-point-x="-0.2402in" draw:caption-point-y="0.5957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9.7949in" draw:caption-point-x="-0.2402in" draw:caption-point-y="0.5957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3">
            <text:p>43</text:p>
          </table:table-cell>
          <table:table-cell table:style-name="ce42" office:value-type="string">
            <text:p>TrungHT</text:p>
          </table:table-cell>
          <table:table-cell table:style-name="ce178" table:formula="of:=SUM([.D46:.AH46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10.0295in" draw:caption-point-x="-0.2402in" draw:caption-point-y="0.5969in">
              <dc:date>2016-10-20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4">
            <text:p>44</text:p>
          </table:table-cell>
          <table:table-cell table:style-name="ce42" office:value-type="string">
            <text:p>TruyenLVC</text:p>
          </table:table-cell>
          <table:table-cell table:style-name="ce178" table:formula="of:=SUM([.D47:.AH4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2583in" draw:caption-point-x="-0.2402in" draw:caption-point-y="0.6039in">
              <dc:date>2016-10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0.2618in" draw:caption-point-x="-0.2402in" draw:caption-point-y="0.6004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0.2622in" draw:caption-point-x="-0.2402in" draw:caption-point-y="0.6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0.265in" draw:caption-point-x="-0.2402in" draw:caption-point-y="0.5972in">
              <dc:date>2016-10-19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0.2669in" draw:caption-point-x="-0.2402in" draw:caption-point-y="0.5953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5">
            <text:p>45</text:p>
          </table:table-cell>
          <table:table-cell table:style-name="ce42" office:value-type="string">
            <text:p>VietBA</text:p>
          </table:table-cell>
          <table:table-cell table:style-name="ce178" table:formula="of:=SUM([.D48:.AH4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4945in" draw:caption-point-x="-0.2402in" draw:caption-point-y="0.6039in">
              <dc:date>2016-10-04T00:00:00</dc:date>
              <text:p text:style-name="P1"><text:span text:style-name="T1">9h5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17">
          <table:table-cell table:style-name="ce40" office:value-type="float" office:value="46">
            <text:p>46</text:p>
          </table:table-cell>
          <table:table-cell table:style-name="ce42" office:value-type="string">
            <text:p>VinhP</text:p>
          </table:table-cell>
          <table:table-cell table:style-name="ce178" table:formula="of:=SUM([.D49:.AH4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table:number-columns-repeated="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office:value-type="string">
            <text:p>s</text:p>
          </table:table-cell>
          <table:table-cell table:style-name="ce183" table:number-columns-repeated="3"/>
          <table:table-cell table:style-name="ce185"/>
          <table:table-cell table:style-name="ce18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6" table:number-columns-repeated="7"/>
          <table:table-cell table:style-name="ce18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10/25/2016</text:date>, <text:time>10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0-25">10/25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167</meta:editing-cycles>
    <meta:editing-duration>P25DT15H4M36S</meta:editing-duration>
    <meta:generator>OpenOffice/4.1.2$Win32 OpenOffice.org_project/412m3$Build-9782</meta:generator>
    <dc:date>2016-10-25T10:14:33.81</dc:date>
    <meta:document-statistic meta:table-count="13" meta:cell-count="8512" meta:object-count="0"/>
    <meta:user-defined meta:name="Info 1"/>
    <meta:user-defined meta:name="Info 2"/>
    <meta:user-defined meta:name="Info 3"/>
    <meta:user-defined meta:name="Info 4"/>
  </office:meta>
</office:document-meta>
</file>